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43/content.xml" manifest:media-type="text/xml"/>
  <manifest:file-entry manifest:full-path="Object 43/styles.xml" manifest:media-type="text/xml"/>
  <manifest:file-entry manifest:full-path="Object 43/meta.xml" manifest:media-type="text/xml"/>
  <manifest:file-entry manifest:full-path="Object 43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Thumbnails/thumbnail.png" manifest:media-type="image/png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c vs rs" table:style-name="ta1">
        <table:shapes>
          <draw:frame draw:z-index="0" draw:style-name="gr1" draw:text-style-name="P1" svg:width="6.2988in" svg:height="3.5429in" svg:x="5.3295in" svg:y="0in">
            <draw:object draw:notify-on-update-of-ranges="'cc vs rs'.A3:'cc vs rs'.A5 'cc vs rs'.B2:'cc vs rs'.B2 'cc vs rs'.B3:'cc vs rs'.B5 'cc vs rs'.C2:'cc vs rs'.C2 'cc vs rs'.C3:'cc vs rs'.C5 'cc vs rs'.D2:'cc vs rs'.D2 'cc vs rs'.D3:'cc vs rs'.D5 'cc vs rs'.E2:'cc vs rs'.E2 'cc vs rs'.E3:'cc vs rs'.E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3406in" svg:y="3.9417in">
            <draw:object draw:notify-on-update-of-ranges="'cc vs rs'.A26:'cc vs rs'.A31 'cc vs rs'.B25:'cc vs rs'.B25 'cc vs rs'.B26:'cc vs rs'.B31 'cc vs rs'.C25:'cc vs rs'.C25 'cc vs rs'.C26:'cc vs rs'.C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6.2071in" svg:y="8.1606in">
            <draw:object draw:notify-on-update-of-ranges="'cc vs rs'.A51:'cc vs rs'.A56 'cc vs rs'.B50:'cc vs rs'.B50 'cc vs rs'.B51:'cc vs rs'.B56 'cc vs rs'.C50:'cc vs rs'.C50 'cc vs rs'.C51:'cc vs rs'.C56 'cc vs rs'.D50:'cc vs rs'.D50 'cc vs rs'.D51:'cc vs rs'.D56 'cc vs rs'.E50:'cc vs rs'.E50 'cc vs rs'.E51:'cc vs rs'.E56 'cc vs rs'.F50:'cc vs rs'.F50 'cc vs rs'.F51:'cc vs rs'.F5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2.4339in" svg:y="0.011in">
            <draw:object draw:notify-on-update-of-ranges="'cc vs rs'.A8:'cc vs rs'.A10 'cc vs rs'.B7:'cc vs rs'.B7 'cc vs rs'.B8:'cc vs rs'.B10 'cc vs rs'.C7:'cc vs rs'.C7 'cc vs rs'.C8:'cc vs rs'.C10 'cc vs rs'.D7:'cc vs rs'.D7 'cc vs rs'.D8:'cc vs rs'.D10 'cc vs rs'.E7:'cc vs rs'.E7 'cc vs rs'.E8:'cc vs rs'.E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9.5449in" svg:y="0.011in">
            <draw:object draw:notify-on-update-of-ranges="'cc vs rs'.A13:'cc vs rs'.A15 'cc vs rs'.B12:'cc vs rs'.B12 'cc vs rs'.B13:'cc vs rs'.B15 'cc vs rs'.C12:'cc vs rs'.C12 'cc vs rs'.C13:'cc vs rs'.C15 'cc vs rs'.D12:'cc vs rs'.D12 'cc vs rs'.D13:'cc vs rs'.D15 'cc vs rs'.E12:'cc vs rs'.E12 'cc vs rs'.E13:'cc vs rs'.E1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2.422in" svg:y="3.9492in">
            <draw:object draw:notify-on-update-of-ranges="'cc vs rs'.A34:'cc vs rs'.A39 'cc vs rs'.B33:'cc vs rs'.B33 'cc vs rs'.B34:'cc vs rs'.B39 'cc vs rs'.C33:'cc vs rs'.C33 'cc vs rs'.C34:'cc vs rs'.C3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9.5559in" svg:y="3.9378in">
            <draw:object draw:notify-on-update-of-ranges="'cc vs rs'.A42:'cc vs rs'.A47 'cc vs rs'.B41:'cc vs rs'.B41 'cc vs rs'.B42:'cc vs rs'.B47 'cc vs rs'.C41:'cc vs rs'.C41 'cc vs rs'.C42:'cc vs rs'.C4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6.274in" svg:y="12.187in">
            <draw:object draw:notify-on-update-of-ranges="'cc vs rs'.A74:'cc vs rs'.A79 'cc vs rs'.B73:'cc vs rs'.B73 'cc vs rs'.B74:'cc vs rs'.B79 'cc vs rs'.C73:'cc vs rs'.C73 'cc vs rs'.C74:'cc vs rs'.C79 'cc vs rs'.D73:'cc vs rs'.D73 'cc vs rs'.D74:'cc vs rs'.D79 'cc vs rs'.E73:'cc vs rs'.E73 'cc vs rs'.E74:'cc vs rs'.E79 'cc vs rs'.F73:'cc vs rs'.F73 'cc vs rs'.F74:'cc vs rs'.F7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.2988in" svg:height="3.5429in" svg:x="20.4449in" svg:y="12.198in">
            <draw:object draw:notify-on-update-of-ranges="'cc vs rs'.C92:'cc vs rs'.C97 'cc vs rs'.D91:'cc vs rs'.D91 'cc vs rs'.D92:'cc vs rs'.D97 'cc vs rs'.E91:'cc vs rs'.E91 'cc vs rs'.E92:'cc vs rs'.E97 'cc vs rs'.F91:'cc vs rs'.F91 'cc vs rs'.F92:'cc vs rs'.F97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9" draw:style-name="gr1" draw:text-style-name="P1" svg:width="7.0949in" svg:height="3.5429in" svg:x="9.7827in" svg:y="16.5492in">
            <draw:object draw:notify-on-update-of-ranges="'cc vs rs'.A100:'cc vs rs'.A114 'cc vs rs'.A101:'cc vs rs'.A115 'cc vs rs'.B100:'cc vs rs'.B100 'cc vs rs'.B101:'cc vs rs'.B115 'cc vs rs'.C101:'cc vs rs'.C115 'cc vs rs'.D100:'cc vs rs'.D100 'cc vs rs'.D101:'cc vs rs'.D115 'cc vs rs'.G101:'cc vs rs'.G113 'cc vs rs'.H100:'cc vs rs'.H100 'cc vs rs'.H101:'cc vs rs'.H113 'cc vs rs'.I101:'cc vs rs'.I114 'cc vs rs'.J100:'cc vs rs'.J100 'cc vs rs'.J101:'cc vs rs'.J114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0" draw:style-name="gr1" draw:text-style-name="P1" svg:width="7.111in" svg:height="3.5429in" svg:x="9.7665in" svg:y="20.4118in">
            <draw:object draw:notify-on-update-of-ranges="'cc vs rs'.B120:'cc vs rs'.B131 'cc vs rs'.A120:'cc vs rs'.A131 'cc vs rs'.B100:'cc vs rs'.B100 'cc vs rs'.B120:'cc vs rs'.B131 'cc vs rs'.C120:'cc vs rs'.C131 'cc vs rs'.D100:'cc vs rs'.D100 'cc vs rs'.D120:'cc vs rs'.D131 'cc vs rs'.G120:'cc vs rs'.G131 'cc vs rs'.H100:'cc vs rs'.H100 'cc vs rs'.H120:'cc vs rs'.H131 'cc vs rs'.I120:'cc vs rs'.I131 'cc vs rs'.J100:'cc vs rs'.J100 'cc vs rs'.J120:'cc vs rs'.J131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1" draw:style-name="gr1" draw:text-style-name="P1" svg:width="7.0882in" svg:height="3.5429in" svg:x="9.778in" svg:y="24.0933in">
            <draw:object draw:notify-on-update-of-ranges="'cc vs rs'.A100:'cc vs rs'.A114 'cc vs rs'.A136:'cc vs rs'.A152 'cc vs rs'.B100:'cc vs rs'.B100 'cc vs rs'.B136:'cc vs rs'.B152 'cc vs rs'.C136:'cc vs rs'.C146 'cc vs rs'.D100:'cc vs rs'.D100 'cc vs rs'.D136:'cc vs rs'.D146 'cc vs rs'.G136:'cc vs rs'.G152 'cc vs rs'.H135:'cc vs rs'.H135 'cc vs rs'.H136:'cc vs rs'.H153 'cc vs rs'.I136:'cc vs rs'.I146 'cc vs rs'.J100:'cc vs rs'.J100 'cc vs rs'.J136:'cc vs rs'.J146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2" draw:style-name="gr1" draw:text-style-name="P1" svg:width="6.2988in" svg:height="3.5429in" svg:x="7.1161in" svg:y="27.9665in">
            <draw:object draw:notify-on-update-of-ranges="'cc vs rs'.A168:'cc vs rs'.A173 'cc vs rs'.B167:'cc vs rs'.B167 'cc vs rs'.B168:'cc vs rs'.B173 'cc vs rs'.C167:'cc vs rs'.C167 'cc vs rs'.C168:'cc vs rs'.C173 'cc vs rs'.D167:'cc vs rs'.D167 'cc vs rs'.D168:'cc vs rs'.D173 'cc vs rs'.E167:'cc vs rs'.E167 'cc vs rs'.E168:'cc vs rs'.E173 'cc vs rs'.G167:'cc vs rs'.G167 'cc vs rs'.G168:'cc vs rs'.G173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13" draw:style-name="gr1" draw:text-style-name="P1" svg:width="6.2988in" svg:height="3.5429in" svg:x="14.1996in" svg:y="28.0094in">
            <draw:object draw:notify-on-update-of-ranges="'cc vs rs'.A177:'cc vs rs'.A182 'cc vs rs'.B176:'cc vs rs'.B176 'cc vs rs'.B177:'cc vs rs'.B182 'cc vs rs'.C176:'cc vs rs'.C176 'cc vs rs'.C177:'cc vs rs'.C182 'cc vs rs'.D176:'cc vs rs'.D176 'cc vs rs'.D177:'cc vs rs'.D182 'cc vs rs'.E176:'cc vs rs'.E176 'cc vs rs'.E177:'cc vs rs'.E182 'cc vs rs'.G176:'cc vs rs'.G176 'cc vs rs'.G177:'cc vs rs'.G182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4" draw:style-name="gr1" draw:text-style-name="P1" svg:width="6.2988in" svg:height="3.5429in" svg:x="21.3224in" svg:y="27.987in">
            <draw:object draw:notify-on-update-of-ranges="'cc vs rs'.A186:'cc vs rs'.A191 'cc vs rs'.B185:'cc vs rs'.B185 'cc vs rs'.B186:'cc vs rs'.B191 'cc vs rs'.C185:'cc vs rs'.C185 'cc vs rs'.C186:'cc vs rs'.C191 'cc vs rs'.D185:'cc vs rs'.D185 'cc vs rs'.D186:'cc vs rs'.D191 'cc vs rs'.E185:'cc vs rs'.E185 'cc vs rs'.E186:'cc vs rs'.E191 'cc vs rs'.G185:'cc vs rs'.G185 'cc vs rs'.G186:'cc vs rs'.G191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15" draw:style-name="gr1" draw:text-style-name="P1" svg:width="6.2988in" svg:height="3.5429in" svg:x="13.3339in" svg:y="12.2067in">
            <draw:object draw:notify-on-update-of-ranges="'cc vs rs'.A83:'cc vs rs'.A88 'cc vs rs'.B82:'cc vs rs'.B82 'cc vs rs'.B83:'cc vs rs'.B88 'cc vs rs'.C82:'cc vs rs'.C82 'cc vs rs'.C83:'cc vs rs'.C88 'cc vs rs'.D82:'cc vs rs'.D82 'cc vs rs'.D83:'cc vs rs'.D88 'cc vs rs'.E82:'cc vs rs'.E82 'cc vs rs'.E83:'cc vs rs'.E88 'cc vs rs'.F82:'cc vs rs'.F82 'cc vs rs'.F83:'cc vs rs'.F88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6" draw:style-name="gr1" draw:text-style-name="P1" svg:width="6.2988in" svg:height="3.5429in" svg:x="13.3461in" svg:y="8.224in">
            <draw:object draw:notify-on-update-of-ranges="'cc vs rs'.A60:'cc vs rs'.A65 'cc vs rs'.B59:'cc vs rs'.B59 'cc vs rs'.B60:'cc vs rs'.B65 'cc vs rs'.C59:'cc vs rs'.C59 'cc vs rs'.C60:'cc vs rs'.C65 'cc vs rs'.D59:'cc vs rs'.D59 'cc vs rs'.D60:'cc vs rs'.D65" xlink:href="./Object 43" xlink:type="simple" xlink:show="embed" xlink:actuate="onLoad"/>
            <draw:image xlink:href="./ObjectReplacements/Object 4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544">
            <text:p>204.544</text:p>
          </table:table-cell>
          <table:table-cell office:value-type="float" office:value="201.865">
            <text:p>201.865</text:p>
          </table:table-cell>
          <table:table-cell office:value-type="float" office:value="155.505">
            <text:p>155.505</text:p>
          </table:table-cell>
          <table:table-cell office:value-type="float" office:value="151.827">
            <text:p>151.827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1.382">
            <text:p>281.382</text:p>
          </table:table-cell>
          <table:table-cell office:value-type="float" office:value="286.873">
            <text:p>286.873</text:p>
          </table:table-cell>
          <table:table-cell office:value-type="float" office:value="207.343">
            <text:p>207.343</text:p>
          </table:table-cell>
          <table:table-cell office:value-type="float" office:value="177.067">
            <text:p>177.067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6.517">
            <text:p>356.517</text:p>
          </table:table-cell>
          <table:table-cell office:value-type="float" office:value="364.249">
            <text:p>364.249</text:p>
          </table:table-cell>
          <table:table-cell office:value-type="float" office:value="265.794">
            <text:p>265.794</text:p>
          </table:table-cell>
          <table:table-cell office:value-type="float" office:value="198.484">
            <text:p>198.484</text:p>
          </table:table-cell>
          <table:table-cell table:number-columns-repeated="5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388">
            <text:p>162.388</text:p>
          </table:table-cell>
          <table:table-cell office:value-type="float" office:value="181.367">
            <text:p>181.367</text:p>
          </table:table-cell>
          <table:table-cell office:value-type="float" office:value="113.349">
            <text:p>113.349</text:p>
          </table:table-cell>
          <table:table-cell office:value-type="float" office:value="131.35">
            <text:p>131.3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0.385">
            <text:p>190.385</text:p>
          </table:table-cell>
          <table:table-cell office:value-type="float" office:value="250.068">
            <text:p>250.068</text:p>
          </table:table-cell>
          <table:table-cell office:value-type="float" office:value="116.346">
            <text:p>116.346</text:p>
          </table:table-cell>
          <table:table-cell office:value-type="float" office:value="141.614">
            <text:p>141.614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8.645">
            <text:p>208.645</text:p>
          </table:table-cell>
          <table:table-cell office:value-type="float" office:value="313.437">
            <text:p>313.437</text:p>
          </table:table-cell>
          <table:table-cell office:value-type="float" office:value="117.921">
            <text:p>117.921</text:p>
          </table:table-cell>
          <table:table-cell office:value-type="float" office:value="151.485">
            <text:p>151.485</text:p>
          </table:table-cell>
          <table:table-cell table:number-columns-repeated="5"/>
        </table:table-row>
        <table:table-row table:style-name="ro2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04">
            <text:p>154.04</text:p>
          </table:table-cell>
          <table:table-cell office:value-type="float" office:value="176.63">
            <text:p>176.63</text:p>
          </table:table-cell>
          <table:table-cell office:value-type="float" office:value="105.001">
            <text:p>105.001</text:p>
          </table:table-cell>
          <table:table-cell office:value-type="float" office:value="126.833">
            <text:p>126.833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9.061">
            <text:p>179.061</text:p>
          </table:table-cell>
          <table:table-cell office:value-type="float" office:value="242.352">
            <text:p>242.352</text:p>
          </table:table-cell>
          <table:table-cell office:value-type="float" office:value="105.022">
            <text:p>105.022</text:p>
          </table:table-cell>
          <table:table-cell office:value-type="float" office:value="135.159">
            <text:p>135.159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5.73">
            <text:p>195.73</text:p>
          </table:table-cell>
          <table:table-cell office:value-type="float" office:value="302.121">
            <text:p>302.121</text:p>
          </table:table-cell>
          <table:table-cell office:value-type="float" office:value="105.007">
            <text:p>105.007</text:p>
          </table:table-cell>
          <table:table-cell office:value-type="float" office:value="143.381">
            <text:p>143.381</text:p>
          </table:table-cell>
          <table:table-cell table:number-columns-repeated="5"/>
        </table:table-row>
        <table:table-row table:style-name="ro2" table:number-rows-repeated="7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602">
            <text:p>0.602</text:p>
          </table:table-cell>
          <table:table-cell office:value-type="float" office:value="0.398">
            <text:p>0.398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659">
            <text:p>0.659</text:p>
          </table:table-cell>
          <table:table-cell office:value-type="float" office:value="0.341">
            <text:p>0.341</text:p>
          </table:table-cell>
          <table:table-cell table:number-columns-repeated="7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745">
            <text:p>0.745</text:p>
          </table:table-cell>
          <table:table-cell office:value-type="float" office:value="0.255">
            <text:p>0.255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826">
            <text:p>0.826</text:p>
          </table:table-cell>
          <table:table-cell office:value-type="float" office:value="0.174">
            <text:p>0.174</text:p>
          </table:table-cell>
          <table:table-cell table:number-columns-repeated="7"/>
        </table:table-row>
        <table:table-row table:style-name="ro1">
          <table:table-cell office:value-type="string">
            <text:p>Central Counter 2 – Threads</text:p>
          </table:table-cell>
          <table:table-cell office:value-type="float" office:value="0.836">
            <text:p>0.836</text:p>
          </table:table-cell>
          <table:table-cell office:value-type="float" office:value="0.164">
            <text:p>0.164</text:p>
          </table:table-cell>
          <table:table-cell table:number-columns-repeated="7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03">
            <text:p>0.903</text:p>
          </table:table-cell>
          <table:table-cell office:value-type="float" office:value="0.097">
            <text:p>0.097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17">
            <text:p>0.917</text:p>
          </table:table-cell>
          <table:table-cell office:value-type="float" office:value="0.083">
            <text:p>0.083</text:p>
          </table:table-cell>
          <table:table-cell table:number-columns-repeated="7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935">
            <text:p>0.935</text:p>
          </table:table-cell>
          <table:table-cell office:value-type="float" office:value="0.065">
            <text:p>0.065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55">
            <text:p>0.955</text:p>
          </table:table-cell>
          <table:table-cell office:value-type="float" office:value="0.045">
            <text:p>0.045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56">
            <text:p>0.956</text:p>
          </table:table-cell>
          <table:table-cell office:value-type="float" office:value="0.044">
            <text:p>0.044</text:p>
          </table:table-cell>
          <table:table-cell table:number-columns-repeated="7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57">
            <text:p>0.957</text:p>
          </table:table-cell>
          <table:table-cell office:value-type="float" office:value="0.043">
            <text:p>0.043</text:p>
          </table:table-cell>
          <table:table-cell table:number-columns-repeated="7"/>
        </table:table-row>
        <table:table-row table:style-name="ro1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89">
            <text:p>0.989</text:p>
          </table:table-cell>
          <table:table-cell office:value-type="float" office:value="0.011">
            <text:p>0.011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1">
            <text:p>0.991</text:p>
          </table:table-cell>
          <table:table-cell office:value-type="float" office:value="0.009">
            <text:p>0.009</text:p>
          </table:table-cell>
          <table:table-cell table:number-columns-repeated="7"/>
        </table:table-row>
        <table:table-row table:style-name="ro1">
          <table:table-cell office:value-type="string">
            <text:p>Ronny's Simple 2 – Threads</text:p>
          </table:table-cell>
          <table:table-cell office:value-type="float" office:value="0.992">
            <text:p>0.992</text:p>
          </table:table-cell>
          <table:table-cell office:value-type="float" office:value="0.008">
            <text:p>0.008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29">
            <text:p>183.329</text:p>
          </table:table-cell>
          <table:table-cell office:value-type="float" office:value="146.376">
            <text:p>146.376</text:p>
          </table:table-cell>
          <table:table-cell office:value-type="float" office:value="52.107">
            <text:p>52.107</text:p>
          </table:table-cell>
          <table:table-cell office:value-type="float" office:value="165.756">
            <text:p>165.756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49.997">
            <text:p>149.997</text:p>
          </table:table-cell>
          <table:table-cell office:value-type="float" office:value="137.958">
            <text:p>137.958</text:p>
          </table:table-cell>
          <table:table-cell office:value-type="float" office:value="39.109">
            <text:p>39.109</text:p>
          </table:table-cell>
          <table:table-cell office:value-type="float" office:value="109.806">
            <text:p>109.806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50">
            <text:p>50</text:p>
          </table:table-cell>
          <table:table-cell office:value-type="float" office:value="99.998">
            <text:p>99.998</text:p>
          </table:table-cell>
          <table:table-cell office:value-type="float" office:value="124.998">
            <text:p>124.998</text:p>
          </table:table-cell>
          <table:table-cell office:value-type="float" office:value="26.829">
            <text:p>26.829</text:p>
          </table:table-cell>
          <table:table-cell office:value-type="float" office:value="50.038">
            <text:p>50.038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64.851">
            <text:p>264.851</text:p>
          </table:table-cell>
          <table:table-cell office:value-type="float" office:value="0.943">
            <text:p>0.943</text:p>
          </table:table-cell>
          <table:table-cell office:value-type="float" office:value="90.723">
            <text:p>90.723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6.382">
            <text:p>206.382</text:p>
          </table:table-cell>
          <table:table-cell office:value-type="float" office:value="0.962">
            <text:p>0.962</text:p>
          </table:table-cell>
          <table:table-cell office:value-type="float" office:value="74.039">
            <text:p>74.039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54.525">
            <text:p>154.525</text:p>
          </table:table-cell>
          <table:table-cell office:value-type="float" office:value="0.98">
            <text:p>0.98</text:p>
          </table:table-cell>
          <table:table-cell office:value-type="float" office:value="49.039">
            <text:p>49.039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105.054">
            <text:p>105.054</text:p>
          </table:table-cell>
          <table:table-cell office:value-type="float" office:value="46.41">
            <text:p>46.41</text:p>
          </table:table-cell>
          <table:table-cell office:value-type="float" office:value="161.945">
            <text:p>161.945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105.042">
            <text:p>105.042</text:p>
          </table:table-cell>
          <table:table-cell office:value-type="float" office:value="36.58">
            <text:p>36.58</text:p>
          </table:table-cell>
          <table:table-cell office:value-type="float" office:value="108.444">
            <text:p>108.444</text:p>
          </table:table-cell>
          <table:table-cell table:number-columns-repeated="6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104.502">
            <text:p>104.502</text:p>
          </table:table-cell>
          <table:table-cell office:value-type="float" office:value="26.849">
            <text:p>26.849</text:p>
          </table:table-cell>
          <table:table-cell office:value-type="float" office:value="50.018">
            <text:p>50.018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116.978">
            <text:p>116.978</text:p>
          </table:table-cell>
          <table:table-cell office:value-type="float" office:value="0.943">
            <text:p>0.943</text:p>
          </table:table-cell>
          <table:table-cell office:value-type="float" office:value="90.723">
            <text:p>90.723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115.384">
            <text:p>115.384</text:p>
          </table:table-cell>
          <table:table-cell office:value-type="float" office:value="0.962">
            <text:p>0.962</text:p>
          </table:table-cell>
          <table:table-cell office:value-type="float" office:value="74.039">
            <text:p>74.039</text:p>
          </table:table-cell>
          <table:table-cell table:number-columns-repeated="6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112.369">
            <text:p>112.369</text:p>
          </table:table-cell>
          <table:table-cell office:value-type="float" office:value="0.98">
            <text:p>0.98</text:p>
          </table:table-cell>
          <table:table-cell office:value-type="float" office:value="49.039">
            <text:p>49.039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175">
            <text:p>0.175</text:p>
          </table:table-cell>
          <table:table-cell office:value-type="float" office:value="2.865">
            <text:p>2.865</text:p>
          </table:table-cell>
          <table:table-cell office:value-type="float" office:value="1.101">
            <text:p>1.101</text:p>
          </table:table-cell>
          <table:table-cell office:value-type="float" office:value="1.895">
            <text:p>1.895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12">
            <text:p>0.12</text:p>
          </table:table-cell>
          <table:table-cell office:value-type="float" office:value="2.033">
            <text:p>2.033</text:p>
          </table:table-cell>
          <table:table-cell office:value-type="float" office:value="0.653">
            <text:p>0.653</text:p>
          </table:table-cell>
          <table:table-cell office:value-type="float" office:value="1.082">
            <text:p>1.082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022">
            <text:p>0.022</text:p>
          </table:table-cell>
          <table:table-cell office:value-type="float" office:value="0.065">
            <text:p>0.065</text:p>
          </table:table-cell>
          <table:table-cell office:value-type="float" office:value="1.287">
            <text:p>1.2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314">
            <text:p>0.314</text:p>
          </table:table-cell>
          <table:table-cell office:value-type="float" office:value="2.323">
            <text:p>2.323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289">
            <text:p>0.289</text:p>
          </table:table-cell>
          <table:table-cell office:value-type="float" office:value="1.689">
            <text:p>1.6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022">
            <text:p>0.022</text:p>
          </table:table-cell>
          <table:table-cell office:value-type="float" office:value="0.23">
            <text:p>0.23</text:p>
          </table:table-cell>
          <table:table-cell office:value-type="float" office:value="1.09">
            <text:p>1.09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891">
            <text:p>1.891</text:p>
          </table:table-cell>
          <table:table-cell office:value-type="float" office:value="2.087">
            <text:p>2.087</text:p>
          </table:table-cell>
          <table:table-cell office:value-type="float" office:value="1.054">
            <text:p>1.054</text:p>
          </table:table-cell>
          <table:table-cell office:value-type="float" office:value="1.877">
            <text:p>1.877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268">
            <text:p>1.268</text:p>
          </table:table-cell>
          <table:table-cell office:value-type="float" office:value="1.574">
            <text:p>1.574</text:p>
          </table:table-cell>
          <table:table-cell office:value-type="float" office:value="0.634">
            <text:p>0.634</text:p>
          </table:table-cell>
          <table:table-cell office:value-type="float" office:value="1.076">
            <text:p>1.076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22">
            <text:p>0.22</text:p>
          </table:table-cell>
          <table:table-cell office:value-type="float" office:value="0.673">
            <text:p>0.673</text:p>
          </table:table-cell>
          <table:table-cell office:value-type="float" office:value="1.094">
            <text:p>1.094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466">
            <text:p>1.466</text:p>
          </table:table-cell>
          <table:table-cell office:value-type="float" office:value="1.548">
            <text:p>1.548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178">
            <text:p>1.178</text:p>
          </table:table-cell>
          <table:table-cell office:value-type="float" office:value="1.189">
            <text:p>1.1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22">
            <text:p>0.22</text:p>
          </table:table-cell>
          <table:table-cell office:value-type="float" office:value="0.739">
            <text:p>0.739</text:p>
          </table:table-cell>
          <table:table-cell office:value-type="float" office:value="0.888">
            <text:p>0.888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/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7.35">
            <text:p>17.35</text:p>
          </table:table-cell>
          <table:table-cell office:value-type="string">
            <text:p>4 Threads</text:p>
          </table:table-cell>
          <table:table-cell office:value-type="float" office:value="1.347">
            <text:p>1.347</text:p>
          </table:table-cell>
          <table:table-cell office:value-type="float" office:value="0.936">
            <text:p>0.936</text:p>
          </table:table-cell>
          <table:table-cell office:value-type="float" office:value="1.816">
            <text:p>1.816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894">
            <text:p>11.894</text:p>
          </table:table-cell>
          <table:table-cell office:value-type="string">
            <text:p>3 Threads</text:p>
          </table:table-cell>
          <table:table-cell office:value-type="float" office:value="1.117">
            <text:p>1.117</text:p>
          </table:table-cell>
          <table:table-cell office:value-type="float" office:value="0.592">
            <text:p>0.592</text:p>
          </table:table-cell>
          <table:table-cell office:value-type="float" office:value="1.061">
            <text:p>1.061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84">
            <text:p>6.484</text:p>
          </table:table-cell>
          <table:table-cell office:value-type="string">
            <text:p>Ronny's Simple – 2 Threads</text:p>
          </table:table-cell>
          <table:table-cell office:value-type="float" office:value="0.887">
            <text:p>0.8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6.339">
            <text:p>16.339</text:p>
          </table:table-cell>
          <table:table-cell office:value-type="string">
            <text:p>4 Threads</text:p>
          </table:table-cell>
          <table:table-cell office:value-type="float" office:value="0.731">
            <text:p>0.731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489">
            <text:p>11.489</text:p>
          </table:table-cell>
          <table:table-cell office:value-type="string">
            <text:p>3 Threads</text:p>
          </table:table-cell>
          <table:table-cell office:value-type="float" office:value="0.719">
            <text:p>0.71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17">
            <text:p>6.417</text:p>
          </table:table-cell>
          <table:table-cell office:value-type="string">
            <text:p>Central Counter – 2 Threads</text:p>
          </table:table-cell>
          <table:table-cell office:value-type="float" office:value="0.701">
            <text:p>0.701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4.131">
            <text:p>54.131</text:p>
          </table:table-cell>
          <table:table-cell office:value-type="float" office:value="10">
            <text:p>10</text:p>
          </table:table-cell>
          <table:table-cell office:value-type="float" office:value="59.858">
            <text:p>59.85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4.787">
            <text:p>14.787</text:p>
          </table:table-cell>
          <table:table-cell office:value-type="float" office:value="10">
            <text:p>10</text:p>
          </table:table-cell>
          <table:table-cell office:value-type="float" office:value="16.688">
            <text:p>16.68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.107">
            <text:p>22.107</text:p>
          </table:table-cell>
          <table:table-cell office:value-type="float" office:value="20">
            <text:p>20</text:p>
          </table:table-cell>
          <table:table-cell office:value-type="float" office:value="19.21">
            <text:p>19.21</text:p>
          </table:table-cell>
          <table:table-cell office:value-type="float" office:value="50">
            <text:p>50</text:p>
          </table:table-cell>
          <table:table-cell office:value-type="float" office:value="25.629">
            <text:p>25.629</text:p>
          </table:table-cell>
          <table:table-cell office:value-type="float" office:value="20">
            <text:p>20</text:p>
          </table:table-cell>
          <table:table-cell office:value-type="float" office:value="19.259">
            <text:p>19.259</text:p>
          </table:table-cell>
          <table:table-cell office:value-type="float" office:value="20">
            <text:p>20</text:p>
          </table:table-cell>
          <table:table-cell office:value-type="float" office:value="23.413">
            <text:p>23.41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.254">
            <text:p>16.254</text:p>
          </table:table-cell>
          <table:table-cell office:value-type="float" office:value="30">
            <text:p>30</text:p>
          </table:table-cell>
          <table:table-cell office:value-type="float" office:value="16.331">
            <text:p>16.331</text:p>
          </table:table-cell>
          <table:table-cell office:value-type="float" office:value="100">
            <text:p>100</text:p>
          </table:table-cell>
          <table:table-cell office:value-type="float" office:value="16.001">
            <text:p>16.001</text:p>
          </table:table-cell>
          <table:table-cell office:value-type="float" office:value="40">
            <text:p>40</text:p>
          </table:table-cell>
          <table:table-cell office:value-type="float" office:value="21.784">
            <text:p>21.784</text:p>
          </table:table-cell>
          <table:table-cell office:value-type="float" office:value="30">
            <text:p>30</text:p>
          </table:table-cell>
          <table:table-cell office:value-type="float" office:value="26.512">
            <text:p>26.51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5.087">
            <text:p>15.087</text:p>
          </table:table-cell>
          <table:table-cell office:value-type="float" office:value="60">
            <text:p>60</text:p>
          </table:table-cell>
          <table:table-cell office:value-type="float" office:value="15.954">
            <text:p>15.954</text:p>
          </table:table-cell>
          <table:table-cell office:value-type="float" office:value="150">
            <text:p>150</text:p>
          </table:table-cell>
          <table:table-cell office:value-type="float" office:value="16.068">
            <text:p>16.068</text:p>
          </table:table-cell>
          <table:table-cell office:value-type="float" office:value="60">
            <text:p>60</text:p>
          </table:table-cell>
          <table:table-cell office:value-type="float" office:value="22.882">
            <text:p>22.882</text:p>
          </table:table-cell>
          <table:table-cell office:value-type="float" office:value="60">
            <text:p>60</text:p>
          </table:table-cell>
          <table:table-cell office:value-type="float" office:value="29.062">
            <text:p>29.06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4.652">
            <text:p>14.652</text:p>
          </table:table-cell>
          <table:table-cell office:value-type="float" office:value="90">
            <text:p>90</text:p>
          </table:table-cell>
          <table:table-cell office:value-type="float" office:value="15.777">
            <text:p>15.777</text:p>
          </table:table-cell>
          <table:table-cell office:value-type="float" office:value="200">
            <text:p>200</text:p>
          </table:table-cell>
          <table:table-cell office:value-type="float" office:value="16.239">
            <text:p>16.239</text:p>
          </table:table-cell>
          <table:table-cell office:value-type="float" office:value="80">
            <text:p>80</text:p>
          </table:table-cell>
          <table:table-cell office:value-type="float" office:value="22.955">
            <text:p>22.955</text:p>
          </table:table-cell>
          <table:table-cell office:value-type="float" office:value="90">
            <text:p>90</text:p>
          </table:table-cell>
          <table:table-cell office:value-type="float" office:value="30.767">
            <text:p>30.7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4.421">
            <text:p>14.421</text:p>
          </table:table-cell>
          <table:table-cell office:value-type="float" office:value="120">
            <text:p>120</text:p>
          </table:table-cell>
          <table:table-cell office:value-type="float" office:value="15.713">
            <text:p>15.713</text:p>
          </table:table-cell>
          <table:table-cell office:value-type="float" office:value="250">
            <text:p>250</text:p>
          </table:table-cell>
          <table:table-cell office:value-type="float" office:value="16.387">
            <text:p>16.387</text:p>
          </table:table-cell>
          <table:table-cell office:value-type="float" office:value="100">
            <text:p>100</text:p>
          </table:table-cell>
          <table:table-cell office:value-type="float" office:value="22.521">
            <text:p>22.521</text:p>
          </table:table-cell>
          <table:table-cell office:value-type="float" office:value="120">
            <text:p>120</text:p>
          </table:table-cell>
          <table:table-cell office:value-type="float" office:value="31.3">
            <text:p>31.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4.241">
            <text:p>14.241</text:p>
          </table:table-cell>
          <table:table-cell office:value-type="float" office:value="150">
            <text:p>150</text:p>
          </table:table-cell>
          <table:table-cell office:value-type="float" office:value="15.685">
            <text:p>15.685</text:p>
          </table:table-cell>
          <table:table-cell office:value-type="float" office:value="300">
            <text:p>300</text:p>
          </table:table-cell>
          <table:table-cell office:value-type="float" office:value="16.383">
            <text:p>16.383</text:p>
          </table:table-cell>
          <table:table-cell office:value-type="float" office:value="120">
            <text:p>120</text:p>
          </table:table-cell>
          <table:table-cell office:value-type="float" office:value="21.781">
            <text:p>21.781</text:p>
          </table:table-cell>
          <table:table-cell office:value-type="float" office:value="150">
            <text:p>150</text:p>
          </table:table-cell>
          <table:table-cell office:value-type="float" office:value="30.875">
            <text:p>30.87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4.063">
            <text:p>14.063</text:p>
          </table:table-cell>
          <table:table-cell office:value-type="float" office:value="180">
            <text:p>180</text:p>
          </table:table-cell>
          <table:table-cell office:value-type="float" office:value="15.63">
            <text:p>15.63</text:p>
          </table:table-cell>
          <table:table-cell office:value-type="float" office:value="350">
            <text:p>350</text:p>
          </table:table-cell>
          <table:table-cell office:value-type="float" office:value="16.17">
            <text:p>16.17</text:p>
          </table:table-cell>
          <table:table-cell office:value-type="float" office:value="140">
            <text:p>140</text:p>
          </table:table-cell>
          <table:table-cell office:value-type="float" office:value="20.864">
            <text:p>20.864</text:p>
          </table:table-cell>
          <table:table-cell office:value-type="float" office:value="180">
            <text:p>180</text:p>
          </table:table-cell>
          <table:table-cell office:value-type="float" office:value="29.623">
            <text:p>29.62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3.873">
            <text:p>13.873</text:p>
          </table:table-cell>
          <table:table-cell office:value-type="float" office:value="210">
            <text:p>210</text:p>
          </table:table-cell>
          <table:table-cell office:value-type="float" office:value="15.516">
            <text:p>15.516</text:p>
          </table:table-cell>
          <table:table-cell office:value-type="float" office:value="400">
            <text:p>400</text:p>
          </table:table-cell>
          <table:table-cell office:value-type="float" office:value="15.764">
            <text:p>15.764</text:p>
          </table:table-cell>
          <table:table-cell office:value-type="float" office:value="160">
            <text:p>160</text:p>
          </table:table-cell>
          <table:table-cell office:value-type="float" office:value="19.865">
            <text:p>19.865</text:p>
          </table:table-cell>
          <table:table-cell office:value-type="float" office:value="210">
            <text:p>210</text:p>
          </table:table-cell>
          <table:table-cell office:value-type="float" office:value="27.779">
            <text:p>27.77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3.672">
            <text:p>13.672</text:p>
          </table:table-cell>
          <table:table-cell office:value-type="float" office:value="240">
            <text:p>240</text:p>
          </table:table-cell>
          <table:table-cell office:value-type="float" office:value="15.33">
            <text:p>15.33</text:p>
          </table:table-cell>
          <table:table-cell office:value-type="float" office:value="450">
            <text:p>450</text:p>
          </table:table-cell>
          <table:table-cell office:value-type="float" office:value="15.224">
            <text:p>15.224</text:p>
          </table:table-cell>
          <table:table-cell office:value-type="float" office:value="180">
            <text:p>180</text:p>
          </table:table-cell>
          <table:table-cell office:value-type="float" office:value="18.852">
            <text:p>18.852</text:p>
          </table:table-cell>
          <table:table-cell office:value-type="float" office:value="240">
            <text:p>240</text:p>
          </table:table-cell>
          <table:table-cell office:value-type="float" office:value="25.618">
            <text:p>25.61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3.463">
            <text:p>13.463</text:p>
          </table:table-cell>
          <table:table-cell office:value-type="float" office:value="270">
            <text:p>270</text:p>
          </table:table-cell>
          <table:table-cell office:value-type="float" office:value="15.077">
            <text:p>15.077</text:p>
          </table:table-cell>
          <table:table-cell office:value-type="float" office:value="500">
            <text:p>500</text:p>
          </table:table-cell>
          <table:table-cell office:value-type="float" office:value="14.618">
            <text:p>14.618</text:p>
          </table:table-cell>
          <table:table-cell office:value-type="float" office:value="200">
            <text:p>200</text:p>
          </table:table-cell>
          <table:table-cell office:value-type="float" office:value="17.872">
            <text:p>17.872</text:p>
          </table:table-cell>
          <table:table-cell office:value-type="float" office:value="270">
            <text:p>270</text:p>
          </table:table-cell>
          <table:table-cell office:value-type="float" office:value="23.378">
            <text:p>23.37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3.251">
            <text:p>13.251</text:p>
          </table:table-cell>
          <table:table-cell office:value-type="float" office:value="300">
            <text:p>300</text:p>
          </table:table-cell>
          <table:table-cell office:value-type="float" office:value="14.772">
            <text:p>14.772</text:p>
          </table:table-cell>
          <table:table-cell table:number-columns-repeated="2"/>
          <table:table-cell office:value-type="float" office:value="220">
            <text:p>220</text:p>
          </table:table-cell>
          <table:table-cell office:value-type="float" office:value="16.954">
            <text:p>16.954</text:p>
          </table:table-cell>
          <table:table-cell office:value-type="float" office:value="300">
            <text:p>300</text:p>
          </table:table-cell>
          <table:table-cell office:value-type="float" office:value="21.235">
            <text:p>21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3.041">
            <text:p>13.041</text:p>
          </table:table-cell>
          <table:table-cell office:value-type="float" office:value="330">
            <text:p>330</text:p>
          </table:table-cell>
          <table:table-cell office:value-type="float" office:value="14.432">
            <text:p>14.432</text:p>
          </table:table-cell>
          <table:table-cell table:number-columns-repeated="4"/>
          <table:table-cell office:value-type="float" office:value="330">
            <text:p>330</text:p>
          </table:table-cell>
          <table:table-cell office:value-type="float" office:value="19.299">
            <text:p>19.299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2.837">
            <text:p>12.837</text:p>
          </table:table-cell>
          <table:table-cell office:value-type="float" office:value="360">
            <text:p>360</text:p>
          </table:table-cell>
          <table:table-cell office:value-type="float" office:value="14.077">
            <text:p>14.077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.722">
            <text:p>18.722</text:p>
          </table:table-cell>
          <table:table-cell office:value-type="float" office:value="40">
            <text:p>40</text:p>
          </table:table-cell>
          <table:table-cell office:value-type="float" office:value="20.639">
            <text:p>20.639</text:p>
          </table:table-cell>
          <table:table-cell office:value-type="float" office:value="50">
            <text:p>50</text:p>
          </table:table-cell>
          <table:table-cell office:value-type="float" office:value="21.489">
            <text:p>21.489</text:p>
          </table:table-cell>
          <table:table-cell office:value-type="float" office:value="30">
            <text:p>30</text:p>
          </table:table-cell>
          <table:table-cell office:value-type="float" office:value="12.467">
            <text:p>12.467</text:p>
          </table:table-cell>
          <table:table-cell office:value-type="float" office:value="40">
            <text:p>40</text:p>
          </table:table-cell>
          <table:table-cell office:value-type="float" office:value="13.904">
            <text:p>13.9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.666">
            <text:p>16.666</text:p>
          </table:table-cell>
          <table:table-cell office:value-type="float" office:value="80">
            <text:p>80</text:p>
          </table:table-cell>
          <table:table-cell office:value-type="float" office:value="17.097">
            <text:p>17.097</text:p>
          </table:table-cell>
          <table:table-cell office:value-type="float" office:value="100">
            <text:p>100</text:p>
          </table:table-cell>
          <table:table-cell office:value-type="float" office:value="17.033">
            <text:p>17.033</text:p>
          </table:table-cell>
          <table:table-cell office:value-type="float" office:value="60">
            <text:p>60</text:p>
          </table:table-cell>
          <table:table-cell office:value-type="float" office:value="15.144">
            <text:p>15.144</text:p>
          </table:table-cell>
          <table:table-cell office:value-type="float" office:value="80">
            <text:p>80</text:p>
          </table:table-cell>
          <table:table-cell office:value-type="float" office:value="18.992">
            <text:p>18.99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5.889">
            <text:p>15.889</text:p>
          </table:table-cell>
          <table:table-cell office:value-type="float" office:value="120">
            <text:p>120</text:p>
          </table:table-cell>
          <table:table-cell office:value-type="float" office:value="16.625">
            <text:p>16.625</text:p>
          </table:table-cell>
          <table:table-cell office:value-type="float" office:value="150">
            <text:p>150</text:p>
          </table:table-cell>
          <table:table-cell office:value-type="float" office:value="16.842">
            <text:p>16.842</text:p>
          </table:table-cell>
          <table:table-cell office:value-type="float" office:value="90">
            <text:p>90</text:p>
          </table:table-cell>
          <table:table-cell office:value-type="float" office:value="17.247">
            <text:p>17.247</text:p>
          </table:table-cell>
          <table:table-cell office:value-type="float" office:value="120">
            <text:p>120</text:p>
          </table:table-cell>
          <table:table-cell office:value-type="float" office:value="22.834">
            <text:p>22.83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5.604">
            <text:p>15.604</text:p>
          </table:table-cell>
          <table:table-cell office:value-type="float" office:value="160">
            <text:p>160</text:p>
          </table:table-cell>
          <table:table-cell office:value-type="float" office:value="16.694">
            <text:p>16.694</text:p>
          </table:table-cell>
          <table:table-cell office:value-type="float" office:value="200">
            <text:p>200</text:p>
          </table:table-cell>
          <table:table-cell office:value-type="float" office:value="17.091">
            <text:p>17.091</text:p>
          </table:table-cell>
          <table:table-cell office:value-type="float" office:value="120">
            <text:p>120</text:p>
          </table:table-cell>
          <table:table-cell office:value-type="float" office:value="18.688">
            <text:p>18.688</text:p>
          </table:table-cell>
          <table:table-cell office:value-type="float" office:value="160">
            <text:p>160</text:p>
          </table:table-cell>
          <table:table-cell office:value-type="float" office:value="25.548">
            <text:p>25.54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.406">
            <text:p>15.406</text:p>
          </table:table-cell>
          <table:table-cell office:value-type="float" office:value="200">
            <text:p>200</text:p>
          </table:table-cell>
          <table:table-cell office:value-type="float" office:value="16.764">
            <text:p>16.764</text:p>
          </table:table-cell>
          <table:table-cell office:value-type="float" office:value="250">
            <text:p>250</text:p>
          </table:table-cell>
          <table:table-cell office:value-type="float" office:value="17.366">
            <text:p>17.366</text:p>
          </table:table-cell>
          <table:table-cell office:value-type="float" office:value="150">
            <text:p>150</text:p>
          </table:table-cell>
          <table:table-cell office:value-type="float" office:value="19.491">
            <text:p>19.491</text:p>
          </table:table-cell>
          <table:table-cell office:value-type="float" office:value="200">
            <text:p>200</text:p>
          </table:table-cell>
          <table:table-cell office:value-type="float" office:value="27.178">
            <text:p>27.17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5.173">
            <text:p>15.173</text:p>
          </table:table-cell>
          <table:table-cell office:value-type="float" office:value="240">
            <text:p>240</text:p>
          </table:table-cell>
          <table:table-cell office:value-type="float" office:value="16.702">
            <text:p>16.702</text:p>
          </table:table-cell>
          <table:table-cell office:value-type="float" office:value="300">
            <text:p>300</text:p>
          </table:table-cell>
          <table:table-cell office:value-type="float" office:value="17.504">
            <text:p>17.504</text:p>
          </table:table-cell>
          <table:table-cell office:value-type="float" office:value="180">
            <text:p>180</text:p>
          </table:table-cell>
          <table:table-cell office:value-type="float" office:value="19.739">
            <text:p>19.739</text:p>
          </table:table-cell>
          <table:table-cell office:value-type="float" office:value="240">
            <text:p>240</text:p>
          </table:table-cell>
          <table:table-cell office:value-type="float" office:value="27.713">
            <text:p>27.71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4.882">
            <text:p>14.882</text:p>
          </table:table-cell>
          <table:table-cell office:value-type="float" office:value="280">
            <text:p>280</text:p>
          </table:table-cell>
          <table:table-cell office:value-type="float" office:value="16.476">
            <text:p>16.476</text:p>
          </table:table-cell>
          <table:table-cell office:value-type="float" office:value="350">
            <text:p>350</text:p>
          </table:table-cell>
          <table:table-cell office:value-type="float" office:value="17.414">
            <text:p>17.414</text:p>
          </table:table-cell>
          <table:table-cell office:value-type="float" office:value="210">
            <text:p>210</text:p>
          </table:table-cell>
          <table:table-cell office:value-type="float" office:value="19.545">
            <text:p>19.545</text:p>
          </table:table-cell>
          <table:table-cell office:value-type="float" office:value="280">
            <text:p>280</text:p>
          </table:table-cell>
          <table:table-cell office:value-type="float" office:value="27.235">
            <text:p>27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4.544">
            <text:p>14.544</text:p>
          </table:table-cell>
          <table:table-cell office:value-type="float" office:value="320">
            <text:p>320</text:p>
          </table:table-cell>
          <table:table-cell office:value-type="float" office:value="16.102">
            <text:p>16.102</text:p>
          </table:table-cell>
          <table:table-cell office:value-type="float" office:value="400">
            <text:p>400</text:p>
          </table:table-cell>
          <table:table-cell office:value-type="float" office:value="17.073">
            <text:p>17.073</text:p>
          </table:table-cell>
          <table:table-cell office:value-type="float" office:value="240">
            <text:p>240</text:p>
          </table:table-cell>
          <table:table-cell office:value-type="float" office:value="19.031">
            <text:p>19.031</text:p>
          </table:table-cell>
          <table:table-cell office:value-type="float" office:value="320">
            <text:p>320</text:p>
          </table:table-cell>
          <table:table-cell office:value-type="float" office:value="25.958">
            <text:p>25.95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4.179">
            <text:p>14.179</text:p>
          </table:table-cell>
          <table:table-cell office:value-type="float" office:value="360">
            <text:p>360</text:p>
          </table:table-cell>
          <table:table-cell office:value-type="float" office:value="15.615">
            <text:p>15.615</text:p>
          </table:table-cell>
          <table:table-cell office:value-type="float" office:value="450">
            <text:p>450</text:p>
          </table:table-cell>
          <table:table-cell office:value-type="float" office:value="16.52">
            <text:p>16.52</text:p>
          </table:table-cell>
          <table:table-cell office:value-type="float" office:value="270">
            <text:p>270</text:p>
          </table:table-cell>
          <table:table-cell office:value-type="float" office:value="18.312">
            <text:p>18.312</text:p>
          </table:table-cell>
          <table:table-cell office:value-type="float" office:value="360">
            <text:p>360</text:p>
          </table:table-cell>
          <table:table-cell office:value-type="float" office:value="24.171">
            <text:p>24.17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3.805">
            <text:p>13.805</text:p>
          </table:table-cell>
          <table:table-cell office:value-type="float" office:value="400">
            <text:p>400</text:p>
          </table:table-cell>
          <table:table-cell office:value-type="float" office:value="15.062">
            <text:p>15.062</text:p>
          </table:table-cell>
          <table:table-cell office:value-type="float" office:value="500">
            <text:p>500</text:p>
          </table:table-cell>
          <table:table-cell office:value-type="float" office:value="15.828">
            <text:p>15.828</text:p>
          </table:table-cell>
          <table:table-cell office:value-type="float" office:value="300">
            <text:p>300</text:p>
          </table:table-cell>
          <table:table-cell office:value-type="float" office:value="17.488">
            <text:p>17.488</text:p>
          </table:table-cell>
          <table:table-cell office:value-type="float" office:value="400">
            <text:p>400</text:p>
          </table:table-cell>
          <table:table-cell office:value-type="float" office:value="22.159">
            <text:p>22.159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3.44">
            <text:p>13.44</text:p>
          </table:table-cell>
          <table:table-cell office:value-type="float" office:value="440">
            <text:p>440</text:p>
          </table:table-cell>
          <table:table-cell office:value-type="float" office:value="14.486">
            <text:p>14.486</text:p>
          </table:table-cell>
          <table:table-cell office:value-type="float" office:value="550">
            <text:p>550</text:p>
          </table:table-cell>
          <table:table-cell office:value-type="float" office:value="15.078">
            <text:p>15.078</text:p>
          </table:table-cell>
          <table:table-cell office:value-type="float" office:value="330">
            <text:p>330</text:p>
          </table:table-cell>
          <table:table-cell office:value-type="float" office:value="16.633">
            <text:p>16.633</text:p>
          </table:table-cell>
          <table:table-cell office:value-type="float" office:value="440">
            <text:p>440</text:p>
          </table:table-cell>
          <table:table-cell office:value-type="float" office:value="20.154">
            <text:p>20.15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.048">
            <text:p>12.048</text:p>
          </table:table-cell>
          <table:table-cell office:value-type="float" office:value="200">
            <text:p>200</text:p>
          </table:table-cell>
          <table:table-cell office:value-type="float" office:value="12.819">
            <text:p>12.819</text:p>
          </table:table-cell>
          <table:table-cell office:value-type="float" office:value="200">
            <text:p>200</text:p>
          </table:table-cell>
          <table:table-cell office:value-type="float" office:value="13.33">
            <text:p>13.33</text:p>
          </table:table-cell>
          <table:table-cell office:value-type="float" office:value="100">
            <text:p>100</text:p>
          </table:table-cell>
          <table:table-cell office:value-type="float" office:value="11.564">
            <text:p>11.564</text:p>
          </table:table-cell>
          <table:table-cell office:value-type="float" office:value="200">
            <text:p>200</text:p>
          </table:table-cell>
          <table:table-cell office:value-type="float" office:value="12.688">
            <text:p>12.68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2.449">
            <text:p>12.449</text:p>
          </table:table-cell>
          <table:table-cell office:value-type="float" office:value="400">
            <text:p>400</text:p>
          </table:table-cell>
          <table:table-cell office:value-type="float" office:value="14.387">
            <text:p>14.387</text:p>
          </table:table-cell>
          <table:table-cell office:value-type="float" office:value="400">
            <text:p>400</text:p>
          </table:table-cell>
          <table:table-cell office:value-type="float" office:value="15.305">
            <text:p>15.305</text:p>
          </table:table-cell>
          <table:table-cell office:value-type="float" office:value="200">
            <text:p>200</text:p>
          </table:table-cell>
          <table:table-cell office:value-type="float" office:value="12.648">
            <text:p>12.648</text:p>
          </table:table-cell>
          <table:table-cell office:value-type="float" office:value="400">
            <text:p>400</text:p>
          </table:table-cell>
          <table:table-cell office:value-type="float" office:value="15.575">
            <text:p>15.57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2.958">
            <text:p>12.958</text:p>
          </table:table-cell>
          <table:table-cell office:value-type="float" office:value="600">
            <text:p>600</text:p>
          </table:table-cell>
          <table:table-cell office:value-type="float" office:value="15.89">
            <text:p>15.89</text:p>
          </table:table-cell>
          <table:table-cell office:value-type="float" office:value="600">
            <text:p>600</text:p>
          </table:table-cell>
          <table:table-cell office:value-type="float" office:value="17.48">
            <text:p>17.48</text:p>
          </table:table-cell>
          <table:table-cell office:value-type="float" office:value="300">
            <text:p>300</text:p>
          </table:table-cell>
          <table:table-cell office:value-type="float" office:value="13.473">
            <text:p>13.473</text:p>
          </table:table-cell>
          <table:table-cell office:value-type="float" office:value="600">
            <text:p>600</text:p>
          </table:table-cell>
          <table:table-cell office:value-type="float" office:value="17.513">
            <text:p>17.51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3.386">
            <text:p>13.386</text:p>
          </table:table-cell>
          <table:table-cell office:value-type="float" office:value="800">
            <text:p>800</text:p>
          </table:table-cell>
          <table:table-cell office:value-type="float" office:value="16.806">
            <text:p>16.806</text:p>
          </table:table-cell>
          <table:table-cell office:value-type="float" office:value="800">
            <text:p>800</text:p>
          </table:table-cell>
          <table:table-cell office:value-type="float" office:value="19.197">
            <text:p>19.197</text:p>
          </table:table-cell>
          <table:table-cell office:value-type="float" office:value="400">
            <text:p>400</text:p>
          </table:table-cell>
          <table:table-cell office:value-type="float" office:value="14.034">
            <text:p>14.034</text:p>
          </table:table-cell>
          <table:table-cell office:value-type="float" office:value="800">
            <text:p>800</text:p>
          </table:table-cell>
          <table:table-cell office:value-type="float" office:value="18.56">
            <text:p>18.56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3.69">
            <text:p>13.69</text:p>
          </table:table-cell>
          <table:table-cell office:value-type="float" office:value="1000">
            <text:p>1000</text:p>
          </table:table-cell>
          <table:table-cell office:value-type="float" office:value="17.144">
            <text:p>17.144</text:p>
          </table:table-cell>
          <table:table-cell office:value-type="float" office:value="1000">
            <text:p>1000</text:p>
          </table:table-cell>
          <table:table-cell office:value-type="float" office:value="20.221">
            <text:p>20.221</text:p>
          </table:table-cell>
          <table:table-cell office:value-type="float" office:value="500">
            <text:p>500</text:p>
          </table:table-cell>
          <table:table-cell office:value-type="float" office:value="14.387">
            <text:p>14.387</text:p>
          </table:table-cell>
          <table:table-cell office:value-type="float" office:value="1000">
            <text:p>1000</text:p>
          </table:table-cell>
          <table:table-cell office:value-type="float" office:value="18.889">
            <text:p>18.889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3.875">
            <text:p>13.875</text:p>
          </table:table-cell>
          <table:table-cell office:value-type="float" office:value="1200">
            <text:p>1200</text:p>
          </table:table-cell>
          <table:table-cell office:value-type="float" office:value="17.054">
            <text:p>17.054</text:p>
          </table:table-cell>
          <table:table-cell office:value-type="float" office:value="1200">
            <text:p>1200</text:p>
          </table:table-cell>
          <table:table-cell office:value-type="float" office:value="20.566">
            <text:p>20.566</text:p>
          </table:table-cell>
          <table:table-cell office:value-type="float" office:value="600">
            <text:p>600</text:p>
          </table:table-cell>
          <table:table-cell office:value-type="float" office:value="14.583">
            <text:p>14.583</text:p>
          </table:table-cell>
          <table:table-cell office:value-type="float" office:value="1200">
            <text:p>1200</text:p>
          </table:table-cell>
          <table:table-cell office:value-type="float" office:value="18.713">
            <text:p>18.713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3.963">
            <text:p>13.963</text:p>
          </table:table-cell>
          <table:table-cell office:value-type="float" office:value="1400">
            <text:p>1400</text:p>
          </table:table-cell>
          <table:table-cell office:value-type="float" office:value="16.693">
            <text:p>16.693</text:p>
          </table:table-cell>
          <table:table-cell office:value-type="float" office:value="1400">
            <text:p>1400</text:p>
          </table:table-cell>
          <table:table-cell office:value-type="float" office:value="20.378">
            <text:p>20.378</text:p>
          </table:table-cell>
          <table:table-cell office:value-type="float" office:value="700">
            <text:p>700</text:p>
          </table:table-cell>
          <table:table-cell office:value-type="float" office:value="14.663">
            <text:p>14.663</text:p>
          </table:table-cell>
          <table:table-cell office:value-type="float" office:value="1400">
            <text:p>1400</text:p>
          </table:table-cell>
          <table:table-cell office:value-type="float" office:value="18.219">
            <text:p>18.219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3.977">
            <text:p>13.977</text:p>
          </table:table-cell>
          <table:table-cell office:value-type="float" office:value="1600">
            <text:p>1600</text:p>
          </table:table-cell>
          <table:table-cell office:value-type="float" office:value="16.181">
            <text:p>16.181</text:p>
          </table:table-cell>
          <table:table-cell office:value-type="float" office:value="1600">
            <text:p>1600</text:p>
          </table:table-cell>
          <table:table-cell office:value-type="float" office:value="19.828">
            <text:p>19.828</text:p>
          </table:table-cell>
          <table:table-cell office:value-type="float" office:value="800">
            <text:p>800</text:p>
          </table:table-cell>
          <table:table-cell office:value-type="float" office:value="14.656">
            <text:p>14.656</text:p>
          </table:table-cell>
          <table:table-cell office:value-type="float" office:value="1600">
            <text:p>1600</text:p>
          </table:table-cell>
          <table:table-cell office:value-type="float" office:value="17.551">
            <text:p>17.551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3.936">
            <text:p>13.936</text:p>
          </table:table-cell>
          <table:table-cell office:value-type="float" office:value="1800">
            <text:p>1800</text:p>
          </table:table-cell>
          <table:table-cell office:value-type="float" office:value="15.606">
            <text:p>15.606</text:p>
          </table:table-cell>
          <table:table-cell office:value-type="float" office:value="1800">
            <text:p>1800</text:p>
          </table:table-cell>
          <table:table-cell office:value-type="float" office:value="19.065">
            <text:p>19.065</text:p>
          </table:table-cell>
          <table:table-cell office:value-type="float" office:value="900">
            <text:p>900</text:p>
          </table:table-cell>
          <table:table-cell office:value-type="float" office:value="14.588">
            <text:p>14.588</text:p>
          </table:table-cell>
          <table:table-cell office:value-type="float" office:value="1800">
            <text:p>1800</text:p>
          </table:table-cell>
          <table:table-cell office:value-type="float" office:value="16.812">
            <text:p>16.81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3.854">
            <text:p>13.854</text:p>
          </table:table-cell>
          <table:table-cell office:value-type="float" office:value="2000">
            <text:p>2000</text:p>
          </table:table-cell>
          <table:table-cell office:value-type="float" office:value="15.024">
            <text:p>15.024</text:p>
          </table:table-cell>
          <table:table-cell office:value-type="float" office:value="2000">
            <text:p>2000</text:p>
          </table:table-cell>
          <table:table-cell office:value-type="float" office:value="18.201">
            <text:p>18.201</text:p>
          </table:table-cell>
          <table:table-cell office:value-type="float" office:value="1000">
            <text:p>1000</text:p>
          </table:table-cell>
          <table:table-cell office:value-type="float" office:value="14.475">
            <text:p>14.475</text:p>
          </table:table-cell>
          <table:table-cell office:value-type="float" office:value="2000">
            <text:p>2000</text:p>
          </table:table-cell>
          <table:table-cell office:value-type="float" office:value="16.07">
            <text:p>16.07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3.744">
            <text:p>13.744</text:p>
          </table:table-cell>
          <table:table-cell table:number-columns-repeated="2"/>
          <table:table-cell office:value-type="float" office:value="2200">
            <text:p>2200</text:p>
          </table:table-cell>
          <table:table-cell office:value-type="float" office:value="17.319">
            <text:p>17.319</text:p>
          </table:table-cell>
          <table:table-cell office:value-type="float" office:value="1100">
            <text:p>1100</text:p>
          </table:table-cell>
          <table:table-cell office:value-type="float" office:value="14.331">
            <text:p>14.331</text:p>
          </table:table-cell>
          <table:table-cell table:number-columns-repeated="2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3.615">
            <text:p>13.615</text:p>
          </table:table-cell>
          <table:table-cell table:number-columns-repeated="4"/>
          <table:table-cell office:value-type="float" office:value="1200">
            <text:p>1200</text:p>
          </table:table-cell>
          <table:table-cell office:value-type="float" office:value="14.167">
            <text:p>14.167</text:p>
          </table:table-cell>
          <table:table-cell table:number-columns-repeated="2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3.474">
            <text:p>13.474</text:p>
          </table:table-cell>
          <table:table-cell table:number-columns-repeated="4"/>
          <table:table-cell office:value-type="float" office:value="1300">
            <text:p>1300</text:p>
          </table:table-cell>
          <table:table-cell office:value-type="float" office:value="13.99">
            <text:p>13.99</text:p>
          </table:table-cell>
          <table:table-cell table:number-columns-repeated="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3.327">
            <text:p>13.327</text:p>
          </table:table-cell>
          <table:table-cell table:number-columns-repeated="4"/>
          <table:table-cell office:value-type="float" office:value="1400">
            <text:p>1400</text:p>
          </table:table-cell>
          <table:table-cell office:value-type="float" office:value="13.808">
            <text:p>13.808</text:p>
          </table:table-cell>
          <table:table-cell table:number-columns-repeated="2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3.178">
            <text:p>13.178</text:p>
          </table:table-cell>
          <table:table-cell table:number-columns-repeated="4"/>
          <table:table-cell office:value-type="float" office:value="1500">
            <text:p>1500</text:p>
          </table:table-cell>
          <table:table-cell office:value-type="float" office:value="13.625">
            <text:p>13.625</text:p>
          </table:table-cell>
          <table:table-cell table:number-columns-repeated="2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3.03">
            <text:p>13.03</text:p>
          </table:table-cell>
          <table:table-cell table:number-columns-repeated="4"/>
          <table:table-cell office:value-type="float" office:value="1600">
            <text:p>1600</text:p>
          </table:table-cell>
          <table:table-cell office:value-type="float" office:value="13.444">
            <text:p>13.444</text:p>
          </table:table-cell>
          <table:table-cell table:number-columns-repeated="2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.4">
            <text:p>28.4</text:p>
          </table:table-cell>
          <table:table-cell office:value-type="float" office:value="50.6">
            <text:p>50.6</text:p>
          </table:table-cell>
          <table:table-cell office:value-type="float" office:value="36.2">
            <text:p>36.2</text:p>
          </table:table-cell>
          <table:table-cell office:value-type="float" office:value="23.9">
            <text:p>23.9</text:p>
          </table:table-cell>
          <table:table-cell office:value-type="float" office:value="11">
            <text:p>11</text:p>
          </table:table-cell>
          <table:table-cell office:value-type="float" office:value="34.4">
            <text:p>34.4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5">
            <text:p>40.5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8.3">
            <text:p>28.3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2.1">
            <text:p>22.1</text:p>
          </table:table-cell>
          <table:table-cell office:value-type="float" office:value="16.4">
            <text:p>16.4</text:p>
          </table:table-cell>
          <table:table-cell office:value-type="float" office:value="11">
            <text:p>11</text:p>
          </table:table-cell>
          <table:table-cell office:value-type="float" office:value="22.3">
            <text:p>22.3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4.8">
            <text:p>14.8</text:p>
          </table:table-cell>
          <table:table-cell office:value-type="float" office:value="42.9">
            <text:p>42.9</text:p>
          </table:table-cell>
          <table:table-cell office:value-type="float" office:value="11">
            <text:p>11</text:p>
          </table:table-cell>
          <table:table-cell office:value-type="float" office:value="18.1">
            <text:p>18.1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float" office:value="48.2">
            <text:p>48.2</text:p>
          </table:table-cell>
          <table:table-cell office:value-type="float" office:value="11">
            <text:p>11</text:p>
          </table:table-cell>
          <table:table-cell office:value-type="float" office:value="17.6">
            <text:p>17.6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3.9">
            <text:p>13.9</text:p>
          </table:table-cell>
          <table:table-cell office:value-type="float" office:value="57.6">
            <text:p>57.6</text:p>
          </table:table-cell>
          <table:table-cell office:value-type="float" office:value="11">
            <text:p>11</text:p>
          </table:table-cell>
          <table:table-cell office:value-type="float" office:value="16.9">
            <text:p>16.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.3">
            <text:p>28.3</text:p>
          </table:table-cell>
          <table:table-cell office:value-type="float" office:value="50.6">
            <text:p>50.6</text:p>
          </table:table-cell>
          <table:table-cell office:value-type="float" office:value="35.6">
            <text:p>35.6</text:p>
          </table:table-cell>
          <table:table-cell office:value-type="float" office:value="25.8">
            <text:p>25.8</text:p>
          </table:table-cell>
          <table:table-cell office:value-type="float" office:value="11">
            <text:p>11</text:p>
          </table:table-cell>
          <table:table-cell office:value-type="float" office:value="30.6">
            <text:p>30.6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5">
            <text:p>40.5</text:p>
          </table:table-cell>
          <table:table-cell office:value-type="float" office:value="28.5">
            <text:p>28.5</text:p>
          </table:table-cell>
          <table:table-cell office:value-type="float" office:value="21.1">
            <text:p>21.1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1.9">
            <text:p>21.9</text:p>
          </table:table-cell>
          <table:table-cell office:value-type="float" office:value="16.8">
            <text:p>16.8</text:p>
          </table:table-cell>
          <table:table-cell office:value-type="float" office:value="11">
            <text:p>11</text:p>
          </table:table-cell>
          <table:table-cell office:value-type="float" office:value="19.4">
            <text:p>19.4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4.6">
            <text:p>14.6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8.3">
            <text:p>18.3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float" office:value="19.6">
            <text:p>19.6</text:p>
          </table:table-cell>
          <table:table-cell office:value-type="float" office:value="11">
            <text:p>11</text:p>
          </table:table-cell>
          <table:table-cell office:value-type="float" office:value="17.5">
            <text:p>17.5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4.4">
            <text:p>14.4</text:p>
          </table:table-cell>
          <table:table-cell office:value-type="float" office:value="18.5">
            <text:p>18.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">
            <text:p>28</text:p>
          </table:table-cell>
          <table:table-cell office:value-type="float" office:value="50.4">
            <text:p>50.4</text:p>
          </table:table-cell>
          <table:table-cell office:value-type="float" office:value="32">
            <text:p>32</text:p>
          </table:table-cell>
          <table:table-cell office:value-type="float" office:value="23.7">
            <text:p>23.7</text:p>
          </table:table-cell>
          <table:table-cell office:value-type="float" office:value="11">
            <text:p>11</text:p>
          </table:table-cell>
          <table:table-cell office:value-type="float" office:value="23.5">
            <text:p>23.5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4">
            <text:p>40.4</text:p>
          </table:table-cell>
          <table:table-cell office:value-type="float" office:value="26.6">
            <text:p>26.6</text:p>
          </table:table-cell>
          <table:table-cell office:value-type="float" office:value="19.8">
            <text:p>19.8</text:p>
          </table:table-cell>
          <table:table-cell office:value-type="float" office:value="11">
            <text:p>11</text:p>
          </table:table-cell>
          <table:table-cell office:value-type="float" office:value="19.4">
            <text:p>19.4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1.2">
            <text:p>21.2</text:p>
          </table:table-cell>
          <table:table-cell office:value-type="float" office:value="16.2">
            <text:p>16.2</text:p>
          </table:table-cell>
          <table:table-cell office:value-type="float" office:value="11">
            <text:p>11</text:p>
          </table:table-cell>
          <table:table-cell office:value-type="float" office:value="15.3">
            <text:p>15.3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5.6">
            <text:p>15.6</text:p>
          </table:table-cell>
          <table:table-cell office:value-type="float" office:value="22.3">
            <text:p>22.3</text:p>
          </table:table-cell>
          <table:table-cell office:value-type="float" office:value="11">
            <text:p>11</text:p>
          </table:table-cell>
          <table:table-cell office:value-type="float" office:value="20.9">
            <text:p>20.9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5.6">
            <text:p>15.6</text:p>
          </table:table-cell>
          <table:table-cell office:value-type="float" office:value="19.1">
            <text:p>19.1</text:p>
          </table:table-cell>
          <table:table-cell office:value-type="float" office:value="11">
            <text:p>11</text:p>
          </table:table-cell>
          <table:table-cell office:value-type="float" office:value="17.8">
            <text:p>17.8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5.6">
            <text:p>15.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.6">
            <text:p>14.6</text:p>
          </table:table-cell>
          <table:table-cell table:number-columns-repeated="3"/>
        </table:table-row>
        <table:table-row table:style-name="ro1" table:number-rows-repeated="104838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i vs rf" table:style-name="ta1">
        <table:shapes>
          <draw:frame draw:z-index="0" draw:style-name="gr1" draw:text-style-name="P1" svg:width="6.2988in" svg:height="3.5429in" svg:x="5.3106in" svg:y="0in">
            <draw:object draw:notify-on-update-of-ranges="'di vs rf'.A3:'di vs rf'.A5 'di vs rf'.B2:'di vs rf'.B2 'di vs rf'.B3:'di vs rf'.B5 'di vs rf'.C2:'di vs rf'.C2 'di vs rf'.C3:'di vs rf'.C5 'di vs rf'.D2:'di vs rf'.D2 'di vs rf'.D3:'di vs rf'.D5 'di vs rf'.E2:'di vs rf'.E2 'di vs rf'.E3:'di vs rf'.E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12.4331in" svg:y="0.0114in">
            <draw:object draw:notify-on-update-of-ranges="'di vs rf'.A9:'di vs rf'.A11 'di vs rf'.B8:'di vs rf'.B8 'di vs rf'.B9:'di vs rf'.B11 'di vs rf'.C8:'di vs rf'.C8 'di vs rf'.C9:'di vs rf'.C11 'di vs rf'.D8:'di vs rf'.D8 'di vs rf'.D9:'di vs rf'.D11 'di vs rf'.E8:'di vs rf'.E8 'di vs rf'.E9:'di vs rf'.E1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6.2988in" svg:height="3.5429in" svg:x="6.2in" svg:y="3.8177in">
            <draw:object draw:notify-on-update-of-ranges="'di vs rf'.A25:'di vs rf'.A31 'di vs rf'.B24:'di vs rf'.B24 'di vs rf'.B25:'di vs rf'.B31 'di vs rf'.C24:'di vs rf'.C24 'di vs rf'.C25:'di vs rf'.C31 'di vs rf'.D24:'di vs rf'.D24 'di vs rf'.D25:'di vs rf'.D31 'di vs rf'.E24:'di vs rf'.E24 'di vs rf'.E25:'di vs rf'.E31 'di vs rf'.F24:'di vs rf'.F24 'di vs rf'.F25:'di vs rf'.F3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6.2988in" svg:height="3.5429in" svg:x="5.3335in" svg:y="9in">
            <draw:object draw:notify-on-update-of-ranges="'di vs rf'.A56:'di vs rf'.A61 'di vs rf'.B55:'di vs rf'.B55 'di vs rf'.B56:'di vs rf'.B61 'di vs rf'.C55:'di vs rf'.C55 'di vs rf'.C56:'di vs rf'.C61 'di vs rf'.D55:'di vs rf'.D55 'di vs rf'.D56:'di vs rf'.D61 'di vs rf'.E55:'di vs rf'.E55 'di vs rf'.E56:'di vs rf'.E61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6.2988in" svg:height="3.5429in" svg:x="12.4445in" svg:y="9.0126in">
            <draw:object draw:notify-on-update-of-ranges="'di vs rf'.A65:'di vs rf'.A70 'di vs rf'.B64:'di vs rf'.B64 'di vs rf'.B65:'di vs rf'.B70 'di vs rf'.C64:'di vs rf'.C64 'di vs rf'.C65:'di vs rf'.C70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6.2988in" svg:height="3.5429in" svg:x="13.3335in" svg:y="3.835in">
            <draw:object draw:notify-on-update-of-ranges="'di vs rf'.A35:'di vs rf'.A41 'di vs rf'.B34:'di vs rf'.B34 'di vs rf'.B35:'di vs rf'.B41 'di vs rf'.C34:'di vs rf'.C34 'di vs rf'.C35:'di vs rf'.C41 'di vs rf'.D34:'di vs rf'.D34 'di vs rf'.D35:'di vs rf'.D41 'di vs rf'.E34:'di vs rf'.E34 'di vs rf'.E35:'di vs rf'.E41 'di vs rf'.F34:'di vs rf'.F34 'di vs rf'.F35:'di vs rf'.F41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6.2988in" svg:height="3.5429in" svg:x="20.4335in" svg:y="3.8232in">
            <draw:object draw:notify-on-update-of-ranges="'di vs rf'.A45:'di vs rf'.A51 'di vs rf'.B44:'di vs rf'.B44 'di vs rf'.B45:'di vs rf'.B51 'di vs rf'.C44:'di vs rf'.C44 'di vs rf'.C45:'di vs rf'.C51 'di vs rf'.D44:'di vs rf'.D44 'di vs rf'.D45:'di vs rf'.D51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6.2988in" svg:height="3.5429in" svg:x="19.5563in" svg:y="9.0106in">
            <draw:object draw:notify-on-update-of-ranges="'di vs rf'.A74:'di vs rf'.A79 'di vs rf'.B73:'di vs rf'.B73 'di vs rf'.B74:'di vs rf'.B79 'di vs rf'.C73:'di vs rf'.C73 'di vs rf'.C74:'di vs rf'.C79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5">
            <text:p>126.5</text:p>
          </table:table-cell>
          <table:table-cell office:value-type="float" office:value="150.005">
            <text:p>150.005</text:p>
          </table:table-cell>
          <table:table-cell office:value-type="float" office:value="125.5">
            <text:p>125.5</text:p>
          </table:table-cell>
          <table:table-cell office:value-type="float" office:value="50.005">
            <text:p>50.00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3.897">
            <text:p>303.897</text:p>
          </table:table-cell>
          <table:table-cell office:value-type="float" office:value="219.27">
            <text:p>219.27</text:p>
          </table:table-cell>
          <table:table-cell office:value-type="float" office:value="203.381">
            <text:p>203.381</text:p>
          </table:table-cell>
          <table:table-cell office:value-type="float" office:value="60.68">
            <text:p>60.6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0.908">
            <text:p>320.908</text:p>
          </table:table-cell>
          <table:table-cell office:value-type="float" office:value="267.384">
            <text:p>267.384</text:p>
          </table:table-cell>
          <table:table-cell office:value-type="float" office:value="211.129">
            <text:p>211.129</text:p>
          </table:table-cell>
          <table:table-cell office:value-type="float" office:value="66.477">
            <text:p>66.477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045">
            <text:p>106.045</text:p>
          </table:table-cell>
          <table:table-cell office:value-type="float" office:value="150.004">
            <text:p>150.004</text:p>
          </table:table-cell>
          <table:table-cell office:value-type="float" office:value="105.045">
            <text:p>105.045</text:p>
          </table:table-cell>
          <table:table-cell office:value-type="float" office:value="50.004">
            <text:p>50.00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.681">
            <text:p>260.681</text:p>
          </table:table-cell>
          <table:table-cell office:value-type="float" office:value="191.137">
            <text:p>191.137</text:p>
          </table:table-cell>
          <table:table-cell office:value-type="float" office:value="160.162">
            <text:p>160.162</text:p>
          </table:table-cell>
          <table:table-cell office:value-type="float" office:value="39.002">
            <text:p>39.00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1.999">
            <text:p>261.999</text:p>
          </table:table-cell>
          <table:table-cell office:value-type="float" office:value="218.572">
            <text:p>218.572</text:p>
          </table:table-cell>
          <table:table-cell office:value-type="float" office:value="159.152">
            <text:p>159.152</text:p>
          </table:table-cell>
          <table:table-cell office:value-type="float" office:value="31.0599999999999">
            <text:p>31.06</text:p>
          </table:table-cell>
          <table:table-cell/>
        </table:table-row>
        <table:table-row table:style-name="ro2" table:number-rows-repeated="11">
          <table:table-cell table:number-columns-repeated="6"/>
        </table:table-row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</table:table-row>
        <table:table-row table:style-name="ro1">
          <table:table-cell office:value-type="string">
            <text:p>8 Threads</text:p>
          </table:table-cell>
          <table:table-cell office:value-type="float" office:value="12.5">
            <text:p>12.5</text:p>
          </table:table-cell>
          <table:table-cell office:value-type="float" office:value="259.286">
            <text:p>259.286</text:p>
          </table:table-cell>
          <table:table-cell office:value-type="float" office:value="165.777">
            <text:p>165.777</text:p>
          </table:table-cell>
          <table:table-cell office:value-type="float" office:value="191.344">
            <text:p>191.344</text:p>
          </table:table-cell>
          <table:table-cell office:value-type="float" office:value="196.548">
            <text:p>196.548</text:p>
          </table:table-cell>
        </table:table-row>
        <table:table-row table:style-name="ro1">
          <table:table-cell office:value-type="string">
            <text:p>7 Threads</text:p>
          </table:table-cell>
          <table:table-cell office:value-type="float" office:value="14.286">
            <text:p>14.286</text:p>
          </table:table-cell>
          <table:table-cell office:value-type="float" office:value="245">
            <text:p>245</text:p>
          </table:table-cell>
          <table:table-cell office:value-type="float" office:value="162.572">
            <text:p>162.572</text:p>
          </table:table-cell>
          <table:table-cell office:value-type="float" office:value="188.055">
            <text:p>188.055</text:p>
          </table:table-cell>
          <table:table-cell office:value-type="float" office:value="193.619">
            <text:p>193.619</text:p>
          </table:table-cell>
        </table:table-row>
        <table:table-row table:style-name="ro1">
          <table:table-cell office:value-type="string">
            <text:p>6 Threads</text:p>
          </table:table-cell>
          <table:table-cell office:value-type="float" office:value="16.667">
            <text:p>16.667</text:p>
          </table:table-cell>
          <table:table-cell office:value-type="float" office:value="228.333">
            <text:p>228.333</text:p>
          </table:table-cell>
          <table:table-cell office:value-type="float" office:value="158.735">
            <text:p>158.735</text:p>
          </table:table-cell>
          <table:table-cell office:value-type="float" office:value="184.121">
            <text:p>184.121</text:p>
          </table:table-cell>
          <table:table-cell office:value-type="float" office:value="190.099">
            <text:p>190.099</text:p>
          </table:table-cell>
        </table:table-row>
        <table:table-row table:style-name="ro1">
          <table:table-cell office:value-type="string">
            <text:p>5 Threads</text:p>
          </table:table-cell>
          <table:table-cell office:value-type="float" office:value="20">
            <text:p>20</text:p>
          </table:table-cell>
          <table:table-cell office:value-type="float" office:value="208.333">
            <text:p>208.333</text:p>
          </table:table-cell>
          <table:table-cell office:value-type="float" office:value="153.997">
            <text:p>153.997</text:p>
          </table:table-cell>
          <table:table-cell office:value-type="float" office:value="179.269">
            <text:p>179.269</text:p>
          </table:table-cell>
          <table:table-cell office:value-type="float" office:value="185.698">
            <text:p>185.698</text:p>
          </table:table-cell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147.886">
            <text:p>147.886</text:p>
          </table:table-cell>
          <table:table-cell office:value-type="float" office:value="173.022">
            <text:p>173.022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139.465">
            <text:p>139.465</text:p>
          </table:table-cell>
          <table:table-cell office:value-type="float" office:value="164.432">
            <text:p>164.432</text:p>
          </table:table-cell>
          <table:table-cell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6.5">
            <text:p>126.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</table:table-row>
        <table:table-row table:style-name="ro1">
          <table:table-cell office:value-type="string">
            <text:p>8 Threads</text:p>
          </table:table-cell>
          <table:table-cell office:value-type="float" office:value="125">
            <text:p>125</text:p>
          </table:table-cell>
          <table:table-cell office:value-type="float" office:value="2592.857">
            <text:p>2592.857</text:p>
          </table:table-cell>
          <table:table-cell office:value-type="float" office:value="106.859">
            <text:p>106.859</text:p>
          </table:table-cell>
          <table:table-cell office:value-type="float" office:value="156.615">
            <text:p>156.615</text:p>
          </table:table-cell>
          <table:table-cell office:value-type="float" office:value="184.626">
            <text:p>184.626</text:p>
          </table:table-cell>
        </table:table-row>
        <table:table-row table:style-name="ro1">
          <table:table-cell office:value-type="string">
            <text:p>7 Threads</text:p>
          </table:table-cell>
          <table:table-cell office:value-type="float" office:value="142.857">
            <text:p>142.857</text:p>
          </table:table-cell>
          <table:table-cell office:value-type="float" office:value="2450">
            <text:p>2450</text:p>
          </table:table-cell>
          <table:table-cell office:value-type="float" office:value="106.858">
            <text:p>106.858</text:p>
          </table:table-cell>
          <table:table-cell office:value-type="float" office:value="156.437">
            <text:p>156.437</text:p>
          </table:table-cell>
          <table:table-cell office:value-type="float" office:value="184.191">
            <text:p>184.191</text:p>
          </table:table-cell>
        </table:table-row>
        <table:table-row table:style-name="ro1">
          <table:table-cell office:value-type="string">
            <text:p>6 Threads</text:p>
          </table:table-cell>
          <table:table-cell office:value-type="float" office:value="166.667">
            <text:p>166.667</text:p>
          </table:table-cell>
          <table:table-cell office:value-type="float" office:value="2283.333">
            <text:p>2283.333</text:p>
          </table:table-cell>
          <table:table-cell office:value-type="float" office:value="106.853">
            <text:p>106.853</text:p>
          </table:table-cell>
          <table:table-cell office:value-type="float" office:value="156.188">
            <text:p>156.188</text:p>
          </table:table-cell>
          <table:table-cell office:value-type="float" office:value="183.588">
            <text:p>183.588</text:p>
          </table:table-cell>
        </table:table-row>
        <table:table-row table:style-name="ro1">
          <table:table-cell office:value-type="string">
            <text:p>5 Threads</text:p>
          </table:table-cell>
          <table:table-cell office:value-type="float" office:value="200">
            <text:p>200</text:p>
          </table:table-cell>
          <table:table-cell office:value-type="float" office:value="2083.333">
            <text:p>2083.333</text:p>
          </table:table-cell>
          <table:table-cell office:value-type="float" office:value="106.841">
            <text:p>106.841</text:p>
          </table:table-cell>
          <table:table-cell office:value-type="float" office:value="155.812">
            <text:p>155.812</text:p>
          </table:table-cell>
          <table:table-cell office:value-type="float" office:value="182.693">
            <text:p>182.693</text:p>
          </table:table-cell>
        </table:table-row>
        <table:table-row table:style-name="ro1">
          <table:table-cell office:value-type="string">
            <text:p>4 Threads</text:p>
          </table:table-cell>
          <table:table-cell office:value-type="float" office:value="250">
            <text:p>250</text:p>
          </table:table-cell>
          <table:table-cell office:value-type="float" office:value="1833.333">
            <text:p>1833.333</text:p>
          </table:table-cell>
          <table:table-cell office:value-type="float" office:value="106.804">
            <text:p>106.804</text:p>
          </table:table-cell>
          <table:table-cell office:value-type="float" office:value="155.194">
            <text:p>155.194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3.333">
            <text:p>333.333</text:p>
          </table:table-cell>
          <table:table-cell office:value-type="float" office:value="1500">
            <text:p>1500</text:p>
          </table:table-cell>
          <table:table-cell office:value-type="float" office:value="106.671">
            <text:p>106.671</text:p>
          </table:table-cell>
          <table:table-cell office:value-type="float" office:value="154.01">
            <text:p>154.01</text:p>
          </table:table-cell>
          <table:table-cell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106.045">
            <text:p>106.04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2"/>
        </table:table-row>
        <table:table-row table:style-name="ro1">
          <table:table-cell office:value-type="string">
            <text:p>8 Threads</text:p>
          </table:table-cell>
          <table:table-cell office:value-type="float" office:value="274.171">
            <text:p>274.171</text:p>
          </table:table-cell>
          <table:table-cell office:value-type="float" office:value="201.581">
            <text:p>201.581</text:p>
          </table:table-cell>
          <table:table-cell office:value-type="float" office:value="198.155">
            <text:p>198.155</text:p>
          </table:table-cell>
          <table:table-cell table:number-columns-repeated="2"/>
        </table:table-row>
        <table:table-row table:style-name="ro1">
          <table:table-cell office:value-type="string">
            <text:p>7 Threads</text:p>
          </table:table-cell>
          <table:table-cell office:value-type="float" office:value="261.653">
            <text:p>261.653</text:p>
          </table:table-cell>
          <table:table-cell office:value-type="float" office:value="197.432">
            <text:p>197.432</text:p>
          </table:table-cell>
          <table:table-cell office:value-type="float" office:value="194.867">
            <text:p>194.867</text:p>
          </table:table-cell>
          <table:table-cell table:number-columns-repeated="2"/>
        </table:table-row>
        <table:table-row table:style-name="ro1">
          <table:table-cell office:value-type="string">
            <text:p>6 Threads</text:p>
          </table:table-cell>
          <table:table-cell office:value-type="float" office:value="247.343">
            <text:p>247.343</text:p>
          </table:table-cell>
          <table:table-cell office:value-type="float" office:value="192.469">
            <text:p>192.469</text:p>
          </table:table-cell>
          <table:table-cell office:value-type="float" office:value="190.92">
            <text:p>190.92</text:p>
          </table:table-cell>
          <table:table-cell table:number-columns-repeated="2"/>
        </table:table-row>
        <table:table-row table:style-name="ro1">
          <table:table-cell office:value-type="string">
            <text:p>5 Threads</text:p>
          </table:table-cell>
          <table:table-cell office:value-type="float" office:value="230.643">
            <text:p>230.643</text:p>
          </table:table-cell>
          <table:table-cell office:value-type="float" office:value="186.349">
            <text:p>186.349</text:p>
          </table:table-cell>
          <table:table-cell office:value-type="float" office:value="186.007">
            <text:p>186.007</text:p>
          </table:table-cell>
          <table:table-cell table:number-columns-repeated="2"/>
        </table:table-row>
        <table:table-row table:style-name="ro1">
          <table:table-cell office:value-type="string">
            <text:p>4 Threads</text:p>
          </table:table-cell>
          <table:table-cell office:value-type="float" office:value="210.593">
            <text:p>210.593</text:p>
          </table:table-cell>
          <table:table-cell office:value-type="float" office:value="178.475">
            <text:p>178.4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3 Threads</text:p>
          </table:table-cell>
          <table:table-cell office:value-type="float" office:value="185.508">
            <text:p>185.508</text:p>
          </table:table-cell>
          <table:table-cell office:value-type="float" office:value="167.672">
            <text:p>167.67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152.005">
            <text:p>152.00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66.4744288967489">
            <text:p>66.4744288967</text:p>
          </table:table-cell>
          <table:table-cell office:value-type="float" office:value="200.906929630043">
            <text:p>200.90692963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60.68">
            <text:p>60.68</text:p>
          </table:table-cell>
          <table:table-cell office:value-type="float" office:value="158.59">
            <text:p>158.59</text:p>
          </table:table-cell>
          <table:table-cell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50.005">
            <text:p>50.005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11.129">
            <text:p>211.129</text:p>
          </table:table-cell>
          <table:table-cell office:value-type="float" office:value="109.779">
            <text:p>109.779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3.381">
            <text:p>203.381</text:p>
          </table:table-cell>
          <table:table-cell office:value-type="float" office:value="100.516">
            <text:p>100.516</text:p>
          </table:table-cell>
          <table:table-cell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5.5">
            <text:p>125.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31.0598101208757">
            <text:p>31.0598101209</text:p>
          </table:table-cell>
          <table:table-cell office:value-type="float" office:value="187.512637187918">
            <text:p>187.5126371879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39.002">
            <text:p>39.002</text:p>
          </table:table-cell>
          <table:table-cell office:value-type="float" office:value="152.135">
            <text:p>152.135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50.004">
            <text:p>50.004</text:p>
          </table:table-cell>
          <table:table-cell office:value-type="float" office:value="99.999">
            <text:p>99.999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159.152">
            <text:p>159.152</text:p>
          </table:table-cell>
          <table:table-cell office:value-type="float" office:value="102.846">
            <text:p>102.846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160.162">
            <text:p>160.162</text:p>
          </table:table-cell>
          <table:table-cell office:value-type="float" office:value="100.519">
            <text:p>100.519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105.045">
            <text:p>105.04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97.1052956541853">
            <text:p>97.1052956542</text:p>
          </table:table-cell>
          <table:table-cell office:value-type="float" office:value="200.030402328193">
            <text:p>200.0304023282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77.611">
            <text:p>77.611</text:p>
          </table:table-cell>
          <table:table-cell office:value-type="float" office:value="158.455">
            <text:p>158.455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50.002">
            <text:p>50.002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5.729">
            <text:p>275.729</text:p>
          </table:table-cell>
          <table:table-cell office:value-type="float" office:value="111.505">
            <text:p>111.505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51.165">
            <text:p>251.165</text:p>
          </table:table-cell>
          <table:table-cell office:value-type="float" office:value="100.515">
            <text:p>100.515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150.005">
            <text:p>150.00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7.97554208934542">
            <text:p>7.9755420893</text:p>
          </table:table-cell>
          <table:table-cell office:value-type="float" office:value="2.44126730779962">
            <text:p>2.4412673078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4.739">
            <text:p>4.739</text:p>
          </table:table-cell>
          <table:table-cell office:value-type="float" office:value="1.731">
            <text:p>1.731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2">
            <text:p>2</text:p>
          </table:table-cell>
          <table:table-cell office:value-type="float" office:value="0.99">
            <text:p>0.99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8.77525187756021">
            <text:p>8.7752518776</text:p>
          </table:table-cell>
          <table:table-cell office:value-type="float" office:value="38.0451522794285">
            <text:p>38.0451522794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4.947">
            <text:p>4.947</text:p>
          </table:table-cell>
          <table:table-cell office:value-type="float" office:value="22.892">
            <text:p>22.892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2">
            <text:p>2</text:p>
          </table:table-cell>
          <table:table-cell office:value-type="float" office:value="9.901">
            <text:p>9.901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Work=1000000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(Xs) Successful transfers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8.72357659589968">
            <text:p>8.7235765959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4.809">
            <text:p>4.809</text:p>
          </table:table-cell>
          <table:table-cell table:number-columns-repeated="4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1.961">
            <text:p>1.961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2">
            <text:p>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3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8">00/00/0000</text:date>, <text:time style:data-style-name="N2" text:time-value="0000-00-00T10:17: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5:13:46</meta:creation-date>
    <meta:generator>LibreOffice/4.0.2.2$Linux_X86_64 LibreOffice_project/400m0$Build-2</meta:generator>
    <dc:date>2013-10-28T10:20:50</dc:date>
    <meta:editing-duration>P1DT9H17M13S</meta:editing-duration>
    <meta:editing-cycles>183</meta:editing-cycles>
    <meta:print-date>2013-10-16T17:09:16</meta:print-date>
    <meta:document-statistic meta:table-count="2" meta:cell-count="1174"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3:'cc vs rs'.E5 'cc vs rs'.B2:'cc vs rs'.E2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cc vs rs'.A3:'cc vs rs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3:'cc vs rs'.B5" chart:label-cell-address="'cc vs rs'.B2:'cc vs rs'.B2" chart:class="chart:line">
            <chart:data-point chart:repeated="3"/>
          </chart:series>
          <chart:series chart:style-name="ch10" chart:values-cell-range-address="'cc vs rs'.C3:'cc vs rs'.C5" chart:label-cell-address="'cc vs rs'.C2:'cc vs rs'.C2" chart:class="chart:line">
            <chart:data-point chart:repeated="3"/>
          </chart:series>
          <chart:series chart:style-name="ch11" chart:values-cell-range-address="'cc vs rs'.D3:'cc vs rs'.D5" chart:label-cell-address="'cc vs rs'.D2:'cc vs rs'.D2" chart:class="chart:line">
            <chart:data-point chart:repeated="3"/>
          </chart:series>
          <chart:series chart:style-name="ch12" chart:values-cell-range-address="'cc vs rs'.E3:'cc vs rs'.E5" chart:label-cell-address="'cc vs rs'.E2:'cc vs rs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2:'cc vs rs'.B2</svg:desc>
                </draw:g>
              </table:table-cell>
              <table:table-cell office:value-type="string">
                <text:p>(D-B) Ronny's Simple</text:p>
                <draw:g>
                  <svg:desc>'cc vs rs'.C2:'cc vs rs'.C2</svg:desc>
                </draw:g>
              </table:table-cell>
              <table:table-cell office:value-type="string">
                <text:p>(C-B) Central Counter</text:p>
                <draw:g>
                  <svg:desc>'cc vs rs'.D2:'cc vs rs'.D2</svg:desc>
                </draw:g>
              </table:table-cell>
              <table:table-cell office:value-type="string">
                <text:p>(C-B) Ronny's Simple</text:p>
                <draw:g>
                  <svg:desc>'cc vs rs'.E2:'cc vs rs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3:'cc vs rs'.A5</svg:desc>
                </draw:g>
              </table:table-cell>
              <table:table-cell office:value-type="float" office:value="204.544">
                <text:p>204.544</text:p>
                <draw:g>
                  <svg:desc>'cc vs rs'.B3:'cc vs rs'.B5</svg:desc>
                </draw:g>
              </table:table-cell>
              <table:table-cell office:value-type="float" office:value="201.865">
                <text:p>201.865</text:p>
                <draw:g>
                  <svg:desc>'cc vs rs'.C3:'cc vs rs'.C5</svg:desc>
                </draw:g>
              </table:table-cell>
              <table:table-cell office:value-type="float" office:value="155.505">
                <text:p>155.505</text:p>
                <draw:g>
                  <svg:desc>'cc vs rs'.D3:'cc vs rs'.D5</svg:desc>
                </draw:g>
              </table:table-cell>
              <table:table-cell office:value-type="float" office:value="151.827">
                <text:p>151.827</text:p>
                <draw:g>
                  <svg:desc>'cc vs rs'.E3:'cc vs rs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9:'di vs rf'.E11 'di vs rf'.B8:'di vs rf'.E8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di vs rf'.A9:'di vs rf'.A11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9:'di vs rf'.B11" chart:label-cell-address="'di vs rf'.B8:'di vs rf'.B8" chart:class="chart:line">
            <chart:data-point chart:repeated="3"/>
          </chart:series>
          <chart:series chart:style-name="ch10" chart:values-cell-range-address="'di vs rf'.C9:'di vs rf'.C11" chart:label-cell-address="'di vs rf'.C8:'di vs rf'.C8" chart:class="chart:line">
            <chart:data-point chart:repeated="3"/>
          </chart:series>
          <chart:series chart:style-name="ch11" chart:values-cell-range-address="'di vs rf'.D9:'di vs rf'.D11" chart:label-cell-address="'di vs rf'.D8:'di vs rf'.D8" chart:class="chart:line">
            <chart:data-point chart:repeated="3"/>
          </chart:series>
          <chart:series chart:style-name="ch12" chart:values-cell-range-address="'di vs rf'.E9:'di vs rf'.E11" chart:label-cell-address="'di vs rf'.E8:'di vs rf'.E8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8:'di vs rf'.B8</svg:desc>
                </draw:g>
              </table:table-cell>
              <table:table-cell office:value-type="string">
                <text:p>(D-B) Ronny's Fancy</text:p>
                <draw:g>
                  <svg:desc>'di vs rf'.C8:'di vs rf'.C8</svg:desc>
                </draw:g>
              </table:table-cell>
              <table:table-cell office:value-type="string">
                <text:p>(C-B) Dissemination</text:p>
                <draw:g>
                  <svg:desc>'di vs rf'.D8:'di vs rf'.D8</svg:desc>
                </draw:g>
              </table:table-cell>
              <table:table-cell office:value-type="string">
                <text:p>(C-B) Ronny's Fancy</text:p>
                <draw:g>
                  <svg:desc>'di vs rf'.E8:'di vs rf'.E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9:'di vs rf'.A11</svg:desc>
                </draw:g>
              </table:table-cell>
              <table:table-cell office:value-type="float" office:value="106.045">
                <text:p>106.045</text:p>
                <draw:g>
                  <svg:desc>'di vs rf'.B9:'di vs rf'.B11</svg:desc>
                </draw:g>
              </table:table-cell>
              <table:table-cell office:value-type="float" office:value="150.004">
                <text:p>150.004</text:p>
                <draw:g>
                  <svg:desc>'di vs rf'.C9:'di vs rf'.C11</svg:desc>
                </draw:g>
              </table:table-cell>
              <table:table-cell office:value-type="float" office:value="105.045">
                <text:p>105.045</text:p>
                <draw:g>
                  <svg:desc>'di vs rf'.D9:'di vs rf'.D11</svg:desc>
                </draw:g>
              </table:table-cell>
              <table:table-cell office:value-type="float" office:value="50.004">
                <text:p>50.004</text:p>
                <draw:g>
                  <svg:desc>'di vs rf'.E9:'di vs rf'.E11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60.681">
                <text:p>260.681</text:p>
              </table:table-cell>
              <table:table-cell office:value-type="float" office:value="191.137">
                <text:p>191.137</text:p>
              </table:table-cell>
              <table:table-cell office:value-type="float" office:value="160.162">
                <text:p>160.162</text:p>
              </table:table-cell>
              <table:table-cell office:value-type="float" office:value="39.002">
                <text:p>39.00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61.999">
                <text:p>261.999</text:p>
              </table:table-cell>
              <table:table-cell office:value-type="float" office:value="218.572">
                <text:p>218.572</text:p>
              </table:table-cell>
              <table:table-cell office:value-type="float" office:value="159.152">
                <text:p>159.152</text:p>
              </table:table-cell>
              <table:table-cell office:value-type="float" office:value="31.0599999999999">
                <text:p>31.05999999999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5:'di vs rf'.F31 'di vs rf'.B24:'di vs rf'.F24" chart:data-source-has-labels="both" svg:x="0.77cm" svg:y="0.855cm" svg:width="11.374cm" svg:height="6.984cm">
          <chartooo:coordinate-region svg:x="5.096cm" svg:y="0.855cm" svg:width="6.768cm" svg:height="6.337cm"/>
          <chart:axis chart:dimension="x" chart:name="primary-x" chart:style-name="ch4" chartooo:axis-type="auto">
            <chartooo:date-scale/>
            <chart:categories table:cell-range-address="'di vs rf'.A25:'di vs rf'.A3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C25:'di vs rf'.C31" chart:label-cell-address="'di vs rf'.C24:'di vs rf'.C24" chart:class="chart:bar">
            <chart:data-point chart:repeated="7"/>
          </chart:series>
          <chart:series chart:style-name="ch10" chart:values-cell-range-address="'di vs rf'.D25:'di vs rf'.D31" chart:label-cell-address="'di vs rf'.D24:'di vs rf'.D24" chart:class="chart:bar">
            <chart:data-point chart:repeated="7"/>
          </chart:series>
          <chart:series chart:style-name="ch11" chart:values-cell-range-address="'di vs rf'.E25:'di vs rf'.E31" chart:label-cell-address="'di vs rf'.E24:'di vs rf'.E24" chart:class="chart:bar">
            <chart:data-point chart:repeated="7"/>
          </chart:series>
          <chart:series chart:style-name="ch12" chart:values-cell-range-address="'di vs rf'.F25:'di vs rf'.F31" chart:label-cell-address="'di vs rf'.F24:'di vs rf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A56:'di vs rf'.E61 'di vs rf'.B55:'di vs rf'.E55" chart:data-source-has-labels="both" svg:x="0.77cm" svg:y="0.855cm" svg:width="11.374cm" svg:height="6.984cm">
          <chartooo:coordinate-region svg:x="5.201cm" svg:y="0.855cm" svg:width="6.663cm" svg:height="6.337cm"/>
          <chart:axis chart:dimension="x" chart:name="primary-x" chart:style-name="ch4" chartooo:axis-type="auto">
            <chartooo:date-scale/>
            <chart:categories table:cell-range-address="'di vs rf'.A56:'di vs rf'.A6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56:'di vs rf'.B61" chart:label-cell-address="'di vs rf'.B55:'di vs rf'.B55" chart:class="chart:bar">
            <chart:data-point chart:repeated="6"/>
          </chart:series>
          <chart:series chart:style-name="ch9" chart:values-cell-range-address="'di vs rf'.C56:'di vs rf'.C61" chart:label-cell-address="'di vs rf'.C55:'di vs rf'.C55" chart:class="chart:bar">
            <chart:data-point chart:repeated="6"/>
          </chart:series>
          <chart:series chart:style-name="ch10" chart:values-cell-range-address="'di vs rf'.D56:'di vs rf'.D61" chart:label-cell-address="'di vs rf'.D55:'di vs rf'.D55" chart:class="chart:bar">
            <chart:data-point chart:repeated="6"/>
          </chart:series>
          <chart:series chart:style-name="ch11" chart:values-cell-range-address="'di vs rf'.E56:'di vs rf'.E61" chart:label-cell-address="'di vs rf'.E55:'di vs rf'.E5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55:'di vs rf'.B55</svg:desc>
                </draw:g>
              </table:table-cell>
              <table:table-cell office:value-type="string">
                <text:p>(B) One working</text:p>
                <draw:g>
                  <svg:desc>'di vs rf'.C55:'di vs rf'.C55</svg:desc>
                </draw:g>
              </table:table-cell>
              <table:table-cell office:value-type="string">
                <text:p>(C) No one left</text:p>
                <draw:g>
                  <svg:desc>'di vs rf'.D55:'di vs rf'.D55</svg:desc>
                </draw:g>
              </table:table-cell>
              <table:table-cell office:value-type="string">
                <text:p>(D) 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rf'.A65:'di vs rf'.C70 'di vs rf'.B64:'di vs rf'.C64" chart:data-source-has-labels="both" svg:x="0.77cm" svg:y="0.855cm" svg:width="11.639cm" svg:height="6.984cm">
          <chartooo:coordinate-region svg:x="5.201cm" svg:y="0.855cm" svg:width="6.928cm" svg:height="6.337cm"/>
          <chart:axis chart:dimension="x" chart:name="primary-x" chart:style-name="ch4" chartooo:axis-type="auto">
            <chartooo:date-scale/>
            <chart:categories table:cell-range-address="'di vs rf'.A65:'di vs rf'.A70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65:'di vs rf'.B70" chart:label-cell-address="'di vs rf'.B64:'di vs rf'.B64" chart:class="chart:bar">
            <chart:data-point chart:repeated="6"/>
          </chart:series>
          <chart:series chart:style-name="ch9" chart:values-cell-range-address="'di vs rf'.C65:'di vs rf'.C70" chart:label-cell-address="'di vs rf'.C64:'di vs rf'.C64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64:'di vs rf'.B64</svg:desc>
                </draw:g>
              </table:table-cell>
              <table:table-cell office:value-type="string">
                <text:p>(D) One left</text:p>
                <draw:g>
                  <svg:desc>'di vs rf'.C64:'di vs rf'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65:'di vs rf'.A70</svg:desc>
                </draw:g>
              </table:table-cell>
              <table:table-cell office:value-type="float" office:value="31.0598101208757">
                <text:p>31.0598101208757</text:p>
                <draw:g>
                  <svg:desc>'di vs rf'.B65:'di vs rf'.B70</svg:desc>
                </draw:g>
              </table:table-cell>
              <table:table-cell office:value-type="float" office:value="187.512637187918">
                <text:p>187.512637187918</text:p>
                <draw:g>
                  <svg:desc>'di vs rf'.C65:'di vs rf'.C70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9.002">
                <text:p>39.002</text:p>
              </table:table-cell>
              <table:table-cell office:value-type="float" office:value="152.135">
                <text:p>152.135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.004">
                <text:p>50.004</text:p>
              </table:table-cell>
              <table:table-cell office:value-type="float" office:value="99.999">
                <text:p>99.999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59.152">
                <text:p>159.152</text:p>
              </table:table-cell>
              <table:table-cell office:value-type="float" office:value="102.846">
                <text:p>102.846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60.162">
                <text:p>160.162</text:p>
              </table:table-cell>
              <table:table-cell office:value-type="float" office:value="100.519">
                <text:p>100.519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05.045">
                <text:p>105.0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35:'di vs rf'.F41 'di vs rf'.B34:'di vs rf'.F34" chart:data-source-has-labels="both" svg:x="0.77cm" svg:y="0.855cm" svg:width="11.374cm" svg:height="6.984cm">
          <chartooo:coordinate-region svg:x="5.096cm" svg:y="0.855cm" svg:width="6.676cm" svg:height="6.337cm"/>
          <chart:axis chart:dimension="x" chart:name="primary-x" chart:style-name="ch4" chartooo:axis-type="auto">
            <chartooo:date-scale/>
            <chart:categories table:cell-range-address="'di vs rf'.A35:'di vs rf'.A4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35:'di vs rf'.B41" chart:label-cell-address="'di vs rf'.B34:'di vs rf'.B34" chart:class="chart:bar">
            <chart:data-point chart:repeated="7"/>
          </chart:series>
          <chart:series chart:style-name="ch9" chart:values-cell-range-address="'di vs rf'.C35:'di vs rf'.C41" chart:label-cell-address="'di vs rf'.C34:'di vs rf'.C34" chart:class="chart:bar">
            <chart:data-point chart:repeated="7"/>
          </chart:series>
          <chart:series chart:style-name="ch10" chart:values-cell-range-address="'di vs rf'.D35:'di vs rf'.D41" chart:label-cell-address="'di vs rf'.D34:'di vs rf'.D34" chart:class="chart:bar">
            <chart:data-point chart:repeated="7"/>
          </chart:series>
          <chart:series chart:style-name="ch11" chart:values-cell-range-address="'di vs rf'.E35:'di vs rf'.E41" chart:label-cell-address="'di vs rf'.E34:'di vs rf'.E34" chart:class="chart:bar">
            <chart:data-point chart:repeated="7"/>
          </chart:series>
          <chart:series chart:style-name="ch12" chart:values-cell-range-address="'di vs rf'.F35:'di vs rf'.F41" chart:label-cell-address="'di vs rf'.F34:'di vs rf'.F3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34:'di vs rf'.B34</svg:desc>
                </draw:g>
              </table:table-cell>
              <table:table-cell office:value-type="string">
                <text:p>(B) One working</text:p>
                <draw:g>
                  <svg:desc>'di vs rf'.C34:'di vs rf'.C34</svg:desc>
                </draw:g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35:'di vs rf'.A41</svg:desc>
                </draw:g>
              </table:table-cell>
              <table:table-cell office:value-type="float" office:value="125">
                <text:p>125</text:p>
                <draw:g>
                  <svg:desc>'di vs rf'.B35:'di vs rf'.B41</svg:desc>
                </draw:g>
              </table:table-cell>
              <table:table-cell office:value-type="float" office:value="2592.857">
                <text:p>2592.857</text:p>
                <draw:g>
                  <svg:desc>'di vs rf'.C35:'di vs rf'.C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42.857">
                <text:p>142.857</text:p>
              </table:table-cell>
              <table:table-cell office:value-type="float" office:value="2450">
                <text:p>245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66.667">
                <text:p>166.667</text:p>
              </table:table-cell>
              <table:table-cell office:value-type="float" office:value="2283.333">
                <text:p>2283.333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00">
                <text:p>200</text:p>
              </table:table-cell>
              <table:table-cell office:value-type="float" office:value="2083.333">
                <text:p>2083.333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0">
                <text:p>250</text:p>
              </table:table-cell>
              <table:table-cell office:value-type="float" office:value="1833.333">
                <text:p>1833.333</text:p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3.333">
                <text:p>333.333</text:p>
              </table:table-cell>
              <table:table-cell office:value-type="float" office:value="1500">
                <text:p>1500</text:p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703cm" style:legend-expansion="high" chart:style-name="ch2"/>
        <chart:plot-area chart:style-name="ch3" table:cell-range-address="'di vs rf'.A45:'di vs rf'.D51 'di vs rf'.B44:'di vs rf'.D44" chart:data-source-has-labels="both" svg:x="0.77cm" svg:y="0.855cm" svg:width="11.824cm" svg:height="6.984cm">
          <chartooo:coordinate-region svg:x="5.096cm" svg:y="0.855cm" svg:width="7.218cm" svg:height="6.337cm"/>
          <chart:axis chart:dimension="x" chart:name="primary-x" chart:style-name="ch4" chartooo:axis-type="auto">
            <chartooo:date-scale/>
            <chart:categories table:cell-range-address="'di vs rf'.A45:'di vs rf'.A5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45:'di vs rf'.B51" chart:label-cell-address="'di vs rf'.B44:'di vs rf'.B44" chart:class="chart:bar">
            <chart:data-point chart:repeated="7"/>
          </chart:series>
          <chart:series chart:style-name="ch9" chart:values-cell-range-address="'di vs rf'.C45:'di vs rf'.C51" chart:label-cell-address="'di vs rf'.C44:'di vs rf'.C44" chart:class="chart:bar">
            <chart:data-point chart:repeated="7"/>
          </chart:series>
          <chart:series chart:style-name="ch10" chart:values-cell-range-address="'di vs rf'.D45:'di vs rf'.D51" chart:label-cell-address="'di vs rf'.D44:'di vs rf'.D4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B44:'di vs rf'.B44</svg:desc>
                </draw:g>
              </table:table-cell>
              <table:table-cell office:value-type="string">
                <text:p>(R2) Round 2</text:p>
                <draw:g>
                  <svg:desc>'di vs rf'.C44:'di vs rf'.C44</svg:desc>
                </draw:g>
              </table:table-cell>
              <table:table-cell office:value-type="string">
                <text:p>(R3) Round 3</text:p>
                <draw:g>
                  <svg:desc>'di vs rf'.D44:'di vs rf'.D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45:'di vs rf'.A51</svg:desc>
                </draw:g>
              </table:table-cell>
              <table:table-cell office:value-type="float" office:value="274.171">
                <text:p>274.171</text:p>
                <draw:g>
                  <svg:desc>'di vs rf'.B45:'di vs rf'.B51</svg:desc>
                </draw:g>
              </table:table-cell>
              <table:table-cell office:value-type="float" office:value="201.581">
                <text:p>201.581</text:p>
                <draw:g>
                  <svg:desc>'di vs rf'.C45:'di vs rf'.C51</svg:desc>
                </draw:g>
              </table:table-cell>
              <table:table-cell office:value-type="float" office:value="198.155">
                <text:p>198.155</text:p>
                <draw:g>
                  <svg:desc>'di vs rf'.D45:'di vs rf'.D5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261.653">
                <text:p>261.653</text:p>
              </table:table-cell>
              <table:table-cell office:value-type="float" office:value="197.432">
                <text:p>197.432</text:p>
              </table:table-cell>
              <table:table-cell office:value-type="float" office:value="194.867">
                <text:p>194.867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247.343">
                <text:p>247.343</text:p>
              </table:table-cell>
              <table:table-cell office:value-type="float" office:value="192.469">
                <text:p>192.469</text:p>
              </table:table-cell>
              <table:table-cell office:value-type="float" office:value="190.92">
                <text:p>190.92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30.643">
                <text:p>230.643</text:p>
              </table:table-cell>
              <table:table-cell office:value-type="float" office:value="186.349">
                <text:p>186.349</text:p>
              </table:table-cell>
              <table:table-cell office:value-type="float" office:value="186.007">
                <text:p>186.00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10.593">
                <text:p>210.593</text:p>
              </table:table-cell>
              <table:table-cell office:value-type="float" office:value="178.475">
                <text:p>178.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85.508">
                <text:p>185.508</text:p>
              </table:table-cell>
              <table:table-cell office:value-type="float" office:value="167.672">
                <text:p>167.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52.005">
                <text:p>152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400" chart:origin="0" chart:interval-major="1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rf'.A74:'di vs rf'.C79 'di vs rf'.B73:'di vs rf'.C73" chart:data-source-has-labels="both" svg:x="0.77cm" svg:y="0.855cm" svg:width="11.639cm" svg:height="6.984cm">
          <chartooo:coordinate-region svg:x="5.201cm" svg:y="0.855cm" svg:width="6.928cm" svg:height="6.337cm"/>
          <chart:axis chart:dimension="x" chart:name="primary-x" chart:style-name="ch4" chartooo:axis-type="auto">
            <chartooo:date-scale/>
            <chart:categories table:cell-range-address="'di vs rf'.A74:'di vs rf'.A79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74:'di vs rf'.B79" chart:label-cell-address="'di vs rf'.B73:'di vs rf'.B73" chart:class="chart:bar">
            <chart:data-point chart:repeated="6"/>
          </chart:series>
          <chart:series chart:style-name="ch9" chart:values-cell-range-address="'di vs rf'.C74:'di vs rf'.C79" chart:label-cell-address="'di vs rf'.C73:'di vs rf'.C7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73:'di vs rf'.B73</svg:desc>
                </draw:g>
              </table:table-cell>
              <table:table-cell office:value-type="string">
                <text:p>(D) One left</text:p>
                <draw:g>
                  <svg:desc>'di vs rf'.C73:'di vs rf'.C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74:'di vs rf'.A79</svg:desc>
                </draw:g>
              </table:table-cell>
              <table:table-cell office:value-type="float" office:value="97.1052956541853">
                <text:p>97.1052956541853</text:p>
                <draw:g>
                  <svg:desc>'di vs rf'.B74:'di vs rf'.B79</svg:desc>
                </draw:g>
              </table:table-cell>
              <table:table-cell office:value-type="float" office:value="200.030402328193">
                <text:p>200.030402328193</text:p>
                <draw:g>
                  <svg:desc>'di vs rf'.C74:'di vs rf'.C7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77.611">
                <text:p>77.611</text:p>
              </table:table-cell>
              <table:table-cell office:value-type="float" office:value="158.455">
                <text:p>158.455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.002">
                <text:p>50.0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5.729">
                <text:p>275.729</text:p>
              </table:table-cell>
              <table:table-cell office:value-type="float" office:value="111.505">
                <text:p>111.50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51.165">
                <text:p>251.165</text:p>
              </table:table-cell>
              <table:table-cell office:value-type="float" office:value="100.515">
                <text:p>100.515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50.005">
                <text:p>150.00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82:'cc vs rs'.F88" chart:data-source-has-labels="both" svg:x="0.77cm" svg:y="0.855cm" svg:width="11.374cm" svg:height="6.984cm">
          <chartooo:coordinate-region svg:x="5.307cm" svg:y="0.855cm" svg:width="6.743cm" svg:height="6.337cm"/>
          <chart:axis chart:dimension="x" chart:name="primary-x" chart:style-name="ch4" chartooo:axis-type="auto">
            <chartooo:date-scale/>
            <chart:categories table:cell-range-address="'cc vs rs'.A83:'cc vs rs'.A88"/>
          </chart:axis>
          <chart:axis chart:dimension="y" chart:name="primary-y" chart:style-name="ch5">
            <chart:title svg:x="7.755cm" svg:y="8.048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83:'cc vs rs'.B88" chart:label-cell-address="'cc vs rs'.B82:'cc vs rs'.B82" chart:class="chart:bar">
            <chart:data-point chart:repeated="6"/>
          </chart:series>
          <chart:series chart:style-name="ch9" chart:values-cell-range-address="'cc vs rs'.C83:'cc vs rs'.C88" chart:label-cell-address="'cc vs rs'.C82:'cc vs rs'.C82" chart:class="chart:bar">
            <chart:data-point chart:repeated="6"/>
          </chart:series>
          <chart:series chart:style-name="ch10" chart:values-cell-range-address="'cc vs rs'.D83:'cc vs rs'.D88" chart:label-cell-address="'cc vs rs'.D82:'cc vs rs'.D82" chart:class="chart:bar">
            <chart:data-point chart:repeated="6"/>
          </chart:series>
          <chart:series chart:style-name="ch11" chart:values-cell-range-address="'cc vs rs'.E83:'cc vs rs'.E88" chart:label-cell-address="'cc vs rs'.E82:'cc vs rs'.E82" chart:class="chart:bar">
            <chart:data-point chart:repeated="6"/>
          </chart:series>
          <chart:series chart:style-name="ch12" chart:values-cell-range-address="'cc vs rs'.F83:'cc vs rs'.F88" chart:label-cell-address="'cc vs rs'.F82:'cc vs rs'.F8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82:'cc vs rs'.B82</svg:desc>
                </draw:g>
              </table:table-cell>
              <table:table-cell office:value-type="string">
                <text:p>(B) One working</text:p>
                <draw:g>
                  <svg:desc>'cc vs rs'.C82:'cc vs rs'.C82</svg:desc>
                </draw:g>
              </table:table-cell>
              <table:table-cell office:value-type="string">
                <text:p>(W) Writing</text:p>
                <draw:g>
                  <svg:desc>'cc vs rs'.D82:'cc vs rs'.D82</svg:desc>
                </draw:g>
              </table:table-cell>
              <table:table-cell office:value-type="string">
                <text:p>(C) No one left</text:p>
                <draw:g>
                  <svg:desc>'cc vs rs'.E82:'cc vs rs'.E82</svg:desc>
                </draw:g>
              </table:table-cell>
              <table:table-cell office:value-type="string">
                <text:p>(D) One left</text:p>
                <draw:g>
                  <svg:desc>'cc vs rs'.F82:'cc vs rs'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83:'cc vs rs'.A88</svg:desc>
                </draw:g>
              </table:table-cell>
              <table:table-cell office:value-type="float" office:value="0.11">
                <text:p>0.11</text:p>
                <draw:g>
                  <svg:desc>'cc vs rs'.B83:'cc vs rs'.B88</svg:desc>
                </draw:g>
              </table:table-cell>
              <table:table-cell office:value-type="float" office:value="1.891">
                <text:p>1.891</text:p>
                <draw:g>
                  <svg:desc>'cc vs rs'.C83:'cc vs rs'.C88</svg:desc>
                </draw:g>
              </table:table-cell>
              <table:table-cell office:value-type="float" office:value="2.087">
                <text:p>2.087</text:p>
                <draw:g>
                  <svg:desc>'cc vs rs'.D83:'cc vs rs'.D88</svg:desc>
                </draw:g>
              </table:table-cell>
              <table:table-cell office:value-type="float" office:value="1.054">
                <text:p>1.054</text:p>
                <draw:g>
                  <svg:desc>'cc vs rs'.E83:'cc vs rs'.E88</svg:desc>
                </draw:g>
              </table:table-cell>
              <table:table-cell office:value-type="float" office:value="1.877">
                <text:p>1.877</text:p>
                <draw:g>
                  <svg:desc>'cc vs rs'.F83:'cc vs rs'.F88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268">
                <text:p>1.268</text:p>
              </table:table-cell>
              <table:table-cell office:value-type="float" office:value="1.574">
                <text:p>1.574</text:p>
              </table:table-cell>
              <table:table-cell office:value-type="float" office:value="0.634">
                <text:p>0.634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73">
                <text:p>0.673</text:p>
              </table:table-cell>
              <table:table-cell office:value-type="float" office:value="1.094">
                <text:p>1.094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11">
                <text:p>0.11</text:p>
              </table:table-cell>
              <table:table-cell office:value-type="float" office:value="1.466">
                <text:p>1.466</text:p>
              </table:table-cell>
              <table:table-cell office:value-type="float" office:value="1.548">
                <text:p>1.548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178">
                <text:p>1.178</text:p>
              </table:table-cell>
              <table:table-cell office:value-type="float" office:value="1.189">
                <text:p>1.1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739">
                <text:p>0.739</text:p>
              </table:table-cell>
              <table:table-cell office:value-type="float" office:value="0.888">
                <text:p>0.888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2:'cc vs rs'.E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cc vs rs'.A3:'cc vs rs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3:'cc vs rs'.B5" chart:label-cell-address="'cc vs rs'.B2:'cc vs rs'.B2" chart:class="chart:line">
            <chart:data-point chart:repeated="3"/>
          </chart:series>
          <chart:series chart:style-name="ch10" chart:values-cell-range-address="'cc vs rs'.C3:'cc vs rs'.C5" chart:label-cell-address="'cc vs rs'.C2:'cc vs rs'.C2" chart:class="chart:line">
            <chart:data-point chart:repeated="3"/>
          </chart:series>
          <chart:series chart:style-name="ch11" chart:values-cell-range-address="'cc vs rs'.D3:'cc vs rs'.D5" chart:label-cell-address="'cc vs rs'.D2:'cc vs rs'.D2" chart:class="chart:line">
            <chart:data-point chart:repeated="3"/>
          </chart:series>
          <chart:series chart:style-name="ch12" chart:values-cell-range-address="'cc vs rs'.E3:'cc vs rs'.E5" chart:label-cell-address="'cc vs rs'.E2:'cc vs rs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2:'cc vs rs'.B2</svg:desc>
                </draw:g>
              </table:table-cell>
              <table:table-cell office:value-type="string">
                <text:p>(D-B) Ronny's Simple</text:p>
                <draw:g>
                  <svg:desc>'cc vs rs'.C2:'cc vs rs'.C2</svg:desc>
                </draw:g>
              </table:table-cell>
              <table:table-cell office:value-type="string">
                <text:p>(C-B) Central Counter</text:p>
                <draw:g>
                  <svg:desc>'cc vs rs'.D2:'cc vs rs'.D2</svg:desc>
                </draw:g>
              </table:table-cell>
              <table:table-cell office:value-type="string">
                <text:p>(C-B) Ronny's Simple</text:p>
                <draw:g>
                  <svg:desc>'cc vs rs'.E2:'cc vs rs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3:'cc vs rs'.A5</svg:desc>
                </draw:g>
              </table:table-cell>
              <table:table-cell office:value-type="float" office:value="204.544">
                <text:p>204.544</text:p>
                <draw:g>
                  <svg:desc>'cc vs rs'.B3:'cc vs rs'.B5</svg:desc>
                </draw:g>
              </table:table-cell>
              <table:table-cell office:value-type="float" office:value="201.865">
                <text:p>201.865</text:p>
                <draw:g>
                  <svg:desc>'cc vs rs'.C3:'cc vs rs'.C5</svg:desc>
                </draw:g>
              </table:table-cell>
              <table:table-cell office:value-type="float" office:value="155.505">
                <text:p>155.505</text:p>
                <draw:g>
                  <svg:desc>'cc vs rs'.D3:'cc vs rs'.D5</svg:desc>
                </draw:g>
              </table:table-cell>
              <table:table-cell office:value-type="float" office:value="151.827">
                <text:p>151.827</text:p>
                <draw:g>
                  <svg:desc>'cc vs rs'.E3:'cc vs rs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'cc vs rs'.C91:'cc vs rs'.F97" chart:data-source-has-labels="both" svg:x="0.77cm" svg:y="0.855cm" svg:width="11.639cm" svg:height="6.984cm">
          <chartooo:coordinate-region svg:x="5.307cm" svg:y="0.855cm" svg:width="6.862cm" svg:height="6.337cm"/>
          <chart:axis chart:dimension="x" chart:name="primary-x" chart:style-name="ch4" chartooo:axis-type="auto">
            <chartooo:date-scale/>
            <chart:categories table:cell-range-address="'cc vs rs'.C92:'cc vs rs'.C97"/>
          </chart:axis>
          <chart:axis chart:dimension="y" chart:name="primary-y" chart:style-name="ch5">
            <chart:title svg:x="7.901cm" svg:y="8.105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D92:'cc vs rs'.D97" chart:label-cell-address="'cc vs rs'.D91:'cc vs rs'.D91" chart:class="chart:bar">
            <chart:data-point chart:repeated="6"/>
          </chart:series>
          <chart:series chart:style-name="ch9" chart:values-cell-range-address="'cc vs rs'.E92:'cc vs rs'.E97" chart:label-cell-address="'cc vs rs'.E91:'cc vs rs'.E91" chart:class="chart:bar">
            <chart:data-point chart:repeated="6"/>
          </chart:series>
          <chart:series chart:style-name="ch10" chart:values-cell-range-address="'cc vs rs'.F92:'cc vs rs'.F97" chart:label-cell-address="'cc vs rs'.F91:'cc vs rs'.F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D91:'cc vs rs'.D91</svg:desc>
                </draw:g>
              </table:table-cell>
              <table:table-cell office:value-type="string">
                <text:p>(C) No one left</text:p>
                <draw:g>
                  <svg:desc>'cc vs rs'.E91:'cc vs rs'.E91</svg:desc>
                </draw:g>
              </table:table-cell>
              <table:table-cell office:value-type="string">
                <text:p>(D) One left</text:p>
                <draw:g>
                  <svg:desc>'cc vs rs'.F91:'cc vs rs'.F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C92:'cc vs rs'.C97</svg:desc>
                </draw:g>
              </table:table-cell>
              <table:table-cell office:value-type="float" office:value="1.347">
                <text:p>1.347</text:p>
                <draw:g>
                  <svg:desc>'cc vs rs'.D92:'cc vs rs'.D97</svg:desc>
                </draw:g>
              </table:table-cell>
              <table:table-cell office:value-type="float" office:value="0.936">
                <text:p>0.936</text:p>
                <draw:g>
                  <svg:desc>'cc vs rs'.E92:'cc vs rs'.E97</svg:desc>
                </draw:g>
              </table:table-cell>
              <table:table-cell office:value-type="float" office:value="1.816">
                <text:p>1.816</text:p>
                <draw:g>
                  <svg:desc>'cc vs rs'.F92:'cc vs rs'.F9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.117">
                <text:p>1.117</text:p>
              </table:table-cell>
              <table:table-cell office:value-type="float" office:value="0.592">
                <text:p>0.592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887">
                <text:p>0.8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731">
                <text:p>0.731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719">
                <text:p>0.71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701">
                <text:p>0.701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26:'cc vs rs'.C31 'cc vs rs'.B25:'cc vs rs'.C25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26:'cc vs rs'.A31"/>
          </chart:axis>
          <chart:axis chart:dimension="y" chart:name="primary-y" chart:style-name="ch5">
            <chart:title svg:x="8.03cm" svg:y="8.132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26:'cc vs rs'.B31" chart:label-cell-address="'cc vs rs'.B25:'cc vs rs'.B25" chart:class="chart:bar">
            <chart:data-point chart:repeated="6"/>
          </chart:series>
          <chart:series chart:style-name="ch9" chart:values-cell-range-address="'cc vs rs'.C26:'cc vs rs'.C31" chart:label-cell-address="'cc vs rs'.C25:'cc vs rs'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25:'cc vs rs'.B25</svg:desc>
                </draw:g>
              </table:table-cell>
              <table:table-cell office:value-type="string">
                <text:p>Reading</text:p>
                <draw:g>
                  <svg:desc>'cc vs rs'.C25:'cc vs rs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26:'cc vs rs'.A31</svg:desc>
                </draw:g>
              </table:table-cell>
              <table:table-cell office:value-type="float" office:value="0.602">
                <text:p>0.602</text:p>
                <draw:g>
                  <svg:desc>'cc vs rs'.B26:'cc vs rs'.B31</svg:desc>
                </draw:g>
              </table:table-cell>
              <table:table-cell office:value-type="float" office:value="0.398">
                <text:p>0.398</text:p>
                <draw:g>
                  <svg:desc>'cc vs rs'.C26:'cc vs rs'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59">
                <text:p>0.659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745">
                <text:p>0.745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26">
                <text:p>0.826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Central Counter 2 – Threads</text:p>
              </table:table-cell>
              <table:table-cell office:value-type="float" office:value="0.836">
                <text:p>0.836</text:p>
              </table:table-cell>
              <table:table-cell office:value-type="float" office:value="0.164">
                <text:p>0.1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" chart:maximum="37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22cm" svg:height="9cm" xlink:href=".." xlink:type="simple" chart:class="chart:scatter" chart:column-mapping="0" chart:style-name="ch1">
        <chart:legend chart:legend-position="end" svg:x="12.392cm" svg:y="3.454cm" style:legend-expansion="high" chart:style-name="ch2"/>
        <chart:plot-area chart:style-name="ch3" table:cell-range-address="'cc vs rs'.A100:'cc vs rs'.B115 'cc vs rs'.D100:'cc vs rs'.D115 'cc vs rs'.H100:'cc vs rs'.H113 'cc vs rs'.J100:'cc vs rs'.J114" chart:data-source-has-labels="both" svg:x="1.371cm" svg:y="0.855cm" svg:width="10.301cm" svg:height="6.984cm">
          <chartooo:coordinate-region svg:x="1.992cm" svg:y="1.054cm" svg:width="9.4cm" svg:height="6.138cm"/>
          <chart:axis chart:dimension="x" chart:name="primary-x" chart:style-name="ch4" chartooo:axis-type="auto">
            <chart:title svg:x="5.974cm" svg:y="8.019cm" chart:style-name="ch5">
              <text:p>Cycles</text:p>
            </chart:title>
            <chart:categories table:cell-range-address="'cc vs rs'.A100:'cc vs rs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01:'cc vs rs'.B115" chart:label-cell-address="'cc vs rs'.B100:'cc vs rs'.B100" chart:class="chart:scatter">
            <chart:domain table:cell-range-address="'cc vs rs'.A101:'cc vs rs'.A115"/>
            <chart:data-point chart:repeated="15"/>
          </chart:series>
          <chart:series chart:style-name="ch10" chart:values-cell-range-address="'cc vs rs'.D101:'cc vs rs'.D115" chart:label-cell-address="'cc vs rs'.D100:'cc vs rs'.D100" chart:class="chart:scatter">
            <chart:domain table:cell-range-address="'cc vs rs'.C101:'cc vs rs'.C115"/>
            <chart:data-point chart:repeated="15"/>
          </chart:series>
          <chart:series chart:style-name="ch11" chart:values-cell-range-address="'cc vs rs'.H101:'cc vs rs'.H113" chart:label-cell-address="'cc vs rs'.H100:'cc vs rs'.H100" chart:class="chart:scatter">
            <chart:domain table:cell-range-address="'cc vs rs'.G101:'cc vs rs'.G113"/>
            <chart:data-point chart:repeated="13"/>
          </chart:series>
          <chart:series chart:style-name="ch12" chart:values-cell-range-address="'cc vs rs'.J101:'cc vs rs'.J114" chart:label-cell-address="'cc vs rs'.J100:'cc vs rs'.J100" chart:class="chart:scatter">
            <chart:domain table:cell-range-address="'cc vs rs'.I101:'cc vs rs'.I114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00:'cc vs rs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rs'.A100:'cc vs rs'.A114</svg:desc>
                </draw:g>
              </table:table-cell>
              <table:table-cell office:value-type="float" office:value="0">
                <text:p>0</text:p>
                <draw:g>
                  <svg:desc>'cc vs rs'.A101:'cc vs rs'.A115</svg:desc>
                </draw:g>
              </table:table-cell>
              <table:table-cell office:value-type="float" office:value="0">
                <text:p>0</text:p>
                <draw:g>
                  <svg:desc>'cc vs rs'.B101:'cc vs rs'.B115</svg:desc>
                </draw:g>
              </table:table-cell>
              <table:table-cell office:value-type="float" office:value="0">
                <text:p>0</text:p>
                <draw:g>
                  <svg:desc>'cc vs rs'.C101:'cc vs rs'.C115</svg:desc>
                </draw:g>
              </table:table-cell>
              <table:table-cell office:value-type="float" office:value="0">
                <text:p>0</text:p>
                <draw:g>
                  <svg:desc>'cc vs rs'.D101:'cc vs rs'.D115</svg:desc>
                </draw:g>
              </table:table-cell>
              <table:table-cell office:value-type="float" office:value="0">
                <text:p>0</text:p>
                <draw:g>
                  <svg:desc>'cc vs rs'.G101:'cc vs rs'.G113</svg:desc>
                </draw:g>
              </table:table-cell>
              <table:table-cell office:value-type="float" office:value="0">
                <text:p>0</text:p>
                <draw:g>
                  <svg:desc>'cc vs rs'.H101:'cc vs rs'.H113</svg:desc>
                </draw:g>
              </table:table-cell>
              <table:table-cell office:value-type="float" office:value="0">
                <text:p>0</text:p>
                <draw:g>
                  <svg:desc>'cc vs rs'.I101:'cc vs rs'.I114</svg:desc>
                </draw:g>
              </table:table-cell>
              <table:table-cell office:value-type="float" office:value="0">
                <text:p>0</text:p>
                <draw:g>
                  <svg:desc>'cc vs rs'.J101:'cc vs rs'.J114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54.131">
                <text:p>54.131</text:p>
              </table:table-cell>
              <table:table-cell office:value-type="float" office:value="10">
                <text:p>10</text:p>
              </table:table-cell>
              <table:table-cell office:value-type="float" office:value="59.858">
                <text:p>59.858</text:p>
              </table:table-cell>
              <table:table-cell office:value-type="float" office:value="10">
                <text:p>10</text:p>
              </table:table-cell>
              <table:table-cell office:value-type="float" office:value="14.787">
                <text:p>14.787</text:p>
              </table:table-cell>
              <table:table-cell office:value-type="float" office:value="10">
                <text:p>10</text:p>
              </table:table-cell>
              <table:table-cell office:value-type="float" office:value="16.688">
                <text:p>16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2.107">
                <text:p>22.107</text:p>
              </table:table-cell>
              <table:table-cell office:value-type="float" office:value="20">
                <text:p>20</text:p>
              </table:table-cell>
              <table:table-cell office:value-type="float" office:value="19.21">
                <text:p>19.21</text:p>
              </table:table-cell>
              <table:table-cell office:value-type="float" office:value="20">
                <text:p>20</text:p>
              </table:table-cell>
              <table:table-cell office:value-type="float" office:value="19.259">
                <text:p>19.259</text:p>
              </table:table-cell>
              <table:table-cell office:value-type="float" office:value="20">
                <text:p>20</text:p>
              </table:table-cell>
              <table:table-cell office:value-type="float" office:value="23.413">
                <text:p>23.4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6.254">
                <text:p>16.254</text:p>
              </table:table-cell>
              <table:table-cell office:value-type="float" office:value="30">
                <text:p>30</text:p>
              </table:table-cell>
              <table:table-cell office:value-type="float" office:value="16.331">
                <text:p>16.331</text:p>
              </table:table-cell>
              <table:table-cell office:value-type="float" office:value="40">
                <text:p>40</text:p>
              </table:table-cell>
              <table:table-cell office:value-type="float" office:value="21.784">
                <text:p>21.784</text:p>
              </table:table-cell>
              <table:table-cell office:value-type="float" office:value="30">
                <text:p>30</text:p>
              </table:table-cell>
              <table:table-cell office:value-type="float" office:value="26.512">
                <text:p>26.5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15.087">
                <text:p>15.087</text:p>
              </table:table-cell>
              <table:table-cell office:value-type="float" office:value="60">
                <text:p>60</text:p>
              </table:table-cell>
              <table:table-cell office:value-type="float" office:value="15.954">
                <text:p>15.954</text:p>
              </table:table-cell>
              <table:table-cell office:value-type="float" office:value="60">
                <text:p>60</text:p>
              </table:table-cell>
              <table:table-cell office:value-type="float" office:value="22.882">
                <text:p>22.882</text:p>
              </table:table-cell>
              <table:table-cell office:value-type="float" office:value="60">
                <text:p>60</text:p>
              </table:table-cell>
              <table:table-cell office:value-type="float" office:value="29.062">
                <text:p>29.0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4.652">
                <text:p>14.652</text:p>
              </table:table-cell>
              <table:table-cell office:value-type="float" office:value="90">
                <text:p>90</text:p>
              </table:table-cell>
              <table:table-cell office:value-type="float" office:value="15.777">
                <text:p>15.777</text:p>
              </table:table-cell>
              <table:table-cell office:value-type="float" office:value="80">
                <text:p>80</text:p>
              </table:table-cell>
              <table:table-cell office:value-type="float" office:value="22.955">
                <text:p>22.955</text:p>
              </table:table-cell>
              <table:table-cell office:value-type="float" office:value="90">
                <text:p>90</text:p>
              </table:table-cell>
              <table:table-cell office:value-type="float" office:value="30.767">
                <text:p>30.7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4.421">
                <text:p>14.421</text:p>
              </table:table-cell>
              <table:table-cell office:value-type="float" office:value="120">
                <text:p>120</text:p>
              </table:table-cell>
              <table:table-cell office:value-type="float" office:value="15.713">
                <text:p>15.713</text:p>
              </table:table-cell>
              <table:table-cell office:value-type="float" office:value="100">
                <text:p>100</text:p>
              </table:table-cell>
              <table:table-cell office:value-type="float" office:value="22.521">
                <text:p>22.521</text:p>
              </table:table-cell>
              <table:table-cell office:value-type="float" office:value="120">
                <text:p>120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.241">
                <text:p>14.241</text:p>
              </table:table-cell>
              <table:table-cell office:value-type="float" office:value="150">
                <text:p>150</text:p>
              </table:table-cell>
              <table:table-cell office:value-type="float" office:value="15.685">
                <text:p>15.685</text:p>
              </table:table-cell>
              <table:table-cell office:value-type="float" office:value="120">
                <text:p>120</text:p>
              </table:table-cell>
              <table:table-cell office:value-type="float" office:value="21.781">
                <text:p>21.781</text:p>
              </table:table-cell>
              <table:table-cell office:value-type="float" office:value="150">
                <text:p>150</text:p>
              </table:table-cell>
              <table:table-cell office:value-type="float" office:value="30.875">
                <text:p>30.87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4.063">
                <text:p>14.063</text:p>
              </table:table-cell>
              <table:table-cell office:value-type="float" office:value="180">
                <text:p>180</text:p>
              </table:table-cell>
              <table:table-cell office:value-type="float" office:value="15.63">
                <text:p>15.63</text:p>
              </table:table-cell>
              <table:table-cell office:value-type="float" office:value="140">
                <text:p>140</text:p>
              </table:table-cell>
              <table:table-cell office:value-type="float" office:value="20.864">
                <text:p>20.864</text:p>
              </table:table-cell>
              <table:table-cell office:value-type="float" office:value="180">
                <text:p>180</text:p>
              </table:table-cell>
              <table:table-cell office:value-type="float" office:value="29.623">
                <text:p>29.62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3.873">
                <text:p>13.873</text:p>
              </table:table-cell>
              <table:table-cell office:value-type="float" office:value="210">
                <text:p>210</text:p>
              </table:table-cell>
              <table:table-cell office:value-type="float" office:value="15.516">
                <text:p>15.516</text:p>
              </table:table-cell>
              <table:table-cell office:value-type="float" office:value="160">
                <text:p>160</text:p>
              </table:table-cell>
              <table:table-cell office:value-type="float" office:value="19.865">
                <text:p>19.865</text:p>
              </table:table-cell>
              <table:table-cell office:value-type="float" office:value="210">
                <text:p>210</text:p>
              </table:table-cell>
              <table:table-cell office:value-type="float" office:value="27.779">
                <text:p>27.77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13.672">
                <text:p>13.672</text:p>
              </table:table-cell>
              <table:table-cell office:value-type="float" office:value="240">
                <text:p>240</text:p>
              </table:table-cell>
              <table:table-cell office:value-type="float" office:value="15.33">
                <text:p>15.33</text:p>
              </table:table-cell>
              <table:table-cell office:value-type="float" office:value="180">
                <text:p>180</text:p>
              </table:table-cell>
              <table:table-cell office:value-type="float" office:value="18.852">
                <text:p>18.852</text:p>
              </table:table-cell>
              <table:table-cell office:value-type="float" office:value="240">
                <text:p>240</text:p>
              </table:table-cell>
              <table:table-cell office:value-type="float" office:value="25.618">
                <text:p>25.61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13.463">
                <text:p>13.463</text:p>
              </table:table-cell>
              <table:table-cell office:value-type="float" office:value="270">
                <text:p>270</text:p>
              </table:table-cell>
              <table:table-cell office:value-type="float" office:value="15.077">
                <text:p>15.077</text:p>
              </table:table-cell>
              <table:table-cell office:value-type="float" office:value="200">
                <text:p>200</text:p>
              </table:table-cell>
              <table:table-cell office:value-type="float" office:value="17.872">
                <text:p>17.872</text:p>
              </table:table-cell>
              <table:table-cell office:value-type="float" office:value="270">
                <text:p>270</text:p>
              </table:table-cell>
              <table:table-cell office:value-type="float" office:value="23.378">
                <text:p>23.37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13.251">
                <text:p>13.251</text:p>
              </table:table-cell>
              <table:table-cell office:value-type="float" office:value="300">
                <text:p>300</text:p>
              </table:table-cell>
              <table:table-cell office:value-type="float" office:value="14.772">
                <text:p>14.772</text:p>
              </table:table-cell>
              <table:table-cell office:value-type="float" office:value="220">
                <text:p>220</text:p>
              </table:table-cell>
              <table:table-cell office:value-type="float" office:value="16.954">
                <text:p>16.954</text:p>
              </table:table-cell>
              <table:table-cell office:value-type="float" office:value="300">
                <text:p>300</text:p>
              </table:table-cell>
              <table:table-cell office:value-type="float" office:value="21.235">
                <text:p>21.23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  <table:table-cell office:value-type="float" office:value="13.041">
                <text:p>13.041</text:p>
              </table:table-cell>
              <table:table-cell office:value-type="float" office:value="330">
                <text:p>330</text:p>
              </table:table-cell>
              <table:table-cell office:value-type="float" office:value="14.432">
                <text:p>14.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19.299">
                <text:p>19.29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  <table:table-cell office:value-type="float" office:value="12.837">
                <text:p>12.837</text:p>
              </table:table-cell>
              <table:table-cell office:value-type="float" office:value="360">
                <text:p>360</text:p>
              </table:table-cell>
              <table:table-cell office:value-type="float" office:value="14.077">
                <text:p>14.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50" chart:maximum="4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63cm" svg:height="9cm" xlink:href=".." xlink:type="simple" chart:class="chart:scatter" chart:column-mapping="0 1 2 3" chart:style-name="ch1">
        <chart:legend chart:legend-position="end" svg:x="12.433cm" svg:y="3.454cm" style:legend-expansion="high" chart:style-name="ch2"/>
        <chart:plot-area chart:style-name="ch3" table:cell-range-address="'cc vs rs'.A120:'cc vs rs'.B131 'cc vs rs'.B100:'cc vs rs'.B100 'cc vs rs'.D100:'cc vs rs'.D100 'cc vs rs'.D120:'cc vs rs'.D131 'cc vs rs'.H100:'cc vs rs'.H100 'cc vs rs'.H120:'cc vs rs'.H131 'cc vs rs'.J100:'cc vs rs'.J100 'cc vs rs'.J120:'cc vs rs'.J131" chart:data-source-has-labels="both" svg:x="1.372cm" svg:y="0.855cm" svg:width="10.339cm" svg:height="6.984cm">
          <chartooo:coordinate-region svg:x="1.993cm" svg:y="1.054cm" svg:width="9.438cm" svg:height="6.138cm"/>
          <chart:axis chart:dimension="x" chart:name="primary-x" chart:style-name="ch4" chartooo:axis-type="auto">
            <chart:title svg:x="5.994cm" svg:y="8.019cm" chart:style-name="ch5">
              <text:p>Cycles</text:p>
            </chart:title>
            <chart:categories table:cell-range-address="'cc vs rs'.B120:'cc vs rs'.B131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20:'cc vs rs'.B131" chart:label-cell-address="'cc vs rs'.B100:'cc vs rs'.B100" chart:class="chart:scatter">
            <chart:domain table:cell-range-address="'cc vs rs'.A120:'cc vs rs'.A131"/>
            <chart:data-point chart:repeated="12"/>
          </chart:series>
          <chart:series chart:style-name="ch10" chart:values-cell-range-address="'cc vs rs'.D120:'cc vs rs'.D131" chart:label-cell-address="'cc vs rs'.D100:'cc vs rs'.D100" chart:class="chart:scatter">
            <chart:domain table:cell-range-address="'cc vs rs'.C120:'cc vs rs'.C131"/>
            <chart:data-point chart:repeated="12"/>
          </chart:series>
          <chart:series chart:style-name="ch11" chart:values-cell-range-address="'cc vs rs'.H120:'cc vs rs'.H131" chart:label-cell-address="'cc vs rs'.H100:'cc vs rs'.H100" chart:class="chart:scatter">
            <chart:domain table:cell-range-address="'cc vs rs'.G120:'cc vs rs'.G131"/>
            <chart:data-point chart:repeated="12"/>
          </chart:series>
          <chart:series chart:style-name="ch12" chart:values-cell-range-address="'cc vs rs'.J120:'cc vs rs'.J131" chart:label-cell-address="'cc vs rs'.J100:'cc vs rs'.J100" chart:class="chart:scatter">
            <chart:domain table:cell-range-address="'cc vs rs'.I120:'cc vs rs'.I131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00:'cc vs rs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cc vs rs'.B120:'cc vs rs'.B131</svg:desc>
                </draw:g>
              </table:table-cell>
              <table:table-cell office:value-type="float" office:value="0">
                <text:p>0</text:p>
                <draw:g>
                  <svg:desc>'cc vs rs'.A120:'cc vs rs'.A131</svg:desc>
                </draw:g>
              </table:table-cell>
              <table:table-cell office:value-type="float" office:value="0">
                <text:p>0</text:p>
                <draw:g>
                  <svg:desc>'cc vs rs'.B120:'cc vs rs'.B131</svg:desc>
                </draw:g>
              </table:table-cell>
              <table:table-cell office:value-type="float" office:value="0">
                <text:p>0</text:p>
                <draw:g>
                  <svg:desc>'cc vs rs'.C120:'cc vs rs'.C131</svg:desc>
                </draw:g>
              </table:table-cell>
              <table:table-cell office:value-type="float" office:value="0">
                <text:p>0</text:p>
                <draw:g>
                  <svg:desc>'cc vs rs'.D120:'cc vs rs'.D131</svg:desc>
                </draw:g>
              </table:table-cell>
              <table:table-cell office:value-type="float" office:value="0">
                <text:p>0</text:p>
                <draw:g>
                  <svg:desc>'cc vs rs'.G120:'cc vs rs'.G131</svg:desc>
                </draw:g>
              </table:table-cell>
              <table:table-cell office:value-type="float" office:value="0">
                <text:p>0</text:p>
                <draw:g>
                  <svg:desc>'cc vs rs'.H120:'cc vs rs'.H131</svg:desc>
                </draw:g>
              </table:table-cell>
              <table:table-cell office:value-type="float" office:value="0">
                <text:p>0</text:p>
                <draw:g>
                  <svg:desc>'cc vs rs'.I120:'cc vs rs'.I131</svg:desc>
                </draw:g>
              </table:table-cell>
              <table:table-cell office:value-type="float" office:value="0">
                <text:p>0</text:p>
                <draw:g>
                  <svg:desc>'cc vs rs'.J120:'cc vs rs'.J131</svg:desc>
                </draw:g>
              </table:table-cell>
            </table:table-row>
            <table:table-row>
              <table:table-cell office:value-type="float" office:value="18.722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18.722">
                <text:p>18.722</text:p>
              </table:table-cell>
              <table:table-cell office:value-type="float" office:value="40">
                <text:p>40</text:p>
              </table:table-cell>
              <table:table-cell office:value-type="float" office:value="20.639">
                <text:p>20.639</text:p>
              </table:table-cell>
              <table:table-cell office:value-type="float" office:value="30">
                <text:p>30</text:p>
              </table:table-cell>
              <table:table-cell office:value-type="float" office:value="12.467">
                <text:p>12.467</text:p>
              </table:table-cell>
              <table:table-cell office:value-type="float" office:value="40">
                <text:p>40</text:p>
              </table:table-cell>
              <table:table-cell office:value-type="float" office:value="13.904">
                <text:p>13.904</text:p>
              </table:table-cell>
            </table:table-row>
            <table:table-row>
              <table:table-cell office:value-type="float" office:value="16.666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16.666">
                <text:p>16.666</text:p>
              </table:table-cell>
              <table:table-cell office:value-type="float" office:value="80">
                <text:p>80</text:p>
              </table:table-cell>
              <table:table-cell office:value-type="float" office:value="17.097">
                <text:p>17.097</text:p>
              </table:table-cell>
              <table:table-cell office:value-type="float" office:value="60">
                <text:p>60</text:p>
              </table:table-cell>
              <table:table-cell office:value-type="float" office:value="15.144">
                <text:p>15.144</text:p>
              </table:table-cell>
              <table:table-cell office:value-type="float" office:value="80">
                <text:p>80</text:p>
              </table:table-cell>
              <table:table-cell office:value-type="float" office:value="18.992">
                <text:p>18.992</text:p>
              </table:table-cell>
            </table:table-row>
            <table:table-row>
              <table:table-cell office:value-type="float" office:value="15.889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15.889">
                <text:p>15.889</text:p>
              </table:table-cell>
              <table:table-cell office:value-type="float" office:value="120">
                <text:p>120</text:p>
              </table:table-cell>
              <table:table-cell office:value-type="float" office:value="16.625">
                <text:p>16.625</text:p>
              </table:table-cell>
              <table:table-cell office:value-type="float" office:value="90">
                <text:p>90</text:p>
              </table:table-cell>
              <table:table-cell office:value-type="float" office:value="17.247">
                <text:p>17.247</text:p>
              </table:table-cell>
              <table:table-cell office:value-type="float" office:value="120">
                <text:p>120</text:p>
              </table:table-cell>
              <table:table-cell office:value-type="float" office:value="22.834">
                <text:p>22.834</text:p>
              </table:table-cell>
            </table:table-row>
            <table:table-row>
              <table:table-cell office:value-type="float" office:value="15.604">
                <text:p>20</text:p>
              </table:table-cell>
              <table:table-cell office:value-type="float" office:value="120">
                <text:p>120</text:p>
              </table:table-cell>
              <table:table-cell office:value-type="float" office:value="15.604">
                <text:p>15.604</text:p>
              </table:table-cell>
              <table:table-cell office:value-type="float" office:value="160">
                <text:p>160</text:p>
              </table:table-cell>
              <table:table-cell office:value-type="float" office:value="16.694">
                <text:p>16.694</text:p>
              </table:table-cell>
              <table:table-cell office:value-type="float" office:value="120">
                <text:p>120</text:p>
              </table:table-cell>
              <table:table-cell office:value-type="float" office:value="18.688">
                <text:p>18.688</text:p>
              </table:table-cell>
              <table:table-cell office:value-type="float" office:value="160">
                <text:p>160</text:p>
              </table:table-cell>
              <table:table-cell office:value-type="float" office:value="25.548">
                <text:p>25.548</text:p>
              </table:table-cell>
            </table:table-row>
            <table:table-row>
              <table:table-cell office:value-type="float" office:value="15.406">
                <text:p>20</text:p>
              </table:table-cell>
              <table:table-cell office:value-type="float" office:value="150">
                <text:p>150</text:p>
              </table:table-cell>
              <table:table-cell office:value-type="float" office:value="15.406">
                <text:p>15.406</text:p>
              </table:table-cell>
              <table:table-cell office:value-type="float" office:value="200">
                <text:p>200</text:p>
              </table:table-cell>
              <table:table-cell office:value-type="float" office:value="16.764">
                <text:p>16.764</text:p>
              </table:table-cell>
              <table:table-cell office:value-type="float" office:value="150">
                <text:p>150</text:p>
              </table:table-cell>
              <table:table-cell office:value-type="float" office:value="19.491">
                <text:p>19.491</text:p>
              </table:table-cell>
              <table:table-cell office:value-type="float" office:value="200">
                <text:p>200</text:p>
              </table:table-cell>
              <table:table-cell office:value-type="float" office:value="27.178">
                <text:p>27.178</text:p>
              </table:table-cell>
            </table:table-row>
            <table:table-row>
              <table:table-cell office:value-type="float" office:value="15.173">
                <text:p>20</text:p>
              </table:table-cell>
              <table:table-cell office:value-type="float" office:value="180">
                <text:p>180</text:p>
              </table:table-cell>
              <table:table-cell office:value-type="float" office:value="15.173">
                <text:p>15.173</text:p>
              </table:table-cell>
              <table:table-cell office:value-type="float" office:value="240">
                <text:p>240</text:p>
              </table:table-cell>
              <table:table-cell office:value-type="float" office:value="16.702">
                <text:p>16.702</text:p>
              </table:table-cell>
              <table:table-cell office:value-type="float" office:value="180">
                <text:p>180</text:p>
              </table:table-cell>
              <table:table-cell office:value-type="float" office:value="19.739">
                <text:p>19.739</text:p>
              </table:table-cell>
              <table:table-cell office:value-type="float" office:value="240">
                <text:p>240</text:p>
              </table:table-cell>
              <table:table-cell office:value-type="float" office:value="27.713">
                <text:p>27.713</text:p>
              </table:table-cell>
            </table:table-row>
            <table:table-row>
              <table:table-cell office:value-type="float" office:value="14.882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14.882">
                <text:p>14.882</text:p>
              </table:table-cell>
              <table:table-cell office:value-type="float" office:value="280">
                <text:p>280</text:p>
              </table:table-cell>
              <table:table-cell office:value-type="float" office:value="16.476">
                <text:p>16.476</text:p>
              </table:table-cell>
              <table:table-cell office:value-type="float" office:value="210">
                <text:p>210</text:p>
              </table:table-cell>
              <table:table-cell office:value-type="float" office:value="19.545">
                <text:p>19.545</text:p>
              </table:table-cell>
              <table:table-cell office:value-type="float" office:value="280">
                <text:p>280</text:p>
              </table:table-cell>
              <table:table-cell office:value-type="float" office:value="27.235">
                <text:p>27.235</text:p>
              </table:table-cell>
            </table:table-row>
            <table:table-row>
              <table:table-cell office:value-type="float" office:value="14.544">
                <text:p>10</text:p>
              </table:table-cell>
              <table:table-cell office:value-type="float" office:value="240">
                <text:p>240</text:p>
              </table:table-cell>
              <table:table-cell office:value-type="float" office:value="14.544">
                <text:p>14.544</text:p>
              </table:table-cell>
              <table:table-cell office:value-type="float" office:value="320">
                <text:p>320</text:p>
              </table:table-cell>
              <table:table-cell office:value-type="float" office:value="16.102">
                <text:p>16.102</text:p>
              </table:table-cell>
              <table:table-cell office:value-type="float" office:value="240">
                <text:p>240</text:p>
              </table:table-cell>
              <table:table-cell office:value-type="float" office:value="19.031">
                <text:p>19.031</text:p>
              </table:table-cell>
              <table:table-cell office:value-type="float" office:value="320">
                <text:p>320</text:p>
              </table:table-cell>
              <table:table-cell office:value-type="float" office:value="25.958">
                <text:p>25.958</text:p>
              </table:table-cell>
            </table:table-row>
            <table:table-row>
              <table:table-cell office:value-type="float" office:value="14.179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14.179">
                <text:p>14.179</text:p>
              </table:table-cell>
              <table:table-cell office:value-type="float" office:value="360">
                <text:p>360</text:p>
              </table:table-cell>
              <table:table-cell office:value-type="float" office:value="15.615">
                <text:p>15.615</text:p>
              </table:table-cell>
              <table:table-cell office:value-type="float" office:value="270">
                <text:p>270</text:p>
              </table:table-cell>
              <table:table-cell office:value-type="float" office:value="18.312">
                <text:p>18.312</text:p>
              </table:table-cell>
              <table:table-cell office:value-type="float" office:value="360">
                <text:p>360</text:p>
              </table:table-cell>
              <table:table-cell office:value-type="float" office:value="24.171">
                <text:p>24.171</text:p>
              </table:table-cell>
            </table:table-row>
            <table:table-row>
              <table:table-cell office:value-type="float" office:value="13.805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13.805">
                <text:p>13.805</text:p>
              </table:table-cell>
              <table:table-cell office:value-type="float" office:value="400">
                <text:p>400</text:p>
              </table:table-cell>
              <table:table-cell office:value-type="float" office:value="15.062">
                <text:p>15.062</text:p>
              </table:table-cell>
              <table:table-cell office:value-type="float" office:value="300">
                <text:p>300</text:p>
              </table:table-cell>
              <table:table-cell office:value-type="float" office:value="17.488">
                <text:p>17.488</text:p>
              </table:table-cell>
              <table:table-cell office:value-type="float" office:value="400">
                <text:p>400</text:p>
              </table:table-cell>
              <table:table-cell office:value-type="float" office:value="22.159">
                <text:p>22.159</text:p>
              </table:table-cell>
            </table:table-row>
            <table:table-row>
              <table:table-cell office:value-type="float" office:value="13.44">
                <text:p>10</text:p>
              </table:table-cell>
              <table:table-cell office:value-type="float" office:value="330">
                <text:p>330</text:p>
              </table:table-cell>
              <table:table-cell office:value-type="float" office:value="13.44">
                <text:p>13.44</text:p>
              </table:table-cell>
              <table:table-cell office:value-type="float" office:value="440">
                <text:p>440</text:p>
              </table:table-cell>
              <table:table-cell office:value-type="float" office:value="14.486">
                <text:p>14.486</text:p>
              </table:table-cell>
              <table:table-cell office:value-type="float" office:value="330">
                <text:p>330</text:p>
              </table:table-cell>
              <table:table-cell office:value-type="float" office:value="16.633">
                <text:p>16.633</text:p>
              </table:table-cell>
              <table:table-cell office:value-type="float" office:value="440">
                <text:p>440</text:p>
              </table:table-cell>
              <table:table-cell office:value-type="float" office:value="20.154">
                <text:p>20.15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300" chart:maximum="21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05cm" svg:height="9cm" xlink:href=".." xlink:type="simple" chart:class="chart:scatter" chart:style-name="ch1">
        <chart:legend chart:legend-position="end" svg:x="12.375cm" svg:y="3.454cm" style:legend-expansion="high" chart:style-name="ch2"/>
        <chart:plot-area chart:style-name="ch3" table:cell-range-address="'cc vs rs'.A100:'cc vs rs'.A114 'cc vs rs'.A136:'cc vs rs'.B152 'cc vs rs'.B100:'cc vs rs'.B100 'cc vs rs'.D100:'cc vs rs'.D100 'cc vs rs'.D136:'cc vs rs'.D146 'cc vs rs'.H135:'cc vs rs'.H153 'cc vs rs'.J100:'cc vs rs'.J100 'cc vs rs'.J136:'cc vs rs'.J146" chart:data-source-has-labels="both" svg:x="1.371cm" svg:y="0.855cm" svg:width="10.284cm" svg:height="6.984cm">
          <chartooo:coordinate-region svg:x="1.992cm" svg:y="1.054cm" svg:width="9.291cm" svg:height="6.138cm"/>
          <chart:axis chart:dimension="x" chart:name="primary-x" chart:style-name="ch4" chartooo:axis-type="auto">
            <chart:title svg:x="5.966cm" svg:y="8.019cm" chart:style-name="ch5">
              <text:p>Cycles</text:p>
            </chart:title>
            <chart:categories table:cell-range-address="'cc vs rs'.A100:'cc vs rs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36:'cc vs rs'.B152" chart:label-cell-address="'cc vs rs'.B100:'cc vs rs'.B100" chart:class="chart:scatter">
            <chart:domain table:cell-range-address="'cc vs rs'.A136:'cc vs rs'.A152"/>
            <chart:data-point chart:repeated="17"/>
          </chart:series>
          <chart:series chart:style-name="ch10" chart:values-cell-range-address="'cc vs rs'.D136:'cc vs rs'.D146" chart:label-cell-address="'cc vs rs'.D100:'cc vs rs'.D100" chart:class="chart:scatter">
            <chart:domain table:cell-range-address="'cc vs rs'.C136:'cc vs rs'.C146"/>
            <chart:data-point chart:repeated="11"/>
          </chart:series>
          <chart:series chart:style-name="ch11" chart:values-cell-range-address="'cc vs rs'.H136:'cc vs rs'.H153" chart:label-cell-address="'cc vs rs'.H135:'cc vs rs'.H135" chart:class="chart:scatter">
            <chart:domain table:cell-range-address="'cc vs rs'.G136:'cc vs rs'.G152"/>
            <chart:data-point chart:repeated="18"/>
          </chart:series>
          <chart:series chart:style-name="ch12" chart:values-cell-range-address="'cc vs rs'.J136:'cc vs rs'.J146" chart:label-cell-address="'cc vs rs'.J100:'cc vs rs'.J100" chart:class="chart:scatter">
            <chart:domain table:cell-range-address="'cc vs rs'.I136:'cc vs rs'.I146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35:'cc vs rs'.H135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rs'.A100:'cc vs rs'.A114</svg:desc>
                </draw:g>
              </table:table-cell>
              <table:table-cell office:value-type="float" office:value="0">
                <text:p>0</text:p>
                <draw:g>
                  <svg:desc>'cc vs rs'.A136:'cc vs rs'.A152</svg:desc>
                </draw:g>
              </table:table-cell>
              <table:table-cell office:value-type="float" office:value="0">
                <text:p>0</text:p>
                <draw:g>
                  <svg:desc>'cc vs rs'.B136:'cc vs rs'.B152</svg:desc>
                </draw:g>
              </table:table-cell>
              <table:table-cell office:value-type="float" office:value="0">
                <text:p>0</text:p>
                <draw:g>
                  <svg:desc>'cc vs rs'.C136:'cc vs rs'.C146</svg:desc>
                </draw:g>
              </table:table-cell>
              <table:table-cell office:value-type="float" office:value="0">
                <text:p>0</text:p>
                <draw:g>
                  <svg:desc>'cc vs rs'.D136:'cc vs rs'.D146</svg:desc>
                </draw:g>
              </table:table-cell>
              <table:table-cell office:value-type="float" office:value="0">
                <text:p>0</text:p>
                <draw:g>
                  <svg:desc>'cc vs rs'.G136:'cc vs rs'.G152</svg:desc>
                </draw:g>
              </table:table-cell>
              <table:table-cell office:value-type="float" office:value="0">
                <text:p>0</text:p>
                <draw:g>
                  <svg:desc>'cc vs rs'.H136:'cc vs rs'.H153</svg:desc>
                </draw:g>
              </table:table-cell>
              <table:table-cell office:value-type="float" office:value="0">
                <text:p>0</text:p>
                <draw:g>
                  <svg:desc>'cc vs rs'.I136:'cc vs rs'.I146</svg:desc>
                </draw:g>
              </table:table-cell>
              <table:table-cell office:value-type="float" office:value="0">
                <text:p>0</text:p>
                <draw:g>
                  <svg:desc>'cc vs rs'.J136:'cc vs rs'.J146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2.048">
                <text:p>12.048</text:p>
              </table:table-cell>
              <table:table-cell office:value-type="float" office:value="200">
                <text:p>200</text:p>
              </table:table-cell>
              <table:table-cell office:value-type="float" office:value="12.819">
                <text:p>12.819</text:p>
              </table:table-cell>
              <table:table-cell office:value-type="float" office:value="100">
                <text:p>100</text:p>
              </table:table-cell>
              <table:table-cell office:value-type="float" office:value="11.564">
                <text:p>11.564</text:p>
              </table:table-cell>
              <table:table-cell office:value-type="float" office:value="200">
                <text:p>200</text:p>
              </table:table-cell>
              <table:table-cell office:value-type="float" office:value="12.688">
                <text:p>12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2.449">
                <text:p>12.449</text:p>
              </table:table-cell>
              <table:table-cell office:value-type="float" office:value="400">
                <text:p>400</text:p>
              </table:table-cell>
              <table:table-cell office:value-type="float" office:value="14.387">
                <text:p>14.387</text:p>
              </table:table-cell>
              <table:table-cell office:value-type="float" office:value="200">
                <text:p>200</text:p>
              </table:table-cell>
              <table:table-cell office:value-type="float" office:value="12.648">
                <text:p>12.648</text:p>
              </table:table-cell>
              <table:table-cell office:value-type="float" office:value="400">
                <text:p>400</text:p>
              </table:table-cell>
              <table:table-cell office:value-type="float" office:value="15.575">
                <text:p>15.5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0">
                <text:p>300</text:p>
              </table:table-cell>
              <table:table-cell office:value-type="float" office:value="12.958">
                <text:p>12.958</text:p>
              </table:table-cell>
              <table:table-cell office:value-type="float" office:value="600">
                <text:p>600</text:p>
              </table:table-cell>
              <table:table-cell office:value-type="float" office:value="15.89">
                <text:p>15.89</text:p>
              </table:table-cell>
              <table:table-cell office:value-type="float" office:value="300">
                <text:p>300</text:p>
              </table:table-cell>
              <table:table-cell office:value-type="float" office:value="13.473">
                <text:p>13.473</text:p>
              </table:table-cell>
              <table:table-cell office:value-type="float" office:value="600">
                <text:p>600</text:p>
              </table:table-cell>
              <table:table-cell office:value-type="float" office:value="17.513">
                <text:p>17.5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3.386">
                <text:p>13.386</text:p>
              </table:table-cell>
              <table:table-cell office:value-type="float" office:value="800">
                <text:p>800</text:p>
              </table:table-cell>
              <table:table-cell office:value-type="float" office:value="16.806">
                <text:p>16.806</text:p>
              </table:table-cell>
              <table:table-cell office:value-type="float" office:value="400">
                <text:p>400</text:p>
              </table:table-cell>
              <table:table-cell office:value-type="float" office:value="14.034">
                <text:p>14.034</text:p>
              </table:table-cell>
              <table:table-cell office:value-type="float" office:value="800">
                <text:p>800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00">
                <text:p>500</text:p>
              </table:table-cell>
              <table:table-cell office:value-type="float" office:value="13.69">
                <text:p>13.69</text:p>
              </table:table-cell>
              <table:table-cell office:value-type="float" office:value="1000">
                <text:p>1000</text:p>
              </table:table-cell>
              <table:table-cell office:value-type="float" office:value="17.144">
                <text:p>17.144</text:p>
              </table:table-cell>
              <table:table-cell office:value-type="float" office:value="500">
                <text:p>500</text:p>
              </table:table-cell>
              <table:table-cell office:value-type="float" office:value="14.387">
                <text:p>14.387</text:p>
              </table:table-cell>
              <table:table-cell office:value-type="float" office:value="1000">
                <text:p>1000</text:p>
              </table:table-cell>
              <table:table-cell office:value-type="float" office:value="18.889">
                <text:p>18.8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00">
                <text:p>600</text:p>
              </table:table-cell>
              <table:table-cell office:value-type="float" office:value="13.875">
                <text:p>13.875</text:p>
              </table:table-cell>
              <table:table-cell office:value-type="float" office:value="1200">
                <text:p>1200</text:p>
              </table:table-cell>
              <table:table-cell office:value-type="float" office:value="17.054">
                <text:p>17.054</text:p>
              </table:table-cell>
              <table:table-cell office:value-type="float" office:value="600">
                <text:p>600</text:p>
              </table:table-cell>
              <table:table-cell office:value-type="float" office:value="14.583">
                <text:p>14.583</text:p>
              </table:table-cell>
              <table:table-cell office:value-type="float" office:value="1200">
                <text:p>1200</text:p>
              </table:table-cell>
              <table:table-cell office:value-type="float" office:value="18.713">
                <text:p>18.71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00">
                <text:p>700</text:p>
              </table:table-cell>
              <table:table-cell office:value-type="float" office:value="13.963">
                <text:p>13.963</text:p>
              </table:table-cell>
              <table:table-cell office:value-type="float" office:value="1400">
                <text:p>1400</text:p>
              </table:table-cell>
              <table:table-cell office:value-type="float" office:value="16.693">
                <text:p>16.693</text:p>
              </table:table-cell>
              <table:table-cell office:value-type="float" office:value="700">
                <text:p>700</text:p>
              </table:table-cell>
              <table:table-cell office:value-type="float" office:value="14.663">
                <text:p>14.663</text:p>
              </table:table-cell>
              <table:table-cell office:value-type="float" office:value="1400">
                <text:p>1400</text:p>
              </table:table-cell>
              <table:table-cell office:value-type="float" office:value="18.219">
                <text:p>18.21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00">
                <text:p>800</text:p>
              </table:table-cell>
              <table:table-cell office:value-type="float" office:value="13.977">
                <text:p>13.977</text:p>
              </table:table-cell>
              <table:table-cell office:value-type="float" office:value="1600">
                <text:p>1600</text:p>
              </table:table-cell>
              <table:table-cell office:value-type="float" office:value="16.181">
                <text:p>16.181</text:p>
              </table:table-cell>
              <table:table-cell office:value-type="float" office:value="800">
                <text:p>800</text:p>
              </table:table-cell>
              <table:table-cell office:value-type="float" office:value="14.656">
                <text:p>14.656</text:p>
              </table:table-cell>
              <table:table-cell office:value-type="float" office:value="1600">
                <text:p>1600</text:p>
              </table:table-cell>
              <table:table-cell office:value-type="float" office:value="17.551">
                <text:p>17.55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900">
                <text:p>900</text:p>
              </table:table-cell>
              <table:table-cell office:value-type="float" office:value="13.936">
                <text:p>13.936</text:p>
              </table:table-cell>
              <table:table-cell office:value-type="float" office:value="1800">
                <text:p>1800</text:p>
              </table:table-cell>
              <table:table-cell office:value-type="float" office:value="15.606">
                <text:p>15.606</text:p>
              </table:table-cell>
              <table:table-cell office:value-type="float" office:value="900">
                <text:p>900</text:p>
              </table:table-cell>
              <table:table-cell office:value-type="float" office:value="14.588">
                <text:p>14.588</text:p>
              </table:table-cell>
              <table:table-cell office:value-type="float" office:value="1800">
                <text:p>1800</text:p>
              </table:table-cell>
              <table:table-cell office:value-type="float" office:value="16.812">
                <text:p>16.81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00">
                <text:p>1000</text:p>
              </table:table-cell>
              <table:table-cell office:value-type="float" office:value="13.854">
                <text:p>13.854</text:p>
              </table:table-cell>
              <table:table-cell office:value-type="float" office:value="2000">
                <text:p>2000</text:p>
              </table:table-cell>
              <table:table-cell office:value-type="float" office:value="15.024">
                <text:p>15.024</text:p>
              </table:table-cell>
              <table:table-cell office:value-type="float" office:value="1000">
                <text:p>1000</text:p>
              </table:table-cell>
              <table:table-cell office:value-type="float" office:value="14.475">
                <text:p>14.475</text:p>
              </table:table-cell>
              <table:table-cell office:value-type="float" office:value="2000">
                <text:p>2000</text:p>
              </table:table-cell>
              <table:table-cell office:value-type="float" office:value="16.07">
                <text:p>16.0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00">
                <text:p>1100</text:p>
              </table:table-cell>
              <table:table-cell office:value-type="float" office:value="13.744">
                <text:p>13.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0">
                <text:p>1100</text:p>
              </table:table-cell>
              <table:table-cell office:value-type="float" office:value="14.331">
                <text:p>14.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00">
                <text:p>1200</text:p>
              </table:table-cell>
              <table:table-cell office:value-type="float" office:value="13.615">
                <text:p>13.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14.167">
                <text:p>14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300">
                <text:p>1300</text:p>
              </table:table-cell>
              <table:table-cell office:value-type="float" office:value="13.474">
                <text:p>13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0">
                <text:p>1300</text:p>
              </table:table-cell>
              <table:table-cell office:value-type="float" office:value="13.99">
                <text:p>1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400">
                <text:p>1400</text:p>
              </table:table-cell>
              <table:table-cell office:value-type="float" office:value="13.327">
                <text:p>13.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">
                <text:p>1400</text:p>
              </table:table-cell>
              <table:table-cell office:value-type="float" office:value="13.808">
                <text:p>13.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  <table:table-cell office:value-type="float" office:value="13.178">
                <text:p>13.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">
                <text:p>1500</text:p>
              </table:table-cell>
              <table:table-cell office:value-type="float" office:value="13.625">
                <text:p>13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0">
                <text:p>1600</text:p>
              </table:table-cell>
              <table:table-cell office:value-type="float" office:value="13.03">
                <text:p>1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0">
                <text:p>1600</text:p>
              </table:table-cell>
              <table:table-cell office:value-type="float" office:value="13.444">
                <text:p>13.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68:'cc vs rs'.E173 'cc vs rs'.A167:'cc vs rs'.E167 'cc vs rs'.G167:'cc vs rs'.G173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68:'cc vs rs'.A173"/>
          </chart:axis>
          <chart:axis chart:dimension="y" chart:name="primary-y" chart:style-name="ch5">
            <chart:title svg:x="7.574cm" svg:y="7.934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68:'cc vs rs'.B173" chart:label-cell-address="'cc vs rs'.B167:'cc vs rs'.B167" chart:class="chart:bar">
            <chart:data-point chart:repeated="6"/>
          </chart:series>
          <chart:series chart:style-name="ch9" chart:values-cell-range-address="'cc vs rs'.C168:'cc vs rs'.C173" chart:label-cell-address="'cc vs rs'.C167:'cc vs rs'.C167" chart:class="chart:bar">
            <chart:data-point chart:repeated="6"/>
          </chart:series>
          <chart:series chart:style-name="ch10" chart:values-cell-range-address="'cc vs rs'.D168:'cc vs rs'.D173" chart:label-cell-address="'cc vs rs'.D167:'cc vs rs'.D167" chart:class="chart:bar">
            <chart:data-point chart:repeated="6"/>
          </chart:series>
          <chart:series chart:style-name="ch11" chart:values-cell-range-address="'cc vs rs'.E168:'cc vs rs'.E173" chart:label-cell-address="'cc vs rs'.E167:'cc vs rs'.E167" chart:class="chart:bar">
            <chart:data-point chart:repeated="6"/>
          </chart:series>
          <chart:series chart:style-name="ch12" chart:values-cell-range-address="'cc vs rs'.G168:'cc vs rs'.G173" chart:label-cell-address="'cc vs rs'.G167:'cc vs rs'.G16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67:'cc vs rs'.B167</svg:desc>
                </draw:g>
              </table:table-cell>
              <table:table-cell office:value-type="string">
                <text:p>(C) No one left</text:p>
                <draw:g>
                  <svg:desc>'cc vs rs'.C167:'cc vs rs'.C167</svg:desc>
                </draw:g>
              </table:table-cell>
              <table:table-cell office:value-type="string">
                <text:p>(W) Writing</text:p>
                <draw:g>
                  <svg:desc>'cc vs rs'.D167:'cc vs rs'.D167</svg:desc>
                </draw:g>
              </table:table-cell>
              <table:table-cell office:value-type="string">
                <text:p>(B) One working</text:p>
                <draw:g>
                  <svg:desc>'cc vs rs'.E167:'cc vs rs'.E167</svg:desc>
                </draw:g>
              </table:table-cell>
              <table:table-cell office:value-type="string">
                <text:p>Overall</text:p>
                <draw:g>
                  <svg:desc>'cc vs rs'.G167:'cc vs rs'.G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68:'cc vs rs'.A173</svg:desc>
                </draw:g>
              </table:table-cell>
              <table:table-cell office:value-type="float" office:value="28.4">
                <text:p>28.4</text:p>
                <draw:g>
                  <svg:desc>'cc vs rs'.B168:'cc vs rs'.B173</svg:desc>
                </draw:g>
              </table:table-cell>
              <table:table-cell office:value-type="float" office:value="50.6">
                <text:p>50.6</text:p>
                <draw:g>
                  <svg:desc>'cc vs rs'.C168:'cc vs rs'.C173</svg:desc>
                </draw:g>
              </table:table-cell>
              <table:table-cell office:value-type="float" office:value="36.2">
                <text:p>36.2</text:p>
                <draw:g>
                  <svg:desc>'cc vs rs'.D168:'cc vs rs'.D173</svg:desc>
                </draw:g>
              </table:table-cell>
              <table:table-cell office:value-type="float" office:value="23.9">
                <text:p>23.9</text:p>
                <draw:g>
                  <svg:desc>'cc vs rs'.E168:'cc vs rs'.E173</svg:desc>
                </draw:g>
              </table:table-cell>
              <table:table-cell office:value-type="float" office:value="34.4">
                <text:p>34.4</text:p>
                <draw:g>
                  <svg:desc>'cc vs rs'.G168:'cc vs rs'.G173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2.1">
                <text:p>22.1</text:p>
              </table:table-cell>
              <table:table-cell office:value-type="float" office:value="16.4">
                <text:p>16.4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8">
                <text:p>14.8</text:p>
              </table:table-cell>
              <table:table-cell office:value-type="float" office:value="42.9">
                <text:p>42.9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48.2">
                <text:p>48.2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3.9">
                <text:p>13.9</text:p>
              </table:table-cell>
              <table:table-cell office:value-type="float" office:value="57.6">
                <text:p>57.6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77:'cc vs rs'.E182 'cc vs rs'.A176:'cc vs rs'.E176 'cc vs rs'.G176:'cc vs rs'.G182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77:'cc vs rs'.A182"/>
          </chart:axis>
          <chart:axis chart:dimension="y" chart:name="primary-y" chart:style-name="ch5">
            <chart:title svg:x="7.604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77:'cc vs rs'.B182" chart:label-cell-address="'cc vs rs'.B176:'cc vs rs'.B176" chart:class="chart:bar">
            <chart:data-point chart:repeated="6"/>
          </chart:series>
          <chart:series chart:style-name="ch9" chart:values-cell-range-address="'cc vs rs'.C177:'cc vs rs'.C182" chart:label-cell-address="'cc vs rs'.C176:'cc vs rs'.C176" chart:class="chart:bar">
            <chart:data-point chart:repeated="6"/>
          </chart:series>
          <chart:series chart:style-name="ch10" chart:values-cell-range-address="'cc vs rs'.D177:'cc vs rs'.D182" chart:label-cell-address="'cc vs rs'.D176:'cc vs rs'.D176" chart:class="chart:bar">
            <chart:data-point chart:repeated="6"/>
          </chart:series>
          <chart:series chart:style-name="ch11" chart:values-cell-range-address="'cc vs rs'.E177:'cc vs rs'.E182" chart:label-cell-address="'cc vs rs'.E176:'cc vs rs'.E176" chart:class="chart:bar">
            <chart:data-point chart:repeated="6"/>
          </chart:series>
          <chart:series chart:style-name="ch12" chart:values-cell-range-address="'cc vs rs'.G177:'cc vs rs'.G182" chart:label-cell-address="'cc vs rs'.G176:'cc vs rs'.G17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76:'cc vs rs'.B176</svg:desc>
                </draw:g>
              </table:table-cell>
              <table:table-cell office:value-type="string">
                <text:p>(C) No one left</text:p>
                <draw:g>
                  <svg:desc>'cc vs rs'.C176:'cc vs rs'.C176</svg:desc>
                </draw:g>
              </table:table-cell>
              <table:table-cell office:value-type="string">
                <text:p>(W) Writing</text:p>
                <draw:g>
                  <svg:desc>'cc vs rs'.D176:'cc vs rs'.D176</svg:desc>
                </draw:g>
              </table:table-cell>
              <table:table-cell office:value-type="string">
                <text:p>(B) One working</text:p>
                <draw:g>
                  <svg:desc>'cc vs rs'.E176:'cc vs rs'.E176</svg:desc>
                </draw:g>
              </table:table-cell>
              <table:table-cell office:value-type="string">
                <text:p>Overall</text:p>
                <draw:g>
                  <svg:desc>'cc vs rs'.G176:'cc vs rs'.G1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77:'cc vs rs'.A182</svg:desc>
                </draw:g>
              </table:table-cell>
              <table:table-cell office:value-type="float" office:value="28.3">
                <text:p>28.3</text:p>
                <draw:g>
                  <svg:desc>'cc vs rs'.B177:'cc vs rs'.B182</svg:desc>
                </draw:g>
              </table:table-cell>
              <table:table-cell office:value-type="float" office:value="50.6">
                <text:p>50.6</text:p>
                <draw:g>
                  <svg:desc>'cc vs rs'.C177:'cc vs rs'.C182</svg:desc>
                </draw:g>
              </table:table-cell>
              <table:table-cell office:value-type="float" office:value="35.6">
                <text:p>35.6</text:p>
                <draw:g>
                  <svg:desc>'cc vs rs'.D177:'cc vs rs'.D182</svg:desc>
                </draw:g>
              </table:table-cell>
              <table:table-cell office:value-type="float" office:value="25.8">
                <text:p>25.8</text:p>
                <draw:g>
                  <svg:desc>'cc vs rs'.E177:'cc vs rs'.E182</svg:desc>
                </draw:g>
              </table:table-cell>
              <table:table-cell office:value-type="float" office:value="30.6">
                <text:p>30.6</text:p>
                <draw:g>
                  <svg:desc>'cc vs rs'.G177:'cc vs rs'.G182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8.5">
                <text:p>28.5</text:p>
              </table:table-cell>
              <table:table-cell office:value-type="float" office:value="21.1">
                <text:p>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9">
                <text:p>21.9</text:p>
              </table:table-cell>
              <table:table-cell office:value-type="float" office:value="16.8">
                <text:p>16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6">
                <text:p>14.6</text:p>
              </table:table-cell>
              <table:table-cell office:value-type="float" office:value="20">
                <text:p>20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19.6">
                <text:p>19.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4.4">
                <text:p>14.4</text:p>
              </table:table-cell>
              <table:table-cell office:value-type="float" office:value="18.5">
                <text:p>18.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86:'cc vs rs'.E191 'cc vs rs'.A185:'cc vs rs'.E185 'cc vs rs'.G185:'cc vs rs'.G191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86:'cc vs rs'.A191"/>
          </chart:axis>
          <chart:axis chart:dimension="y" chart:name="primary-y" chart:style-name="ch5">
            <chart:title svg:x="7.662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86:'cc vs rs'.B191" chart:label-cell-address="'cc vs rs'.B185:'cc vs rs'.B185" chart:class="chart:bar">
            <chart:data-point chart:repeated="6"/>
          </chart:series>
          <chart:series chart:style-name="ch9" chart:values-cell-range-address="'cc vs rs'.C186:'cc vs rs'.C191" chart:label-cell-address="'cc vs rs'.C185:'cc vs rs'.C185" chart:class="chart:bar">
            <chart:data-point chart:repeated="6"/>
          </chart:series>
          <chart:series chart:style-name="ch10" chart:values-cell-range-address="'cc vs rs'.D186:'cc vs rs'.D191" chart:label-cell-address="'cc vs rs'.D185:'cc vs rs'.D185" chart:class="chart:bar">
            <chart:data-point chart:repeated="6"/>
          </chart:series>
          <chart:series chart:style-name="ch11" chart:values-cell-range-address="'cc vs rs'.E186:'cc vs rs'.E191" chart:label-cell-address="'cc vs rs'.E185:'cc vs rs'.E185" chart:class="chart:bar">
            <chart:data-point chart:repeated="6"/>
          </chart:series>
          <chart:series chart:style-name="ch12" chart:values-cell-range-address="'cc vs rs'.G186:'cc vs rs'.G191" chart:label-cell-address="'cc vs rs'.G185:'cc vs rs'.G18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85:'cc vs rs'.B185</svg:desc>
                </draw:g>
              </table:table-cell>
              <table:table-cell office:value-type="string">
                <text:p>(C) No one left</text:p>
                <draw:g>
                  <svg:desc>'cc vs rs'.C185:'cc vs rs'.C185</svg:desc>
                </draw:g>
              </table:table-cell>
              <table:table-cell office:value-type="string">
                <text:p>(W) Writing</text:p>
                <draw:g>
                  <svg:desc>'cc vs rs'.D185:'cc vs rs'.D185</svg:desc>
                </draw:g>
              </table:table-cell>
              <table:table-cell office:value-type="string">
                <text:p>(B) One working</text:p>
                <draw:g>
                  <svg:desc>'cc vs rs'.E185:'cc vs rs'.E185</svg:desc>
                </draw:g>
              </table:table-cell>
              <table:table-cell office:value-type="string">
                <text:p>Overall</text:p>
                <draw:g>
                  <svg:desc>'cc vs rs'.G185:'cc vs rs'.G1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86:'cc vs rs'.A191</svg:desc>
                </draw:g>
              </table:table-cell>
              <table:table-cell office:value-type="float" office:value="28">
                <text:p>28</text:p>
                <draw:g>
                  <svg:desc>'cc vs rs'.B186:'cc vs rs'.B191</svg:desc>
                </draw:g>
              </table:table-cell>
              <table:table-cell office:value-type="float" office:value="50.4">
                <text:p>50.4</text:p>
                <draw:g>
                  <svg:desc>'cc vs rs'.C186:'cc vs rs'.C191</svg:desc>
                </draw:g>
              </table:table-cell>
              <table:table-cell office:value-type="float" office:value="32">
                <text:p>32</text:p>
                <draw:g>
                  <svg:desc>'cc vs rs'.D186:'cc vs rs'.D191</svg:desc>
                </draw:g>
              </table:table-cell>
              <table:table-cell office:value-type="float" office:value="23.7">
                <text:p>23.7</text:p>
                <draw:g>
                  <svg:desc>'cc vs rs'.E186:'cc vs rs'.E191</svg:desc>
                </draw:g>
              </table:table-cell>
              <table:table-cell office:value-type="float" office:value="23.5">
                <text:p>23.5</text:p>
                <draw:g>
                  <svg:desc>'cc vs rs'.G186:'cc vs rs'.G19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4">
                <text:p>40.4</text:p>
              </table:table-cell>
              <table:table-cell office:value-type="float" office:value="26.6">
                <text:p>26.6</text:p>
              </table:table-cell>
              <table:table-cell office:value-type="float" office:value="19.8">
                <text:p>19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2">
                <text:p>21.2</text:p>
              </table:table-cell>
              <table:table-cell office:value-type="float" office:value="16.2">
                <text:p>16.2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5.6">
                <text:p>15.6</text:p>
              </table:table-cell>
              <table:table-cell office:value-type="float" office:value="22.3">
                <text:p>22.3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5.6">
                <text:p>15.6</text:p>
              </table:table-cell>
              <table:table-cell office:value-type="float" office:value="19.1">
                <text:p>19.1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5.6">
                <text:p>15.6</text:p>
              </table:table-cell>
              <table:table-cell office:value-type="float" office:value="16">
                <text:p>16</text:p>
              </table:table-cell>
              <table:table-cell office:value-type="float" office:value="14.6">
                <text:p>14.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600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50:'cc vs rs'.F56" chart:data-source-has-labels="both" svg:x="0.77cm" svg:y="0.855cm" svg:width="11.374cm" svg:height="6.984cm">
          <chartooo:coordinate-region svg:x="5.307cm" svg:y="0.855cm" svg:width="6.557cm" svg:height="6.337cm"/>
          <chart:axis chart:dimension="x" chart:name="primary-x" chart:style-name="ch4" chartooo:axis-type="auto">
            <chartooo:date-scale/>
            <chart:categories table:cell-range-address="'cc vs rs'.A51:'cc vs rs'.A56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cc vs rs'.B51:'cc vs rs'.B56" chart:label-cell-address="'cc vs rs'.B50:'cc vs rs'.B50" chart:class="chart:bar">
            <chart:data-point chart:repeated="6"/>
          </chart:series>
          <chart:series chart:style-name="ch9" chart:values-cell-range-address="'cc vs rs'.C51:'cc vs rs'.C56" chart:label-cell-address="'cc vs rs'.C50:'cc vs rs'.C50" chart:class="chart:bar">
            <chart:data-point chart:repeated="6"/>
          </chart:series>
          <chart:series chart:style-name="ch10" chart:values-cell-range-address="'cc vs rs'.D51:'cc vs rs'.D56" chart:label-cell-address="'cc vs rs'.D50:'cc vs rs'.D50" chart:class="chart:bar">
            <chart:data-point chart:repeated="6"/>
          </chart:series>
          <chart:series chart:style-name="ch11" chart:values-cell-range-address="'cc vs rs'.E51:'cc vs rs'.E56" chart:label-cell-address="'cc vs rs'.E50:'cc vs rs'.E50" chart:class="chart:bar">
            <chart:data-point chart:repeated="6"/>
          </chart:series>
          <chart:series chart:style-name="ch12" chart:values-cell-range-address="'cc vs rs'.F51:'cc vs rs'.F56" chart:label-cell-address="'cc vs rs'.F50:'cc vs rs'.F50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50:'cc vs rs'.B50</svg:desc>
                </draw:g>
              </table:table-cell>
              <table:table-cell office:value-type="string">
                <text:p>(B) One working</text:p>
                <draw:g>
                  <svg:desc>'cc vs rs'.C50:'cc vs rs'.C50</svg:desc>
                </draw:g>
              </table:table-cell>
              <table:table-cell office:value-type="string">
                <text:p>(W) Writing</text:p>
                <draw:g>
                  <svg:desc>'cc vs rs'.D50:'cc vs rs'.D50</svg:desc>
                </draw:g>
              </table:table-cell>
              <table:table-cell office:value-type="string">
                <text:p>(C) No one left</text:p>
                <draw:g>
                  <svg:desc>'cc vs rs'.E50:'cc vs rs'.E50</svg:desc>
                </draw:g>
              </table:table-cell>
              <table:table-cell office:value-type="string">
                <text:p>(D) One left</text:p>
                <draw:g>
                  <svg:desc>'cc vs rs'.F50:'cc vs rs'.F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51:'cc vs rs'.A56</svg:desc>
                </draw:g>
              </table:table-cell>
              <table:table-cell office:value-type="float" office:value="25">
                <text:p>25</text:p>
                <draw:g>
                  <svg:desc>'cc vs rs'.B51:'cc vs rs'.B56</svg:desc>
                </draw:g>
              </table:table-cell>
              <table:table-cell office:value-type="float" office:value="183.329">
                <text:p>183.329</text:p>
                <draw:g>
                  <svg:desc>'cc vs rs'.C51:'cc vs rs'.C56</svg:desc>
                </draw:g>
              </table:table-cell>
              <table:table-cell office:value-type="float" office:value="146.376">
                <text:p>146.376</text:p>
                <draw:g>
                  <svg:desc>'cc vs rs'.D51:'cc vs rs'.D56</svg:desc>
                </draw:g>
              </table:table-cell>
              <table:table-cell office:value-type="float" office:value="52.107">
                <text:p>52.107</text:p>
                <draw:g>
                  <svg:desc>'cc vs rs'.E51:'cc vs rs'.E56</svg:desc>
                </draw:g>
              </table:table-cell>
              <table:table-cell office:value-type="float" office:value="165.756">
                <text:p>165.756</text:p>
                <draw:g>
                  <svg:desc>'cc vs rs'.F51:'cc vs rs'.F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49.997">
                <text:p>149.997</text:p>
              </table:table-cell>
              <table:table-cell office:value-type="float" office:value="137.958">
                <text:p>137.958</text:p>
              </table:table-cell>
              <table:table-cell office:value-type="float" office:value="39.109">
                <text:p>39.109</text:p>
              </table:table-cell>
              <table:table-cell office:value-type="float" office:value="109.806">
                <text:p>109.80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99.998">
                <text:p>99.998</text:p>
              </table:table-cell>
              <table:table-cell office:value-type="float" office:value="124.998">
                <text:p>124.998</text:p>
              </table:table-cell>
              <table:table-cell office:value-type="float" office:value="26.829">
                <text:p>26.829</text:p>
              </table:table-cell>
              <table:table-cell office:value-type="float" office:value="50.038">
                <text:p>50.03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'cc vs rs'.A59:'cc vs rs'.D65" chart:data-source-has-labels="both" svg:x="0.77cm" svg:y="0.855cm" svg:width="11.639cm" svg:height="6.984cm">
          <chartooo:coordinate-region svg:x="5.307cm" svg:y="0.855cm" svg:width="6.822cm" svg:height="6.337cm"/>
          <chart:axis chart:dimension="x" chart:name="primary-x" chart:style-name="ch4" chartooo:axis-type="auto">
            <chartooo:date-scale/>
            <chart:categories table:cell-range-address="'cc vs rs'.A60:'cc vs rs'.A65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cc vs rs'.B60:'cc vs rs'.B65" chart:label-cell-address="'cc vs rs'.B59:'cc vs rs'.B59" chart:class="chart:bar">
            <chart:data-point chart:repeated="6"/>
          </chart:series>
          <chart:series chart:style-name="ch9" chart:values-cell-range-address="'cc vs rs'.C60:'cc vs rs'.C65" chart:label-cell-address="'cc vs rs'.C59:'cc vs rs'.C59" chart:class="chart:bar">
            <chart:data-point chart:repeated="6"/>
          </chart:series>
          <chart:series chart:style-name="ch10" chart:values-cell-range-address="'cc vs rs'.D60:'cc vs rs'.D65" chart:label-cell-address="'cc vs rs'.D59:'cc vs rs'.D5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B59:'cc vs rs'.B59</svg:desc>
                </draw:g>
              </table:table-cell>
              <table:table-cell office:value-type="string">
                <text:p>(C) No one left</text:p>
                <draw:g>
                  <svg:desc>'cc vs rs'.C59:'cc vs rs'.C59</svg:desc>
                </draw:g>
              </table:table-cell>
              <table:table-cell office:value-type="string">
                <text:p>(D) One left</text:p>
                <draw:g>
                  <svg:desc>'cc vs rs'.D59:'cc vs rs'.D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60:'cc vs rs'.A65</svg:desc>
                </draw:g>
              </table:table-cell>
              <table:table-cell office:value-type="float" office:value="105.054">
                <text:p>105.054</text:p>
                <draw:g>
                  <svg:desc>'cc vs rs'.B60:'cc vs rs'.B65</svg:desc>
                </draw:g>
              </table:table-cell>
              <table:table-cell office:value-type="float" office:value="46.41">
                <text:p>46.41</text:p>
                <draw:g>
                  <svg:desc>'cc vs rs'.C60:'cc vs rs'.C65</svg:desc>
                </draw:g>
              </table:table-cell>
              <table:table-cell office:value-type="float" office:value="161.945">
                <text:p>161.945</text:p>
                <draw:g>
                  <svg:desc>'cc vs rs'.D60:'cc vs rs'.D6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5.042">
                <text:p>105.042</text:p>
              </table:table-cell>
              <table:table-cell office:value-type="float" office:value="36.58">
                <text:p>36.58</text:p>
              </table:table-cell>
              <table:table-cell office:value-type="float" office:value="108.444">
                <text:p>108.44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104.502">
                <text:p>104.502</text:p>
              </table:table-cell>
              <table:table-cell office:value-type="float" office:value="26.849">
                <text:p>26.849</text:p>
              </table:table-cell>
              <table:table-cell office:value-type="float" office:value="50.018">
                <text:p>50.01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16.978">
                <text:p>116.978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15.384">
                <text:p>115.384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112.369">
                <text:p>112.369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82:'cc vs rs'.F88" chart:data-source-has-labels="both" svg:x="0.77cm" svg:y="0.855cm" svg:width="11.374cm" svg:height="6.984cm">
          <chartooo:coordinate-region svg:x="5.307cm" svg:y="0.855cm" svg:width="6.743cm" svg:height="6.337cm"/>
          <chart:axis chart:dimension="x" chart:name="primary-x" chart:style-name="ch4" chartooo:axis-type="auto">
            <chartooo:date-scale/>
            <chart:categories table:cell-range-address="'cc vs rs'.A83:'cc vs rs'.A88"/>
          </chart:axis>
          <chart:axis chart:dimension="y" chart:name="primary-y" chart:style-name="ch5">
            <chart:title svg:x="7.755cm" svg:y="8.048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83:'cc vs rs'.B88" chart:label-cell-address="'cc vs rs'.B82:'cc vs rs'.B82" chart:class="chart:bar">
            <chart:data-point chart:repeated="6"/>
          </chart:series>
          <chart:series chart:style-name="ch9" chart:values-cell-range-address="'cc vs rs'.C83:'cc vs rs'.C88" chart:label-cell-address="'cc vs rs'.C82:'cc vs rs'.C82" chart:class="chart:bar">
            <chart:data-point chart:repeated="6"/>
          </chart:series>
          <chart:series chart:style-name="ch10" chart:values-cell-range-address="'cc vs rs'.D83:'cc vs rs'.D88" chart:label-cell-address="'cc vs rs'.D82:'cc vs rs'.D82" chart:class="chart:bar">
            <chart:data-point chart:repeated="6"/>
          </chart:series>
          <chart:series chart:style-name="ch11" chart:values-cell-range-address="'cc vs rs'.E83:'cc vs rs'.E88" chart:label-cell-address="'cc vs rs'.E82:'cc vs rs'.E82" chart:class="chart:bar">
            <chart:data-point chart:repeated="6"/>
          </chart:series>
          <chart:series chart:style-name="ch12" chart:values-cell-range-address="'cc vs rs'.F83:'cc vs rs'.F88" chart:label-cell-address="'cc vs rs'.F82:'cc vs rs'.F8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82:'cc vs rs'.B82</svg:desc>
                </draw:g>
              </table:table-cell>
              <table:table-cell office:value-type="string">
                <text:p>(B) One working</text:p>
                <draw:g>
                  <svg:desc>'cc vs rs'.C82:'cc vs rs'.C82</svg:desc>
                </draw:g>
              </table:table-cell>
              <table:table-cell office:value-type="string">
                <text:p>(W) Writing</text:p>
                <draw:g>
                  <svg:desc>'cc vs rs'.D82:'cc vs rs'.D82</svg:desc>
                </draw:g>
              </table:table-cell>
              <table:table-cell office:value-type="string">
                <text:p>(C) No one left</text:p>
                <draw:g>
                  <svg:desc>'cc vs rs'.E82:'cc vs rs'.E82</svg:desc>
                </draw:g>
              </table:table-cell>
              <table:table-cell office:value-type="string">
                <text:p>(D) One left</text:p>
                <draw:g>
                  <svg:desc>'cc vs rs'.F82:'cc vs rs'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83:'cc vs rs'.A88</svg:desc>
                </draw:g>
              </table:table-cell>
              <table:table-cell office:value-type="float" office:value="0.11">
                <text:p>0.11</text:p>
                <draw:g>
                  <svg:desc>'cc vs rs'.B83:'cc vs rs'.B88</svg:desc>
                </draw:g>
              </table:table-cell>
              <table:table-cell office:value-type="float" office:value="1.891">
                <text:p>1.891</text:p>
                <draw:g>
                  <svg:desc>'cc vs rs'.C83:'cc vs rs'.C88</svg:desc>
                </draw:g>
              </table:table-cell>
              <table:table-cell office:value-type="float" office:value="2.087">
                <text:p>2.087</text:p>
                <draw:g>
                  <svg:desc>'cc vs rs'.D83:'cc vs rs'.D88</svg:desc>
                </draw:g>
              </table:table-cell>
              <table:table-cell office:value-type="float" office:value="1.054">
                <text:p>1.054</text:p>
                <draw:g>
                  <svg:desc>'cc vs rs'.E83:'cc vs rs'.E88</svg:desc>
                </draw:g>
              </table:table-cell>
              <table:table-cell office:value-type="float" office:value="1.877">
                <text:p>1.877</text:p>
                <draw:g>
                  <svg:desc>'cc vs rs'.F83:'cc vs rs'.F88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268">
                <text:p>1.268</text:p>
              </table:table-cell>
              <table:table-cell office:value-type="float" office:value="1.574">
                <text:p>1.574</text:p>
              </table:table-cell>
              <table:table-cell office:value-type="float" office:value="0.634">
                <text:p>0.634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73">
                <text:p>0.673</text:p>
              </table:table-cell>
              <table:table-cell office:value-type="float" office:value="1.094">
                <text:p>1.094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11">
                <text:p>0.11</text:p>
              </table:table-cell>
              <table:table-cell office:value-type="float" office:value="1.466">
                <text:p>1.466</text:p>
              </table:table-cell>
              <table:table-cell office:value-type="float" office:value="1.548">
                <text:p>1.548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178">
                <text:p>1.178</text:p>
              </table:table-cell>
              <table:table-cell office:value-type="float" office:value="1.189">
                <text:p>1.1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739">
                <text:p>0.739</text:p>
              </table:table-cell>
              <table:table-cell office:value-type="float" office:value="0.888">
                <text:p>0.888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'cc vs rs'.C91:'cc vs rs'.F97" chart:data-source-has-labels="both" svg:x="0.77cm" svg:y="0.855cm" svg:width="11.639cm" svg:height="6.984cm">
          <chartooo:coordinate-region svg:x="5.307cm" svg:y="0.855cm" svg:width="6.862cm" svg:height="6.337cm"/>
          <chart:axis chart:dimension="x" chart:name="primary-x" chart:style-name="ch4" chartooo:axis-type="auto">
            <chartooo:date-scale/>
            <chart:categories table:cell-range-address="'cc vs rs'.C92:'cc vs rs'.C97"/>
          </chart:axis>
          <chart:axis chart:dimension="y" chart:name="primary-y" chart:style-name="ch5">
            <chart:title svg:x="7.901cm" svg:y="8.105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D92:'cc vs rs'.D97" chart:label-cell-address="'cc vs rs'.D91:'cc vs rs'.D91" chart:class="chart:bar">
            <chart:data-point chart:repeated="6"/>
          </chart:series>
          <chart:series chart:style-name="ch9" chart:values-cell-range-address="'cc vs rs'.E92:'cc vs rs'.E97" chart:label-cell-address="'cc vs rs'.E91:'cc vs rs'.E91" chart:class="chart:bar">
            <chart:data-point chart:repeated="6"/>
          </chart:series>
          <chart:series chart:style-name="ch10" chart:values-cell-range-address="'cc vs rs'.F92:'cc vs rs'.F97" chart:label-cell-address="'cc vs rs'.F91:'cc vs rs'.F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D91:'cc vs rs'.D91</svg:desc>
                </draw:g>
              </table:table-cell>
              <table:table-cell office:value-type="string">
                <text:p>(C) No one left</text:p>
                <draw:g>
                  <svg:desc>'cc vs rs'.E91:'cc vs rs'.E91</svg:desc>
                </draw:g>
              </table:table-cell>
              <table:table-cell office:value-type="string">
                <text:p>(D) One left</text:p>
                <draw:g>
                  <svg:desc>'cc vs rs'.F91:'cc vs rs'.F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C92:'cc vs rs'.C97</svg:desc>
                </draw:g>
              </table:table-cell>
              <table:table-cell office:value-type="float" office:value="1.347">
                <text:p>1.347</text:p>
                <draw:g>
                  <svg:desc>'cc vs rs'.D92:'cc vs rs'.D97</svg:desc>
                </draw:g>
              </table:table-cell>
              <table:table-cell office:value-type="float" office:value="0.936">
                <text:p>0.936</text:p>
                <draw:g>
                  <svg:desc>'cc vs rs'.E92:'cc vs rs'.E97</svg:desc>
                </draw:g>
              </table:table-cell>
              <table:table-cell office:value-type="float" office:value="1.816">
                <text:p>1.816</text:p>
                <draw:g>
                  <svg:desc>'cc vs rs'.F92:'cc vs rs'.F9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.117">
                <text:p>1.117</text:p>
              </table:table-cell>
              <table:table-cell office:value-type="float" office:value="0.592">
                <text:p>0.592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887">
                <text:p>0.8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731">
                <text:p>0.731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719">
                <text:p>0.71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701">
                <text:p>0.701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600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51:'cc vs rs'.F56 'cc vs rs'.B50:'cc vs rs'.F50" chart:data-source-has-labels="both" svg:x="0.77cm" svg:y="0.855cm" svg:width="11.374cm" svg:height="6.984cm">
          <chartooo:coordinate-region svg:x="5.307cm" svg:y="0.855cm" svg:width="6.557cm" svg:height="6.337cm"/>
          <chart:axis chart:dimension="x" chart:name="primary-x" chart:style-name="ch4" chartooo:axis-type="auto">
            <chartooo:date-scale/>
            <chart:categories table:cell-range-address="'cc vs rs'.A51:'cc vs rs'.A56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cc vs rs'.B51:'cc vs rs'.B56" chart:label-cell-address="'cc vs rs'.B50:'cc vs rs'.B50" chart:class="chart:bar">
            <chart:data-point chart:repeated="6"/>
          </chart:series>
          <chart:series chart:style-name="ch9" chart:values-cell-range-address="'cc vs rs'.C51:'cc vs rs'.C56" chart:label-cell-address="'cc vs rs'.C50:'cc vs rs'.C50" chart:class="chart:bar">
            <chart:data-point chart:repeated="6"/>
          </chart:series>
          <chart:series chart:style-name="ch10" chart:values-cell-range-address="'cc vs rs'.D51:'cc vs rs'.D56" chart:label-cell-address="'cc vs rs'.D50:'cc vs rs'.D50" chart:class="chart:bar">
            <chart:data-point chart:repeated="6"/>
          </chart:series>
          <chart:series chart:style-name="ch11" chart:values-cell-range-address="'cc vs rs'.E51:'cc vs rs'.E56" chart:label-cell-address="'cc vs rs'.E50:'cc vs rs'.E50" chart:class="chart:bar">
            <chart:data-point chart:repeated="6"/>
          </chart:series>
          <chart:series chart:style-name="ch12" chart:values-cell-range-address="'cc vs rs'.F51:'cc vs rs'.F56" chart:label-cell-address="'cc vs rs'.F50:'cc vs rs'.F50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50:'cc vs rs'.B50</svg:desc>
                </draw:g>
              </table:table-cell>
              <table:table-cell office:value-type="string">
                <text:p>(B) One working</text:p>
                <draw:g>
                  <svg:desc>'cc vs rs'.C50:'cc vs rs'.C50</svg:desc>
                </draw:g>
              </table:table-cell>
              <table:table-cell office:value-type="string">
                <text:p>(W) Writing</text:p>
                <draw:g>
                  <svg:desc>'cc vs rs'.D50:'cc vs rs'.D50</svg:desc>
                </draw:g>
              </table:table-cell>
              <table:table-cell office:value-type="string">
                <text:p>(C) No one left</text:p>
                <draw:g>
                  <svg:desc>'cc vs rs'.E50:'cc vs rs'.E50</svg:desc>
                </draw:g>
              </table:table-cell>
              <table:table-cell office:value-type="string">
                <text:p>(D) One left</text:p>
                <draw:g>
                  <svg:desc>'cc vs rs'.F50:'cc vs rs'.F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51:'cc vs rs'.A56</svg:desc>
                </draw:g>
              </table:table-cell>
              <table:table-cell office:value-type="float" office:value="25">
                <text:p>25</text:p>
                <draw:g>
                  <svg:desc>'cc vs rs'.B51:'cc vs rs'.B56</svg:desc>
                </draw:g>
              </table:table-cell>
              <table:table-cell office:value-type="float" office:value="183.329">
                <text:p>183.329</text:p>
                <draw:g>
                  <svg:desc>'cc vs rs'.C51:'cc vs rs'.C56</svg:desc>
                </draw:g>
              </table:table-cell>
              <table:table-cell office:value-type="float" office:value="146.376">
                <text:p>146.376</text:p>
                <draw:g>
                  <svg:desc>'cc vs rs'.D51:'cc vs rs'.D56</svg:desc>
                </draw:g>
              </table:table-cell>
              <table:table-cell office:value-type="float" office:value="52.107">
                <text:p>52.107</text:p>
                <draw:g>
                  <svg:desc>'cc vs rs'.E51:'cc vs rs'.E56</svg:desc>
                </draw:g>
              </table:table-cell>
              <table:table-cell office:value-type="float" office:value="165.756">
                <text:p>165.756</text:p>
                <draw:g>
                  <svg:desc>'cc vs rs'.F51:'cc vs rs'.F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49.997">
                <text:p>149.997</text:p>
              </table:table-cell>
              <table:table-cell office:value-type="float" office:value="137.958">
                <text:p>137.958</text:p>
              </table:table-cell>
              <table:table-cell office:value-type="float" office:value="39.109">
                <text:p>39.109</text:p>
              </table:table-cell>
              <table:table-cell office:value-type="float" office:value="109.806">
                <text:p>109.80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99.998">
                <text:p>99.998</text:p>
              </table:table-cell>
              <table:table-cell office:value-type="float" office:value="124.998">
                <text:p>124.998</text:p>
              </table:table-cell>
              <table:table-cell office:value-type="float" office:value="26.829">
                <text:p>26.829</text:p>
              </table:table-cell>
              <table:table-cell office:value-type="float" office:value="50.038">
                <text:p>50.03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77:'cc vs rs'.E182 'cc vs rs'.A176:'cc vs rs'.E176 'cc vs rs'.G176:'cc vs rs'.G182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77:'cc vs rs'.A182"/>
          </chart:axis>
          <chart:axis chart:dimension="y" chart:name="primary-y" chart:style-name="ch5">
            <chart:title svg:x="7.604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77:'cc vs rs'.B182" chart:label-cell-address="'cc vs rs'.B176:'cc vs rs'.B176" chart:class="chart:bar">
            <chart:data-point chart:repeated="6"/>
          </chart:series>
          <chart:series chart:style-name="ch9" chart:values-cell-range-address="'cc vs rs'.C177:'cc vs rs'.C182" chart:label-cell-address="'cc vs rs'.C176:'cc vs rs'.C176" chart:class="chart:bar">
            <chart:data-point chart:repeated="6"/>
          </chart:series>
          <chart:series chart:style-name="ch10" chart:values-cell-range-address="'cc vs rs'.D177:'cc vs rs'.D182" chart:label-cell-address="'cc vs rs'.D176:'cc vs rs'.D176" chart:class="chart:bar">
            <chart:data-point chart:repeated="6"/>
          </chart:series>
          <chart:series chart:style-name="ch11" chart:values-cell-range-address="'cc vs rs'.E177:'cc vs rs'.E182" chart:label-cell-address="'cc vs rs'.E176:'cc vs rs'.E176" chart:class="chart:bar">
            <chart:data-point chart:repeated="6"/>
          </chart:series>
          <chart:series chart:style-name="ch12" chart:values-cell-range-address="'cc vs rs'.G177:'cc vs rs'.G182" chart:label-cell-address="'cc vs rs'.G176:'cc vs rs'.G17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76:'cc vs rs'.B176</svg:desc>
                </draw:g>
              </table:table-cell>
              <table:table-cell office:value-type="string">
                <text:p>(C) No one left</text:p>
                <draw:g>
                  <svg:desc>'cc vs rs'.C176:'cc vs rs'.C176</svg:desc>
                </draw:g>
              </table:table-cell>
              <table:table-cell office:value-type="string">
                <text:p>(W) Writing</text:p>
                <draw:g>
                  <svg:desc>'cc vs rs'.D176:'cc vs rs'.D176</svg:desc>
                </draw:g>
              </table:table-cell>
              <table:table-cell office:value-type="string">
                <text:p>(B) One working</text:p>
                <draw:g>
                  <svg:desc>'cc vs rs'.E176:'cc vs rs'.E176</svg:desc>
                </draw:g>
              </table:table-cell>
              <table:table-cell office:value-type="string">
                <text:p>Overall</text:p>
                <draw:g>
                  <svg:desc>'cc vs rs'.G176:'cc vs rs'.G1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77:'cc vs rs'.A182</svg:desc>
                </draw:g>
              </table:table-cell>
              <table:table-cell office:value-type="float" office:value="28.3">
                <text:p>28.3</text:p>
                <draw:g>
                  <svg:desc>'cc vs rs'.B177:'cc vs rs'.B182</svg:desc>
                </draw:g>
              </table:table-cell>
              <table:table-cell office:value-type="float" office:value="50.6">
                <text:p>50.6</text:p>
                <draw:g>
                  <svg:desc>'cc vs rs'.C177:'cc vs rs'.C182</svg:desc>
                </draw:g>
              </table:table-cell>
              <table:table-cell office:value-type="float" office:value="35.6">
                <text:p>35.6</text:p>
                <draw:g>
                  <svg:desc>'cc vs rs'.D177:'cc vs rs'.D182</svg:desc>
                </draw:g>
              </table:table-cell>
              <table:table-cell office:value-type="float" office:value="25.8">
                <text:p>25.8</text:p>
                <draw:g>
                  <svg:desc>'cc vs rs'.E177:'cc vs rs'.E182</svg:desc>
                </draw:g>
              </table:table-cell>
              <table:table-cell office:value-type="float" office:value="30.6">
                <text:p>30.6</text:p>
                <draw:g>
                  <svg:desc>'cc vs rs'.G177:'cc vs rs'.G182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8.5">
                <text:p>28.5</text:p>
              </table:table-cell>
              <table:table-cell office:value-type="float" office:value="21.1">
                <text:p>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9">
                <text:p>21.9</text:p>
              </table:table-cell>
              <table:table-cell office:value-type="float" office:value="16.8">
                <text:p>16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6">
                <text:p>14.6</text:p>
              </table:table-cell>
              <table:table-cell office:value-type="float" office:value="20">
                <text:p>20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19.6">
                <text:p>19.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4.4">
                <text:p>14.4</text:p>
              </table:table-cell>
              <table:table-cell office:value-type="float" office:value="18.5">
                <text:p>18.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86:'cc vs rs'.E191 'cc vs rs'.A185:'cc vs rs'.E185 'cc vs rs'.G185:'cc vs rs'.G191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86:'cc vs rs'.A191"/>
          </chart:axis>
          <chart:axis chart:dimension="y" chart:name="primary-y" chart:style-name="ch5">
            <chart:title svg:x="7.662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86:'cc vs rs'.B191" chart:label-cell-address="'cc vs rs'.B185:'cc vs rs'.B185" chart:class="chart:bar">
            <chart:data-point chart:repeated="6"/>
          </chart:series>
          <chart:series chart:style-name="ch9" chart:values-cell-range-address="'cc vs rs'.C186:'cc vs rs'.C191" chart:label-cell-address="'cc vs rs'.C185:'cc vs rs'.C185" chart:class="chart:bar">
            <chart:data-point chart:repeated="6"/>
          </chart:series>
          <chart:series chart:style-name="ch10" chart:values-cell-range-address="'cc vs rs'.D186:'cc vs rs'.D191" chart:label-cell-address="'cc vs rs'.D185:'cc vs rs'.D185" chart:class="chart:bar">
            <chart:data-point chart:repeated="6"/>
          </chart:series>
          <chart:series chart:style-name="ch11" chart:values-cell-range-address="'cc vs rs'.E186:'cc vs rs'.E191" chart:label-cell-address="'cc vs rs'.E185:'cc vs rs'.E185" chart:class="chart:bar">
            <chart:data-point chart:repeated="6"/>
          </chart:series>
          <chart:series chart:style-name="ch12" chart:values-cell-range-address="'cc vs rs'.G186:'cc vs rs'.G191" chart:label-cell-address="'cc vs rs'.G185:'cc vs rs'.G18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85:'cc vs rs'.B185</svg:desc>
                </draw:g>
              </table:table-cell>
              <table:table-cell office:value-type="string">
                <text:p>(C) No one left</text:p>
                <draw:g>
                  <svg:desc>'cc vs rs'.C185:'cc vs rs'.C185</svg:desc>
                </draw:g>
              </table:table-cell>
              <table:table-cell office:value-type="string">
                <text:p>(W) Writing</text:p>
                <draw:g>
                  <svg:desc>'cc vs rs'.D185:'cc vs rs'.D185</svg:desc>
                </draw:g>
              </table:table-cell>
              <table:table-cell office:value-type="string">
                <text:p>(B) One working</text:p>
                <draw:g>
                  <svg:desc>'cc vs rs'.E185:'cc vs rs'.E185</svg:desc>
                </draw:g>
              </table:table-cell>
              <table:table-cell office:value-type="string">
                <text:p>Overall</text:p>
                <draw:g>
                  <svg:desc>'cc vs rs'.G185:'cc vs rs'.G1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86:'cc vs rs'.A191</svg:desc>
                </draw:g>
              </table:table-cell>
              <table:table-cell office:value-type="float" office:value="28">
                <text:p>28</text:p>
                <draw:g>
                  <svg:desc>'cc vs rs'.B186:'cc vs rs'.B191</svg:desc>
                </draw:g>
              </table:table-cell>
              <table:table-cell office:value-type="float" office:value="50.4">
                <text:p>50.4</text:p>
                <draw:g>
                  <svg:desc>'cc vs rs'.C186:'cc vs rs'.C191</svg:desc>
                </draw:g>
              </table:table-cell>
              <table:table-cell office:value-type="float" office:value="32">
                <text:p>32</text:p>
                <draw:g>
                  <svg:desc>'cc vs rs'.D186:'cc vs rs'.D191</svg:desc>
                </draw:g>
              </table:table-cell>
              <table:table-cell office:value-type="float" office:value="23.7">
                <text:p>23.7</text:p>
                <draw:g>
                  <svg:desc>'cc vs rs'.E186:'cc vs rs'.E191</svg:desc>
                </draw:g>
              </table:table-cell>
              <table:table-cell office:value-type="float" office:value="23.5">
                <text:p>23.5</text:p>
                <draw:g>
                  <svg:desc>'cc vs rs'.G186:'cc vs rs'.G19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4">
                <text:p>40.4</text:p>
              </table:table-cell>
              <table:table-cell office:value-type="float" office:value="26.6">
                <text:p>26.6</text:p>
              </table:table-cell>
              <table:table-cell office:value-type="float" office:value="19.8">
                <text:p>19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2">
                <text:p>21.2</text:p>
              </table:table-cell>
              <table:table-cell office:value-type="float" office:value="16.2">
                <text:p>16.2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5.6">
                <text:p>15.6</text:p>
              </table:table-cell>
              <table:table-cell office:value-type="float" office:value="22.3">
                <text:p>22.3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5.6">
                <text:p>15.6</text:p>
              </table:table-cell>
              <table:table-cell office:value-type="float" office:value="19.1">
                <text:p>19.1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5.6">
                <text:p>15.6</text:p>
              </table:table-cell>
              <table:table-cell office:value-type="float" office:value="16">
                <text:p>16</text:p>
              </table:table-cell>
              <table:table-cell office:value-type="float" office:value="14.6">
                <text:p>14.6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8:'cc vs rs'.E10 'cc vs rs'.B7:'cc vs rs'.E7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56cm" svg:y="8.047cm" chart:style-name="ch5">
              <text:p>Thread count</text:p>
            </chart:title>
            <chart:categories table:cell-range-address="'cc vs rs'.A8:'cc vs rs'.A10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8:'cc vs rs'.B10" chart:label-cell-address="'cc vs rs'.B7:'cc vs rs'.B7" chart:class="chart:line">
            <chart:data-point chart:repeated="3"/>
          </chart:series>
          <chart:series chart:style-name="ch10" chart:values-cell-range-address="'cc vs rs'.C8:'cc vs rs'.C10" chart:label-cell-address="'cc vs rs'.C7:'cc vs rs'.C7" chart:class="chart:line">
            <chart:data-point chart:repeated="3"/>
          </chart:series>
          <chart:series chart:style-name="ch11" chart:values-cell-range-address="'cc vs rs'.D8:'cc vs rs'.D10" chart:label-cell-address="'cc vs rs'.D7:'cc vs rs'.D7" chart:class="chart:line">
            <chart:data-point chart:repeated="3"/>
          </chart:series>
          <chart:series chart:style-name="ch12" chart:values-cell-range-address="'cc vs rs'.E8:'cc vs rs'.E10" chart:label-cell-address="'cc vs rs'.E7:'cc vs rs'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7:'cc vs rs'.B7</svg:desc>
                </draw:g>
              </table:table-cell>
              <table:table-cell office:value-type="string">
                <text:p>(D-B) Ronny's Simple</text:p>
                <draw:g>
                  <svg:desc>'cc vs rs'.C7:'cc vs rs'.C7</svg:desc>
                </draw:g>
              </table:table-cell>
              <table:table-cell office:value-type="string">
                <text:p>(C-B) Central Counter</text:p>
                <draw:g>
                  <svg:desc>'cc vs rs'.D7:'cc vs rs'.D7</svg:desc>
                </draw:g>
              </table:table-cell>
              <table:table-cell office:value-type="string">
                <text:p>(C-B) Ronny's Simple</text:p>
                <draw:g>
                  <svg:desc>'cc vs rs'.E7:'cc vs rs'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8:'cc vs rs'.A10</svg:desc>
                </draw:g>
              </table:table-cell>
              <table:table-cell office:value-type="float" office:value="162.388">
                <text:p>162.388</text:p>
                <draw:g>
                  <svg:desc>'cc vs rs'.B8:'cc vs rs'.B10</svg:desc>
                </draw:g>
              </table:table-cell>
              <table:table-cell office:value-type="float" office:value="181.367">
                <text:p>181.367</text:p>
                <draw:g>
                  <svg:desc>'cc vs rs'.C8:'cc vs rs'.C10</svg:desc>
                </draw:g>
              </table:table-cell>
              <table:table-cell office:value-type="float" office:value="113.349">
                <text:p>113.349</text:p>
                <draw:g>
                  <svg:desc>'cc vs rs'.D8:'cc vs rs'.D10</svg:desc>
                </draw:g>
              </table:table-cell>
              <table:table-cell office:value-type="float" office:value="131.35">
                <text:p>131.35</text:p>
                <draw:g>
                  <svg:desc>'cc vs rs'.E8:'cc vs rs'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'cc vs rs'.A59:'cc vs rs'.D65" chart:data-source-has-labels="both" svg:x="0.77cm" svg:y="0.855cm" svg:width="11.639cm" svg:height="6.984cm">
          <chartooo:coordinate-region svg:x="5.307cm" svg:y="0.855cm" svg:width="6.822cm" svg:height="6.337cm"/>
          <chart:axis chart:dimension="x" chart:name="primary-x" chart:style-name="ch4" chartooo:axis-type="auto">
            <chartooo:date-scale/>
            <chart:categories table:cell-range-address="'cc vs rs'.A60:'cc vs rs'.A65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cc vs rs'.B60:'cc vs rs'.B65" chart:label-cell-address="'cc vs rs'.B59:'cc vs rs'.B59" chart:class="chart:bar">
            <chart:data-point chart:repeated="6"/>
          </chart:series>
          <chart:series chart:style-name="ch9" chart:values-cell-range-address="'cc vs rs'.C60:'cc vs rs'.C65" chart:label-cell-address="'cc vs rs'.C59:'cc vs rs'.C59" chart:class="chart:bar">
            <chart:data-point chart:repeated="6"/>
          </chart:series>
          <chart:series chart:style-name="ch10" chart:values-cell-range-address="'cc vs rs'.D60:'cc vs rs'.D65" chart:label-cell-address="'cc vs rs'.D59:'cc vs rs'.D5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B59:'cc vs rs'.B59</svg:desc>
                </draw:g>
              </table:table-cell>
              <table:table-cell office:value-type="string">
                <text:p>(C) No one left</text:p>
                <draw:g>
                  <svg:desc>'cc vs rs'.C59:'cc vs rs'.C59</svg:desc>
                </draw:g>
              </table:table-cell>
              <table:table-cell office:value-type="string">
                <text:p>(D) One left</text:p>
                <draw:g>
                  <svg:desc>'cc vs rs'.D59:'cc vs rs'.D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60:'cc vs rs'.A65</svg:desc>
                </draw:g>
              </table:table-cell>
              <table:table-cell office:value-type="float" office:value="105.054">
                <text:p>105.054</text:p>
                <draw:g>
                  <svg:desc>'cc vs rs'.B60:'cc vs rs'.B65</svg:desc>
                </draw:g>
              </table:table-cell>
              <table:table-cell office:value-type="float" office:value="46.41">
                <text:p>46.41</text:p>
                <draw:g>
                  <svg:desc>'cc vs rs'.C60:'cc vs rs'.C65</svg:desc>
                </draw:g>
              </table:table-cell>
              <table:table-cell office:value-type="float" office:value="161.945">
                <text:p>161.945</text:p>
                <draw:g>
                  <svg:desc>'cc vs rs'.D60:'cc vs rs'.D6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5.042">
                <text:p>105.042</text:p>
              </table:table-cell>
              <table:table-cell office:value-type="float" office:value="36.58">
                <text:p>36.58</text:p>
              </table:table-cell>
              <table:table-cell office:value-type="float" office:value="108.444">
                <text:p>108.44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104.502">
                <text:p>104.502</text:p>
              </table:table-cell>
              <table:table-cell office:value-type="float" office:value="26.849">
                <text:p>26.849</text:p>
              </table:table-cell>
              <table:table-cell office:value-type="float" office:value="50.018">
                <text:p>50.01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16.978">
                <text:p>116.978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15.384">
                <text:p>115.384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112.369">
                <text:p>112.369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13:'cc vs rs'.E15 'cc vs rs'.B12:'cc vs rs'.E12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697cm" svg:y="8.047cm" chart:style-name="ch5">
              <text:p>Thread count</text:p>
            </chart:title>
            <chart:categories table:cell-range-address="'cc vs rs'.A13:'cc vs rs'.A1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13:'cc vs rs'.B15" chart:label-cell-address="'cc vs rs'.B12:'cc vs rs'.B12" chart:class="chart:line">
            <chart:data-point chart:repeated="3"/>
          </chart:series>
          <chart:series chart:style-name="ch10" chart:values-cell-range-address="'cc vs rs'.C13:'cc vs rs'.C15" chart:label-cell-address="'cc vs rs'.C12:'cc vs rs'.C12" chart:class="chart:line">
            <chart:data-point chart:repeated="3"/>
          </chart:series>
          <chart:series chart:style-name="ch11" chart:values-cell-range-address="'cc vs rs'.D13:'cc vs rs'.D15" chart:label-cell-address="'cc vs rs'.D12:'cc vs rs'.D12" chart:class="chart:line">
            <chart:data-point chart:repeated="3"/>
          </chart:series>
          <chart:series chart:style-name="ch12" chart:values-cell-range-address="'cc vs rs'.E13:'cc vs rs'.E15" chart:label-cell-address="'cc vs rs'.E12:'cc vs rs'.E1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12:'cc vs rs'.B12</svg:desc>
                </draw:g>
              </table:table-cell>
              <table:table-cell office:value-type="string">
                <text:p>(D-B) Ronny's Simple</text:p>
                <draw:g>
                  <svg:desc>'cc vs rs'.C12:'cc vs rs'.C12</svg:desc>
                </draw:g>
              </table:table-cell>
              <table:table-cell office:value-type="string">
                <text:p>(C-B) Central Counter</text:p>
                <draw:g>
                  <svg:desc>'cc vs rs'.D12:'cc vs rs'.D12</svg:desc>
                </draw:g>
              </table:table-cell>
              <table:table-cell office:value-type="string">
                <text:p>(C-B) Ronny's Simple</text:p>
                <draw:g>
                  <svg:desc>'cc vs rs'.E12:'cc vs rs'.E1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13:'cc vs rs'.A15</svg:desc>
                </draw:g>
              </table:table-cell>
              <table:table-cell office:value-type="float" office:value="154.04">
                <text:p>154.04</text:p>
                <draw:g>
                  <svg:desc>'cc vs rs'.B13:'cc vs rs'.B15</svg:desc>
                </draw:g>
              </table:table-cell>
              <table:table-cell office:value-type="float" office:value="176.63">
                <text:p>176.63</text:p>
                <draw:g>
                  <svg:desc>'cc vs rs'.C13:'cc vs rs'.C15</svg:desc>
                </draw:g>
              </table:table-cell>
              <table:table-cell office:value-type="float" office:value="105.001">
                <text:p>105.001</text:p>
                <draw:g>
                  <svg:desc>'cc vs rs'.D13:'cc vs rs'.D15</svg:desc>
                </draw:g>
              </table:table-cell>
              <table:table-cell office:value-type="float" office:value="126.833">
                <text:p>126.833</text:p>
                <draw:g>
                  <svg:desc>'cc vs rs'.E13:'cc vs rs'.E1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9.061">
                <text:p>179.061</text:p>
              </table:table-cell>
              <table:table-cell office:value-type="float" office:value="242.352">
                <text:p>242.352</text:p>
              </table:table-cell>
              <table:table-cell office:value-type="float" office:value="105.022">
                <text:p>105.022</text:p>
              </table:table-cell>
              <table:table-cell office:value-type="float" office:value="135.159">
                <text:p>135.1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5.73">
                <text:p>195.73</text:p>
              </table:table-cell>
              <table:table-cell office:value-type="float" office:value="302.121">
                <text:p>302.121</text:p>
              </table:table-cell>
              <table:table-cell office:value-type="float" office:value="105.007">
                <text:p>105.007</text:p>
              </table:table-cell>
              <table:table-cell office:value-type="float" office:value="143.381">
                <text:p>143.3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33:'cc vs rs'.C39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34:'cc vs rs'.A39"/>
          </chart:axis>
          <chart:axis chart:dimension="y" chart:name="primary-y" chart:style-name="ch5">
            <chart:title svg:x="8.056cm" svg:y="8.16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34:'cc vs rs'.B39" chart:label-cell-address="'cc vs rs'.B33:'cc vs rs'.B33" chart:class="chart:bar">
            <chart:data-point chart:repeated="6"/>
          </chart:series>
          <chart:series chart:style-name="ch9" chart:values-cell-range-address="'cc vs rs'.C34:'cc vs rs'.C39" chart:label-cell-address="'cc vs rs'.C33:'cc vs rs'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33:'cc vs rs'.B33</svg:desc>
                </draw:g>
              </table:table-cell>
              <table:table-cell office:value-type="string">
                <text:p>Reading</text:p>
                <draw:g>
                  <svg:desc>'cc vs rs'.C33:'cc vs rs'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34:'cc vs rs'.A39</svg:desc>
                </draw:g>
              </table:table-cell>
              <table:table-cell office:value-type="float" office:value="0.903">
                <text:p>0.903</text:p>
                <draw:g>
                  <svg:desc>'cc vs rs'.B34:'cc vs rs'.B39</svg:desc>
                </draw:g>
              </table:table-cell>
              <table:table-cell office:value-type="float" office:value="0.097">
                <text:p>0.097</text:p>
                <draw:g>
                  <svg:desc>'cc vs rs'.C34:'cc vs rs'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17">
                <text:p>0.917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935">
                <text:p>0.935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55">
                <text:p>0.95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56">
                <text:p>0.956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57">
                <text:p>0.957</text:p>
              </table:table-cell>
              <table:table-cell office:value-type="float" office:value="0.043">
                <text:p>0.04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minimum="0.95" chart:origin="0" chart:interval-major="0.0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41:'cc vs rs'.C47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42:'cc vs rs'.A47"/>
          </chart:axis>
          <chart:axis chart:dimension="y" chart:name="primary-y" chart:style-name="ch5">
            <chart:title svg:x="8.04cm" svg:y="8.019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42:'cc vs rs'.B47" chart:label-cell-address="'cc vs rs'.B41:'cc vs rs'.B41" chart:class="chart:bar">
            <chart:data-point chart:repeated="6"/>
          </chart:series>
          <chart:series chart:style-name="ch9" chart:values-cell-range-address="'cc vs rs'.C42:'cc vs rs'.C47" chart:label-cell-address="'cc vs rs'.C41:'cc vs rs'.C4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41:'cc vs rs'.B41</svg:desc>
                </draw:g>
              </table:table-cell>
              <table:table-cell office:value-type="string">
                <text:p>Reading</text:p>
                <draw:g>
                  <svg:desc>'cc vs rs'.C41:'cc vs rs'.C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42:'cc vs rs'.A47</svg:desc>
                </draw:g>
              </table:table-cell>
              <table:table-cell office:value-type="float" office:value="0.989">
                <text:p>0.989</text:p>
                <draw:g>
                  <svg:desc>'cc vs rs'.B42:'cc vs rs'.B47</svg:desc>
                </draw:g>
              </table:table-cell>
              <table:table-cell office:value-type="float" office:value="0.011">
                <text:p>0.011</text:p>
                <draw:g>
                  <svg:desc>'cc vs rs'.C42:'cc vs rs'.C4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1">
                <text:p>0.99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Ronny's Simple 2 – Threads</text:p>
              </table:table-cell>
              <table:table-cell office:value-type="float" office:value="0.992">
                <text:p>0.99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73:'cc vs rs'.F79" chart:data-source-has-labels="both" svg:x="0.77cm" svg:y="0.855cm" svg:width="11.374cm" svg:height="6.984cm">
          <chartooo:coordinate-region svg:x="5.307cm" svg:y="0.855cm" svg:width="6.743cm" svg:height="6.337cm"/>
          <chart:axis chart:dimension="x" chart:name="primary-x" chart:style-name="ch4" chartooo:axis-type="auto">
            <chartooo:date-scale/>
            <chart:categories table:cell-range-address="'cc vs rs'.A74:'cc vs rs'.A79"/>
          </chart:axis>
          <chart:axis chart:dimension="y" chart:name="primary-y" chart:style-name="ch5">
            <chart:title svg:x="7.753cm" svg:y="8.048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74:'cc vs rs'.B79" chart:label-cell-address="'cc vs rs'.B73:'cc vs rs'.B73" chart:class="chart:bar">
            <chart:data-point chart:repeated="6"/>
          </chart:series>
          <chart:series chart:style-name="ch9" chart:values-cell-range-address="'cc vs rs'.C74:'cc vs rs'.C79" chart:label-cell-address="'cc vs rs'.C73:'cc vs rs'.C73" chart:class="chart:bar">
            <chart:data-point chart:repeated="6"/>
          </chart:series>
          <chart:series chart:style-name="ch10" chart:values-cell-range-address="'cc vs rs'.D74:'cc vs rs'.D79" chart:label-cell-address="'cc vs rs'.D73:'cc vs rs'.D73" chart:class="chart:bar">
            <chart:data-point chart:repeated="6"/>
          </chart:series>
          <chart:series chart:style-name="ch11" chart:values-cell-range-address="'cc vs rs'.E74:'cc vs rs'.E79" chart:label-cell-address="'cc vs rs'.E73:'cc vs rs'.E73" chart:class="chart:bar">
            <chart:data-point chart:repeated="6"/>
          </chart:series>
          <chart:series chart:style-name="ch12" chart:values-cell-range-address="'cc vs rs'.F74:'cc vs rs'.F79" chart:label-cell-address="'cc vs rs'.F73:'cc vs rs'.F7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73:'cc vs rs'.B73</svg:desc>
                </draw:g>
              </table:table-cell>
              <table:table-cell office:value-type="string">
                <text:p>(B) One working</text:p>
                <draw:g>
                  <svg:desc>'cc vs rs'.C73:'cc vs rs'.C73</svg:desc>
                </draw:g>
              </table:table-cell>
              <table:table-cell office:value-type="string">
                <text:p>(W) Writing</text:p>
                <draw:g>
                  <svg:desc>'cc vs rs'.D73:'cc vs rs'.D73</svg:desc>
                </draw:g>
              </table:table-cell>
              <table:table-cell office:value-type="string">
                <text:p>(C) No one left</text:p>
                <draw:g>
                  <svg:desc>'cc vs rs'.E73:'cc vs rs'.E73</svg:desc>
                </draw:g>
              </table:table-cell>
              <table:table-cell office:value-type="string">
                <text:p>(D) One left</text:p>
                <draw:g>
                  <svg:desc>'cc vs rs'.F73:'cc vs rs'.F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74:'cc vs rs'.A79</svg:desc>
                </draw:g>
              </table:table-cell>
              <table:table-cell office:value-type="float" office:value="0.011">
                <text:p>0.011</text:p>
                <draw:g>
                  <svg:desc>'cc vs rs'.B74:'cc vs rs'.B79</svg:desc>
                </draw:g>
              </table:table-cell>
              <table:table-cell office:value-type="float" office:value="0.175">
                <text:p>0.175</text:p>
                <draw:g>
                  <svg:desc>'cc vs rs'.C74:'cc vs rs'.C79</svg:desc>
                </draw:g>
              </table:table-cell>
              <table:table-cell office:value-type="float" office:value="2.865">
                <text:p>2.865</text:p>
                <draw:g>
                  <svg:desc>'cc vs rs'.D74:'cc vs rs'.D79</svg:desc>
                </draw:g>
              </table:table-cell>
              <table:table-cell office:value-type="float" office:value="1.101">
                <text:p>1.101</text:p>
                <draw:g>
                  <svg:desc>'cc vs rs'.E74:'cc vs rs'.E79</svg:desc>
                </draw:g>
              </table:table-cell>
              <table:table-cell office:value-type="float" office:value="1.895">
                <text:p>1.895</text:p>
                <draw:g>
                  <svg:desc>'cc vs rs'.F74:'cc vs rs'.F7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12">
                <text:p>0.12</text:p>
              </table:table-cell>
              <table:table-cell office:value-type="float" office:value="2.033">
                <text:p>2.033</text:p>
              </table:table-cell>
              <table:table-cell office:value-type="float" office:value="0.653">
                <text:p>0.653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065">
                <text:p>0.065</text:p>
              </table:table-cell>
              <table:table-cell office:value-type="float" office:value="1.287">
                <text:p>1.2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011">
                <text:p>0.011</text:p>
              </table:table-cell>
              <table:table-cell office:value-type="float" office:value="0.314">
                <text:p>0.314</text:p>
              </table:table-cell>
              <table:table-cell office:value-type="float" office:value="2.323">
                <text:p>2.323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289">
                <text:p>0.289</text:p>
              </table:table-cell>
              <table:table-cell office:value-type="float" office:value="1.689">
                <text:p>1.6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23">
                <text:p>0.23</text:p>
              </table:table-cell>
              <table:table-cell office:value-type="float" office:value="1.09">
                <text:p>1.09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3:'di vs rf'.E5 'di vs rf'.B2:'di vs rf'.E2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di vs rf'.A3:'di vs rf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3:'di vs rf'.B5" chart:label-cell-address="'di vs rf'.B2:'di vs rf'.B2" chart:class="chart:line">
            <chart:data-point chart:repeated="3"/>
          </chart:series>
          <chart:series chart:style-name="ch10" chart:values-cell-range-address="'di vs rf'.C3:'di vs rf'.C5" chart:label-cell-address="'di vs rf'.C2:'di vs rf'.C2" chart:class="chart:line">
            <chart:data-point chart:repeated="3"/>
          </chart:series>
          <chart:series chart:style-name="ch11" chart:values-cell-range-address="'di vs rf'.D3:'di vs rf'.D5" chart:label-cell-address="'di vs rf'.D2:'di vs rf'.D2" chart:class="chart:line">
            <chart:data-point chart:repeated="3"/>
          </chart:series>
          <chart:series chart:style-name="ch12" chart:values-cell-range-address="'di vs rf'.E3:'di vs rf'.E5" chart:label-cell-address="'di vs rf'.E2:'di vs rf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2:'di vs rf'.B2</svg:desc>
                </draw:g>
              </table:table-cell>
              <table:table-cell office:value-type="string">
                <text:p>(D-B) Ronny's Fancy</text:p>
                <draw:g>
                  <svg:desc>'di vs rf'.C2:'di vs rf'.C2</svg:desc>
                </draw:g>
              </table:table-cell>
              <table:table-cell office:value-type="string">
                <text:p>(C-B) Dissemination</text:p>
                <draw:g>
                  <svg:desc>'di vs rf'.D2:'di vs rf'.D2</svg:desc>
                </draw:g>
              </table:table-cell>
              <table:table-cell office:value-type="string">
                <text:p>(C-B) Ronny's Fancy</text:p>
                <draw:g>
                  <svg:desc>'di vs rf'.E2:'di vs rf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3:'di vs rf'.A5</svg:desc>
                </draw:g>
              </table:table-cell>
              <table:table-cell office:value-type="float" office:value="126.5">
                <text:p>126.5</text:p>
                <draw:g>
                  <svg:desc>'di vs rf'.B3:'di vs rf'.B5</svg:desc>
                </draw:g>
              </table:table-cell>
              <table:table-cell office:value-type="float" office:value="150.005">
                <text:p>150.005</text:p>
                <draw:g>
                  <svg:desc>'di vs rf'.C3:'di vs rf'.C5</svg:desc>
                </draw:g>
              </table:table-cell>
              <table:table-cell office:value-type="float" office:value="125.5">
                <text:p>125.5</text:p>
                <draw:g>
                  <svg:desc>'di vs rf'.D3:'di vs rf'.D5</svg:desc>
                </draw:g>
              </table:table-cell>
              <table:table-cell office:value-type="float" office:value="50.005">
                <text:p>50.005</text:p>
                <draw:g>
                  <svg:desc>'di vs rf'.E3:'di vs rf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03.897">
                <text:p>303.897</text:p>
              </table:table-cell>
              <table:table-cell office:value-type="float" office:value="219.27">
                <text:p>219.27</text:p>
              </table:table-cell>
              <table:table-cell office:value-type="float" office:value="203.381">
                <text:p>203.381</text:p>
              </table:table-cell>
              <table:table-cell office:value-type="float" office:value="60.68">
                <text:p>60.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0.908">
                <text:p>320.908</text:p>
              </table:table-cell>
              <table:table-cell office:value-type="float" office:value="267.384">
                <text:p>267.384</text:p>
              </table:table-cell>
              <table:table-cell office:value-type="float" office:value="211.129">
                <text:p>211.129</text:p>
              </table:table-cell>
              <table:table-cell office:value-type="float" office:value="66.477">
                <text:p>66.47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